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0ae38e" officeooo:paragraph-rsid="000ae38e" style:font-style-asian="italic" style:font-style-complex="italic"/>
    </style:style>
    <style:style style:name="P2" style:family="paragraph" style:parent-style-name="Footer">
      <style:text-properties officeooo:rsid="000d80f5" officeooo:paragraph-rsid="000d80f5"/>
    </style:style>
    <style:style style:name="P3" style:family="paragraph" style:parent-style-name="Standard">
      <style:paragraph-properties style:line-height-at-least="0.2811in"/>
      <style:text-properties fo:color="#4e5b61" style:font-name="Liberation Sans" fo:font-size="14pt" fo:font-weight="normal" fo:background-color="#fffff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95a5a6" style:font-name="Liberation Sans" fo:font-size="14pt" fo:font-style="normal" fo:font-weight="normal" officeooo:rsid="000ae38e" officeooo:paragraph-rsid="000ae38e" fo:background-color="#ffffff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start" style:justify-single-word="false"/>
      <style:text-properties fo:color="#95a5a6" style:font-name="Liberation Sans" fo:font-size="14pt" fo:font-style="normal" fo:font-weight="normal" officeooo:rsid="000c1afa" officeooo:paragraph-rsid="000c1afa" fo:background-color="#ffffff" style:font-size-asian="14pt" style:font-style-asian="normal" style:font-size-complex="14pt" style:font-style-complex="normal"/>
    </style:style>
    <style:style style:name="P6" style:family="paragraph" style:parent-style-name="Standard">
      <style:paragraph-properties style:line-height-at-least="0.2811in"/>
      <style:text-properties fo:color="#95a5a6" style:font-name="Liberation Sans" fo:font-size="14pt" fo:font-weight="normal" fo:background-color="#ffffff" style:font-size-asian="14pt" style:font-size-complex="14pt"/>
    </style:style>
    <style:style style:name="P7" style:family="paragraph" style:parent-style-name="Standard">
      <style:paragraph-properties style:line-height-at-least="0.2811in"/>
      <style:text-properties fo:color="#434f54" style:font-name="Liberation Sans" fo:font-size="14pt" fo:font-weight="normal" fo:background-color="#ffffff" style:font-size-asian="14pt" style:font-size-complex="14pt"/>
    </style:style>
    <style:style style:name="P8" style:family="paragraph" style:parent-style-name="Standard">
      <style:paragraph-properties style:line-height-at-least="0.2811in"/>
      <style:text-properties fo:color="#728e00" style:font-name="Liberation Sans" fo:font-size="14pt" fo:font-weight="normal" fo:background-color="#ffffff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4pt" fo:font-style="italic" officeooo:rsid="000ae38e" officeooo:paragraph-rsid="000ae38e" style:font-size-asian="14pt" style:font-style-asian="italic" style:font-size-complex="14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4pt" fo:font-style="italic" officeooo:rsid="000ae38e" officeooo:paragraph-rsid="000ae38e" style:font-size-asian="14pt" style:font-style-asian="italic" style:font-size-complex="14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4pt" fo:font-style="italic" officeooo:rsid="000c1afa" officeooo:paragraph-rsid="000c1afa" style:font-size-asian="14pt" style:font-style-asian="italic" style:font-size-complex="14pt" style:font-style-complex="italic"/>
    </style:style>
    <style:style style:name="P12" style:family="paragraph" style:parent-style-name="Standard">
      <style:paragraph-properties style:line-height-at-least="0.2811in"/>
      <style:text-properties style:font-name="Liberation Sans" fo:font-size="14pt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4pt" fo:font-style="normal" officeooo:rsid="000ae38e" officeooo:paragraph-rsid="000ae38e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4pt" fo:font-style="normal" officeooo:rsid="000c1afa" officeooo:paragraph-rsid="000c1afa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4pt" fo:font-style="italic" officeooo:rsid="000ae38e" officeooo:paragraph-rsid="000ae38e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margin-top="0in" fo:margin-bottom="0.1965in" loext:contextual-spacing="false" style:line-height-at-least="0.2811in"/>
      <style:text-properties fo:color="#4e5b61" style:font-name="Liberation Sans" fo:font-size="14pt" fo:font-weight="normal" fo:background-color="#ffffff" style:font-size-asian="14pt" style:font-size-complex="14pt"/>
    </style:style>
    <style:style style:name="P17" style:family="paragraph" style:parent-style-name="Standard">
      <style:paragraph-properties fo:margin-top="0in" fo:margin-bottom="0.1965in" loext:contextual-spacing="false" style:line-height-at-least="0.2811in"/>
      <style:text-properties style:font-name="Liberation Sans"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4pt" fo:font-style="normal" officeooo:rsid="000ae38e" officeooo:paragraph-rsid="000ae38e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4pt" fo:font-style="normal" officeooo:rsid="000ae38e" officeooo:paragraph-rsid="000ae38e" style:font-size-asian="14pt" style:font-style-asian="normal" style:font-size-complex="14pt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95a5a6" style:font-name="Liberation Sans" fo:font-size="14pt" fo:font-style="normal" fo:font-weight="normal" officeooo:rsid="000ae38e" officeooo:paragraph-rsid="000ae38e" fo:background-color="#ffffff" style:font-size-asian="14pt" style:font-style-asian="normal" style:font-size-complex="14pt" style:font-style-complex="normal"/>
    </style:style>
    <style:style style:name="P21" style:family="paragraph" style:parent-style-name="Header">
      <style:text-properties fo:font-style="italic" officeooo:rsid="000ae38e" officeooo:paragraph-rsid="000ae38e" style:font-style-asian="italic" style:font-style-complex="italic"/>
    </style:style>
    <style:style style:name="T1" style:family="text">
      <style:text-properties fo:color="#728e00"/>
    </style:style>
    <style:style style:name="T2" style:family="text">
      <style:text-properties fo:color="#005c5f"/>
    </style:style>
    <style:style style:name="T3" style:family="text">
      <style:text-properties fo:color="#00979d"/>
    </style:style>
    <style:style style:name="T4" style:family="text">
      <style:text-properties fo:color="#d35400"/>
    </style:style>
    <style:style style:name="T5" style:family="text">
      <style:text-properties fo:color="#434f54"/>
    </style:style>
    <style:style style:name="T6" style:family="text">
      <style:text-properties fo:color="#95a5a6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e70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bstract</text:p>
      <text:p text:style-name="P9"/>
      <text:p text:style-name="P10">The KIOT-7000 program is setup to program EEPROMs with serial terminal input. Other features include, support code added / not unit tested, include file EEPROM programming using location “/data/Keeprom1.txt” along with user interface function 4 from the serial terminal. An additional feature is &lt;&lt;run eeprom bank 1-3&gt;&gt;. New hardware features are 5 banks of EEPROM as:</text:p>
      <text:p text:style-name="P10"/>
      <text:p text:style-name="P15">1. EEPROM Bank 1 through 3 <text:s/>– Updated, Program, Copy</text:p>
      <text:p text:style-name="P15">2. EEPROM Banks 4 through 5 – Semi permanent app settings and last running conditions</text:p>
      <text:p text:style-name="P10"/>
      <text:p text:style-name="P9">FILE: kiot_7000_r5.ino</text:p>
      <text:p text:style-name="P9"/>
      <text:p text:style-name="P4">// KIOT - 7000 - r5</text:p>
      <text:p text:style-name="P6">// March 28, 2023</text:p>
      <text:p text:style-name="P6">// Starting to convert routine files to header files</text:p>
      <text:p text:style-name="P6">// --- First conversion oledTest3.h</text:p>
      <text:p text:style-name="P6">// ==========================================</text:p>
      <text:p text:style-name="P6">// KIOT - 7000 - r4</text:p>
      <text:p text:style-name="P6">// --- Update process1(), process2(), and process3()</text:p>
      <text:p text:style-name="P6">// KIOT - 7000 - r3</text:p>
      <text:p text:style-name="P6">// updated with Serial working </text:p>
      <text:p text:style-name="P6">// March 23, 2023</text:p>
      <text:p text:style-name="P6">// ===========================================================</text:p>
      <text:p text:style-name="P6">// KIOT - 7000 - r2</text:p>
      <text:p text:style-name="P6">// March 11. 2023</text:p>
      <text:p text:style-name="P6">// *** eeprom banks 1-3 verified on new board</text:p>
      <text:p text:style-name="P6">// *** OLED verified</text:p>
      <text:p text:style-name="P6">// *** serial UI verified</text:p>
      <text:p text:style-name="P6">// *** mc23017 verified</text:p>
      <text:p text:style-name="P6">//</text:p>
      <text:p text:style-name="P6">// Modified board using serial I/O UI</text:p>
      <text:p text:style-name="P6"><text:soft-page-break/>// adding third eeprom bank</text:p>
      <text:p text:style-name="P6">// need to setup microSd card and TFT display</text:p>
      <text:p text:style-name="P6">// ===========================================================</text:p>
      <text:p text:style-name="P6">// KIOT - 6000 r7</text:p>
      <text:p text:style-name="P6">// KB Control Works!</text:p>
      <text:p text:style-name="P6">// Bus Control</text:p>
      <text:p text:style-name="P6">// --- PA0 LED</text:p>
      <text:p text:style-name="P6">// --- PA1-PA3 Pb1, Pb2, and Pb3</text:p>
      <text:p text:style-name="P6">// --- PA4-PA7 Future Use Bus Control</text:p>
      <text:p text:style-name="P6">// --- PB0-PB7 Data I/O Bus</text:p>
      <text:p text:style-name="P6">//</text:p>
      <text:p text:style-name="P6">// Next tasks - TFT Display and microSD reader/writer</text:p>
      <text:p text:style-name="P6">// -----------------------------------------------------------</text:p>
      <text:p text:style-name="P6">// Switch control input mode to Serial terminal and status display</text:p>
      <text:p text:style-name="P6">// Works for test input to make UI</text:p>
      <text:p text:style-name="P6">// Use adafruit mc23107 PA0-7 for control bus</text:p>
      <text:p text:style-name="P6">// Use adafruit mc23017 PB0-7 for data I/O bus</text:p>
      <text:p text:style-name="P6">//</text:p>
      <text:p text:style-name="P6">// Next component TFT screen and microSD port</text:p>
      <text:p text:style-name="P6">// ----------------------------------------------------------------------</text:p>
      <text:p text:style-name="P6">// Need to review process for using 74165 shift register</text:p>
      <text:p text:style-name="P6">// first button gave value of 4</text:p>
      <text:p text:style-name="P6">// first and second button pressed gave value of 5</text:p>
      <text:p text:style-name="P6">// instead of 1 and 3</text:p>
      <text:p text:style-name="P6">// Added - int shiftIn2(...) to read 74165 chip uisng mcp pins</text:p>
      <text:p text:style-name="P6">// Need to test KB input</text:p>
      <text:p text:style-name="P6">// Compile tests - passed</text:p>
      <text:p text:style-name="P6">// =====================================================================</text:p>
      <text:p text:style-name="P6"><text:soft-page-break/>// KB polled test - passed</text:p>
      <text:p text:style-name="P6">// Next test - KB entry values</text:p>
      <text:p text:style-name="P6">// =====================================================================</text:p>
      <text:p text:style-name="P6">// Feb 22, 2023</text:p>
      <text:p text:style-name="P6">// Diana Kanecki, DM(ABD), MBA, ACS, Bio. Sci.</text:p>
      <text:p text:style-name="P6">// Added eeprom module and test code works!</text:p>
      <text:p text:style-name="P6">// Modules: OLED, Adafruite mc23017, eeprom modules</text:p>
      <text:p text:style-name="P6">// Last test: keyboard I/O</text:p>
      <text:p text:style-name="P6">// =====================================================================</text:p>
      <text:p text:style-name="P6">// KIOT-6000 eeprom programmer &amp; specical device control module</text:p>
      <text:p text:style-name="P6">// -- oled 128x32 i2c</text:p>
      <text:p text:style-name="P6">// -- adafruit mc23017 i2c</text:p>
      <text:p text:style-name="P6">// -- both banks eeprom works (remember only byte values)</text:p>
      <text:p text:style-name="P6">// to do </text:p>
      <text:p text:style-name="P6">// -- command button interface &amp; processing</text:p>
      <text:p text:style-name="P6">// -- TFT display port interface and processing</text:p>
      <text:p text:style-name="P6">// update from KIOT-5000, feb 22, 2023</text:p>
      <text:p text:style-name="P6">// (C) Diana Kanecki 2023, All Rights Reserved for KIOT-6000 coding</text:p>
      <text:p text:style-name="P6">/**************************************************************************</text:p>
      <text:p text:style-name="P6">This is an example for our Monochrome OLEDs based on SSD1306 drivers</text:p>
      <text:p text:style-name="P12"/>
      <text:p text:style-name="P6">Pick one up today in the adafruit shop!</text:p>
      <text:p text:style-name="P6">------&gt; http://www.adafruit.com/category/63_98</text:p>
      <text:p text:style-name="P12"/>
      <text:p text:style-name="P6">This example is for a 128x32 pixel display using I2C to communicate</text:p>
      <text:p text:style-name="P6">3 pins are required to interface (two I2C and one reset).</text:p>
      <text:p text:style-name="P12"><text:soft-page-break/></text:p>
      <text:p text:style-name="P6">Adafruit invests time and resources providing this open</text:p>
      <text:p text:style-name="P6">source code, please support Adafruit and open-source</text:p>
      <text:p text:style-name="P6">hardware by purchasing products from Adafruit!</text:p>
      <text:p text:style-name="P12"/>
      <text:p text:style-name="P6">Written by Limor Fried/Ladyada for Adafruit Industries,</text:p>
      <text:p text:style-name="P6">with contributions from the open source community.</text:p>
      <text:p text:style-name="P6">BSD license, check license.txt for more information</text:p>
      <text:p text:style-name="P6">All text above, and the splash screen below must be</text:p>
      <text:p text:style-name="P6">included in any redistribution.</text:p>
      <text:p text:style-name="P6">**************************************************************************/</text:p>
      <text:p text:style-name="P12"/>
      <text:p text:style-name="P3"><text:span text:style-name="T1">#include</text:span> <text:span text:style-name="T2">&lt;SPI.h&gt;</text:span></text:p>
      <text:p text:style-name="P3"><text:span text:style-name="T1">#include</text:span> <text:span text:style-name="T2">&lt;Wire.h&gt;</text:span></text:p>
      <text:p text:style-name="P3"><text:span text:style-name="T1">#include</text:span> <text:span text:style-name="T2">&lt;Adafruit_GFX.h&gt;</text:span></text:p>
      <text:p text:style-name="P3"><text:span text:style-name="T1">#include</text:span> <text:span text:style-name="T2">&lt;Adafruit_SSD1306.h&gt;</text:span></text:p>
      <text:p text:style-name="P6">// ok to include only the one needed</text:p>
      <text:p text:style-name="P6">// both included here to make things simple for example</text:p>
      <text:p text:style-name="P12"/>
      <text:p text:style-name="P3"><text:span text:style-name="T1">#include</text:span> <text:span text:style-name="T2">"oledTest3.h"</text:span></text:p>
      <text:p text:style-name="P3"><text:span text:style-name="T1">#include</text:span> <text:span text:style-name="T2">"eeprom1.h"</text:span></text:p>
      <text:p text:style-name="P3"><text:span text:style-name="T1">#include</text:span> <text:span text:style-name="T2">"mcp23017support1.h"</text:span></text:p>
      <text:p text:style-name="P3"><text:span text:style-name="T1">#include</text:span> <text:span text:style-name="T2">"Support8255-1.h"</text:span></text:p>
      <text:p text:style-name="P3"><text:span text:style-name="T1">#include</text:span> <text:span text:style-name="T2">"spiffsSupport1.h"</text:span></text:p>
      <text:p text:style-name="P12"/>
      <text:p text:style-name="P6">// ============================</text:p>
      <text:p text:style-name="P6">// KIOT-6000 section</text:p>
      <text:p text:style-name="P6">// ============================</text:p>
      <text:p text:style-name="P3"><text:span text:style-name="T3">int</text:span> count =<text:span text:style-name="T2">0</text:span>;</text:p>
      <text:p text:style-name="P3"><text:span text:style-name="T3">int</text:span> loopCount = <text:span text:style-name="T2">0</text:span>;</text:p>
      <text:p text:style-name="P6"><text:soft-page-break/>//#define CEPin 1 // PA1 on mc23017</text:p>
      <text:p text:style-name="P6">//#define QHPin 2 // PA2</text:p>
      <text:p text:style-name="P6">//#define ClkPin 3 // PA3</text:p>
      <text:p text:style-name="P6">//#define KbPin 4 // PA4</text:p>
      <text:p text:style-name="P17"/>
      <text:p text:style-name="P3"><text:span text:style-name="T3">void</text:span> <text:span text:style-name="T4">setup</text:span><text:span text:style-name="T5">()</text:span> <text:span text:style-name="T5">{</text:span></text:p>
      <text:p text:style-name="P3"><text:span text:style-name="T4">Serial</text:span>.<text:span text:style-name="T4">begin</text:span><text:span text:style-name="T5">(</text:span><text:span text:style-name="T2">9600</text:span><text:span text:style-name="T5">)</text:span>;</text:p>
      <text:p text:style-name="P12"/>
      <text:p text:style-name="P3"><text:span text:style-name="T4">setupMCP23017</text:span><text:span text:style-name="T5">()</text:span>;</text:p>
      <text:p text:style-name="P3"><text:span text:style-name="T4">setupEEPROM</text:span><text:span text:style-name="T5">()</text:span>;</text:p>
      <text:p text:style-name="P12"/>
      <text:p text:style-name="P6">// SSD1306_SWITCHCAPVCC = generate display voltage from 3.3V internally</text:p>
      <text:p text:style-name="P3"><text:span text:style-name="T1">if</text:span><text:span text:style-name="T5">(</text:span>!<text:span text:style-name="T4">display</text:span>.<text:span text:style-name="T4">begin</text:span><text:span text:style-name="T5">(</text:span>SSD1306_SWITCHCAPVCC, SCREEN_ADDRESS<text:span text:style-name="T5">))</text:span> <text:span text:style-name="T5">{</text:span></text:p>
      <text:p text:style-name="P3"><text:span text:style-name="T4">Serial</text:span>.<text:span text:style-name="T4">println</text:span><text:span text:style-name="T5">(</text:span><text:span text:style-name="T4">F</text:span><text:span text:style-name="T5">(</text:span><text:span text:style-name="T2">"SSD1306 allocation failed"</text:span><text:span text:style-name="T5">))</text:span>;</text:p>
      <text:p text:style-name="P3"><text:span text:style-name="T1">for</text:span><text:span text:style-name="T5">(</text:span>;;<text:span text:style-name="T5">)</text:span>;<text:span text:style-name="T6"> // Don't proceed, loop forever</text:span></text:p>
      <text:p text:style-name="P7">}</text:p>
      <text:p text:style-name="P12"/>
      <text:p text:style-name="P6">// Show initial display buffer contents on the screen --</text:p>
      <text:p text:style-name="P6">// the library initializes this with an Adafruit splash screen.</text:p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2000</text:span><text:span text:style-name="T5">)</text:span>;<text:span text:style-name="T6"> // Pause for 2 seconds</text:span></text:p>
      <text:p text:style-name="P12"/>
      <text:p text:style-name="P6">// Clear the buffer</text:p>
      <text:p text:style-name="P3"><text:span text:style-name="T4">display</text:span>.<text:span text:style-name="T4">clearDisplay</text:span><text:span text:style-name="T5">()</text:span>;</text:p>
      <text:p text:style-name="P12"/>
      <text:p text:style-name="P6">// Draw a single pixel in white</text:p>
      <text:p text:style-name="P3"><text:span text:style-name="T4">display</text:span>.<text:span text:style-name="T4">drawPixel</text:span><text:span text:style-name="T5">(</text:span><text:span text:style-name="T2">10</text:span>, <text:span text:style-name="T2">10</text:span>, SSD1306_WHITE<text:span text:style-name="T5">)</text:span>;</text:p>
      <text:p text:style-name="P12"/>
      <text:p text:style-name="P6">// Show the display buffer on the screen. You MUST call display() after</text:p>
      <text:p text:style-name="P6"><text:soft-page-break/>// drawing commands to make them visible on screen!</text:p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2000</text:span><text:span text:style-name="T5">)</text:span>;</text:p>
      <text:p text:style-name="P6">// display.display() is NOT necessary after every single drawing command,</text:p>
      <text:p text:style-name="P6">// unless that's what you want...rather, you can batch up a bunch of</text:p>
      <text:p text:style-name="P6">// drawing operations and then update the screen all at once by calling</text:p>
      <text:p text:style-name="P6">// display.display(). These examples demonstrate both approaches...</text:p>
      <text:p text:style-name="P12"/>
      <text:p text:style-name="P3"><text:span text:style-name="T4">testdrawline</text:span><text:span text:style-name="T5">()</text:span>;<text:span text:style-name="T6"> // Draw many lines</text:span></text:p>
      <text:p text:style-name="P12"/>
      <text:p text:style-name="P3"><text:span text:style-name="T4">testdrawrect</text:span><text:span text:style-name="T5">()</text:span>;<text:span text:style-name="T6"> // Draw rectangles (outlines)</text:span></text:p>
      <text:p text:style-name="P12"/>
      <text:p text:style-name="P3"><text:span text:style-name="T4">testfillrect</text:span><text:span text:style-name="T5">()</text:span>;<text:span text:style-name="T6"> // Draw rectangles (filled)</text:span></text:p>
      <text:p text:style-name="P12"/>
      <text:p text:style-name="P3"><text:span text:style-name="T4">testdrawcircle</text:span><text:span text:style-name="T5">()</text:span>;<text:span text:style-name="T6"> // Draw circles (outlines)</text:span></text:p>
      <text:p text:style-name="P12"/>
      <text:p text:style-name="P3"><text:span text:style-name="T4">testfillcircle</text:span><text:span text:style-name="T5">()</text:span>;<text:span text:style-name="T6"> // Draw circles (filled)</text:span></text:p>
      <text:p text:style-name="P12"/>
      <text:p text:style-name="P3"><text:span text:style-name="T4">testdrawroundrect</text:span><text:span text:style-name="T5">()</text:span>;<text:span text:style-name="T6"> // Draw rounded rectangles (outlines)</text:span></text:p>
      <text:p text:style-name="P12"/>
      <text:p text:style-name="P3"><text:span text:style-name="T4">testfillroundrect</text:span><text:span text:style-name="T5">()</text:span>;<text:span text:style-name="T6"> // Draw rounded rectangles (filled)</text:span></text:p>
      <text:p text:style-name="P12"/>
      <text:p text:style-name="P3"><text:span text:style-name="T4">testdrawtriangle</text:span><text:span text:style-name="T5">()</text:span>;<text:span text:style-name="T6"> // Draw triangles (outlines)</text:span></text:p>
      <text:p text:style-name="P12"/>
      <text:p text:style-name="P3"><text:span text:style-name="T4">testfilltriangle</text:span><text:span text:style-name="T5">()</text:span>;<text:span text:style-name="T6"> // Draw triangles (filled)</text:span></text:p>
      <text:p text:style-name="P12"/>
      <text:p text:style-name="P3"><text:span text:style-name="T4">testdrawchar</text:span><text:span text:style-name="T5">()</text:span>;<text:span text:style-name="T6"> // Draw characters of the default font</text:span></text:p>
      <text:p text:style-name="P12"/>
      <text:p text:style-name="P3"><text:span text:style-name="T4">testdrawstyles</text:span><text:span text:style-name="T5">()</text:span>;<text:span text:style-name="T6"> // Draw 'stylized' characters</text:span></text:p>
      <text:p text:style-name="P12"/>
      <text:p text:style-name="P3"><text:soft-page-break/><text:span text:style-name="T4">testscrolltext</text:span><text:span text:style-name="T5">()</text:span>;<text:span text:style-name="T6"> // Draw scrolling text</text:span></text:p>
      <text:p text:style-name="P12"/>
      <text:p text:style-name="P3"><text:span text:style-name="T4">testdrawbitmap</text:span><text:span text:style-name="T5">()</text:span>;<text:span text:style-name="T6"> // Draw a small bitmap image</text:span></text:p>
      <text:p text:style-name="P12"/>
      <text:p text:style-name="P6">// Invert and restore display, pausing in-between</text:p>
      <text:p text:style-name="P3"><text:span text:style-name="T4">display</text:span>.<text:span text:style-name="T4">invertDisplay</text:span><text:span text:style-name="T5">(</text:span><text:span text:style-name="T2">true</text:span><text:span text:style-name="T5">)</text:span>;</text:p>
      <text:p text:style-name="P3"><text:span text:style-name="T4">delay</text:span><text:span text:style-name="T5">(</text:span><text:span text:style-name="T2">1000</text:span><text:span text:style-name="T5">)</text:span>;</text:p>
      <text:p text:style-name="P3"><text:span text:style-name="T4">display</text:span>.<text:span text:style-name="T4">invertDisplay</text:span><text:span text:style-name="T5">(</text:span><text:span text:style-name="T2">false</text:span><text:span text:style-name="T5">)</text:span>;</text:p>
      <text:p text:style-name="P3"><text:span text:style-name="T4">delay</text:span><text:span text:style-name="T5">(</text:span><text:span text:style-name="T2">1000</text:span><text:span text:style-name="T5">)</text:span>;</text:p>
      <text:p text:style-name="P12"/>
      <text:p text:style-name="P6">//testanimate(logo_bmp, LOGO_WIDTH, LOGO_HEIGHT); // Animate bitmaps</text:p>
      <text:p text:style-name="P7">}</text:p>
      <text:p text:style-name="P16"><text:line-break/><text:line-break/><text:line-break/></text:p>
      <text:p text:style-name="P3"><text:span text:style-name="T3">int</text:span> <text:span text:style-name="T4">shiftIn2</text:span><text:span text:style-name="T5">(</text:span><text:span text:style-name="T3">int</text:span> <text:span text:style-name="T5">dataPin</text:span>, <text:span text:style-name="T3">int</text:span> <text:span text:style-name="T5">clkPin</text:span>, <text:span text:style-name="T3">int</text:span> <text:span text:style-name="T5">bitOrder){</text:span></text:p>
      <text:p text:style-name="P3"><text:span text:style-name="T3">int</text:span> value =<text:span text:style-name="T2">0</text:span>;</text:p>
      <text:p text:style-name="P3"><text:span text:style-name="T3">int</text:span> i;</text:p>
      <text:p text:style-name="P12"/>
      <text:p text:style-name="P3"><text:span text:style-name="T1">for</text:span> <text:span text:style-name="T5">(</text:span>i=<text:span text:style-name="T2">0</text:span>; i&lt;<text:span text:style-name="T2">8</text:span>; i++<text:span text:style-name="T5">){</text:span></text:p>
      <text:p text:style-name="P3"><text:span text:style-name="T4">mcp</text:span>.<text:span text:style-name="T4">digitalWrite</text:span><text:span text:style-name="T5">(</text:span>clkPin, HIGH<text:span text:style-name="T5">)</text:span>;</text:p>
      <text:p text:style-name="P3"><text:span text:style-name="T4">delay</text:span><text:span text:style-name="T5">(</text:span><text:span text:style-name="T2">500</text:span><text:span text:style-name="T5">)</text:span>;</text:p>
      <text:p text:style-name="P12"/>
      <text:p text:style-name="P3"><text:span text:style-name="T1">if</text:span> <text:span text:style-name="T5">(</text:span>bitOrder == LSBFIRST<text:span text:style-name="T5">)</text:span></text:p>
      <text:p text:style-name="P3">value |= <text:span text:style-name="T4">mcp</text:span>.<text:span text:style-name="T4">digitalRead</text:span><text:span text:style-name="T5">(</text:span>dataPin<text:span text:style-name="T5">)</text:span> &lt;&lt; i;</text:p>
      <text:p text:style-name="P8">else</text:p>
      <text:p text:style-name="P3">value |= <text:span text:style-name="T4">mcp</text:span>.<text:span text:style-name="T4">digitalRead</text:span><text:span text:style-name="T5">(</text:span>dataPin<text:span text:style-name="T5">)</text:span> &lt;&lt; <text:span text:style-name="T5">(</text:span><text:span text:style-name="T2">7</text:span>-i<text:span text:style-name="T5">)</text:span>;</text:p>
      <text:p text:style-name="P3"><text:span text:style-name="T4">mcp</text:span>.<text:span text:style-name="T4">digitalWrite</text:span><text:span text:style-name="T5">(</text:span>clkPin, LOW<text:span text:style-name="T5">)</text:span>;</text:p>
      <text:p text:style-name="P3"><text:soft-page-break/><text:span text:style-name="T4">delay</text:span><text:span text:style-name="T5">(</text:span><text:span text:style-name="T2">500</text:span><text:span text:style-name="T5">)</text:span>;</text:p>
      <text:p text:style-name="P7">}</text:p>
      <text:p text:style-name="P12"/>
      <text:p text:style-name="P3"><text:span text:style-name="T1">return</text:span> value;</text:p>
      <text:p text:style-name="P12"/>
      <text:p text:style-name="P7">}</text:p>
      <text:p text:style-name="P12"/>
      <text:p text:style-name="P3"><text:span text:style-name="T3">int</text:span> <text:span text:style-name="T4">sRdInt</text:span><text:span text:style-name="T5">(){</text:span></text:p>
      <text:p text:style-name="P12"/>
      <text:p text:style-name="P3"><text:span text:style-name="T3">bool</text:span> kbReady = <text:span text:style-name="T2">false</text:span>;</text:p>
      <text:p text:style-name="P3"><text:span text:style-name="T3">int</text:span> count = <text:span text:style-name="T2">0</text:span>;</text:p>
      <text:p text:style-name="P3"><text:span text:style-name="T3">int</text:span> val = 0x<text:span text:style-name="T2">FF</text:span>;</text:p>
      <text:p text:style-name="P3">String input1;</text:p>
      <text:p text:style-name="P12"/>
      <text:p text:style-name="P3"><text:span text:style-name="T1">while</text:span><text:span text:style-name="T5">(</text:span><text:span text:style-name="T4">Serial</text:span>.<text:span text:style-name="T4">available</text:span><text:span text:style-name="T5">()</text:span> == <text:span text:style-name="T2">0</text:span><text:span text:style-name="T5">){</text:span> <text:span text:style-name="T5">}</text:span></text:p>
      <text:p text:style-name="P3">input1=<text:span text:style-name="T4">Serial</text:span>.<text:span text:style-name="T4">readString</text:span><text:span text:style-name="T5">()</text:span>;</text:p>
      <text:p text:style-name="P3">val = <text:span text:style-name="T4">input1</text:span>.<text:span text:style-name="T4">toInt</text:span><text:span text:style-name="T5">()</text:span>;</text:p>
      <text:p text:style-name="P12"/>
      <text:p text:style-name="P3"><text:span text:style-name="T1">return</text:span> val;</text:p>
      <text:p text:style-name="P7">}</text:p>
      <text:p text:style-name="P12"/>
      <text:p text:style-name="P3"><text:span text:style-name="T3">void</text:span> <text:span text:style-name="T4">doProcess1</text:span><text:span text:style-name="T5">(){</text:span></text:p>
      <text:p text:style-name="P6">// Upload data to EEPROM bank 1-3</text:p>
      <text:p text:style-name="P6">// Updated March 27, 2023</text:p>
      <text:p text:style-name="P6">// (C) Diana Kanecki, 2026, All Rights Reserve</text:p>
      <text:p text:style-name="P12"/>
      <text:p text:style-name="P3"><text:span text:style-name="T3">int</text:span> bankID;</text:p>
      <text:p text:style-name="P3"><text:span text:style-name="T3">int</text:span> lineCode;</text:p>
      <text:p text:style-name="P3"><text:span text:style-name="T3">int</text:span> <text:span text:style-name="T4">val</text:span>[<text:span text:style-name="T2">9</text:span>];</text:p>
      <text:p text:style-name="P3"><text:span text:style-name="T3">int</text:span> startAddr;</text:p>
      <text:p text:style-name="P3"><text:soft-page-break/>String dataIn;</text:p>
      <text:p text:style-name="P3"><text:span text:style-name="T3">char</text:span> <text:span text:style-name="T4">dataBuf</text:span>[<text:span text:style-name="T2">256</text:span>];</text:p>
      <text:p text:style-name="P3"><text:span text:style-name="T3">int</text:span> dlen;</text:p>
      <text:p text:style-name="P12"/>
      <text:p text:style-name="P3"><text:span text:style-name="T4">Serial</text:span>.<text:span text:style-name="T4">println</text:span><text:span text:style-name="T5">(</text:span><text:span text:style-name="T2">" *** Process 1"</text:span><text:span text:style-name="T5">)</text:span>;</text:p>
      <text:p text:style-name="P3"><text:span text:style-name="T4">Serial</text:span>.<text:span text:style-name="T4">println</text:span><text:span text:style-name="T5">(</text:span><text:span text:style-name="T2">" --- UPLOAD Data to EEPROM Bank"</text:span><text:span text:style-name="T5">)</text:span>;</text:p>
      <text:p text:style-name="P3"><text:span text:style-name="T4">Serial</text:span>.<text:span text:style-name="T4">println</text:span><text:span text:style-name="T5">()</text:span>;</text:p>
      <text:p text:style-name="P3"><text:span text:style-name="T4">Serial</text:span>.<text:span text:style-name="T4">print</text:span><text:span text:style-name="T5">(</text:span><text:span text:style-name="T2">"Enter Bank ID?"</text:span><text:span text:style-name="T5">)</text:span>;</text:p>
      <text:p text:style-name="P3">bankID = <text:span text:style-name="T4">sRdInt</text:span><text:span text:style-name="T5">()</text:span>;</text:p>
      <text:p text:style-name="P3"><text:span text:style-name="T4">Serial</text:span>.<text:span text:style-name="T4">print</text:span><text:span text:style-name="T5">(</text:span><text:span text:style-name="T2">" Bank ID Entered (1-3):"</text:span><text:span text:style-name="T5">)</text:span>;</text:p>
      <text:p text:style-name="P3"><text:span text:style-name="T4">Serial</text:span>.<text:span text:style-name="T4">println</text:span><text:span text:style-name="T5">(</text:span>bankID<text:span text:style-name="T5">)</text:span>;</text:p>
      <text:p text:style-name="P12"/>
      <text:p text:style-name="P3"><text:span text:style-name="T4">Serial</text:span>.<text:span text:style-name="T4">print</text:span><text:span text:style-name="T5">(</text:span><text:span text:style-name="T2">"Enter staring address?"</text:span><text:span text:style-name="T5">)</text:span>;</text:p>
      <text:p text:style-name="P3">startAddr = <text:span text:style-name="T4">sRdInt</text:span><text:span text:style-name="T5">()</text:span>;</text:p>
      <text:p text:style-name="P3"><text:span text:style-name="T4">Serial</text:span>.<text:span text:style-name="T4">print</text:span><text:span text:style-name="T5">(</text:span><text:span text:style-name="T2">" Starting Address is:"</text:span><text:span text:style-name="T5">)</text:span>;</text:p>
      <text:p text:style-name="P3"><text:span text:style-name="T4">Serial</text:span>.<text:span text:style-name="T4">println</text:span><text:span text:style-name="T5">(</text:span>startAddr,HEX<text:span text:style-name="T5">)</text:span>;</text:p>
      <text:p text:style-name="P12"/>
      <text:p text:style-name="P3">lineCode =<text:span text:style-name="T2">0</text:span>;</text:p>
      <text:p text:style-name="P3"><text:span text:style-name="T1">while</text:span> <text:span text:style-name="T5">(</text:span>lineCode != <text:span text:style-name="T2">9999</text:span><text:span text:style-name="T5">){</text:span></text:p>
      <text:p text:style-name="P3"><text:span text:style-name="T4">Serial</text:span>.<text:span text:style-name="T4">print</text:span><text:span text:style-name="T5">(</text:span><text:span text:style-name="T2">"Enter Line Cmd?"</text:span><text:span text:style-name="T5">)</text:span>;</text:p>
      <text:p text:style-name="P3">lineCode = <text:span text:style-name="T4">sRdInt</text:span><text:span text:style-name="T5">()</text:span>;</text:p>
      <text:p text:style-name="P3"><text:span text:style-name="T4">Serial</text:span>.<text:span text:style-name="T4">print</text:span><text:span text:style-name="T5">(</text:span><text:span text:style-name="T2">" Line cmd is:"</text:span><text:span text:style-name="T5">)</text:span>;</text:p>
      <text:p text:style-name="P3"><text:span text:style-name="T4">Serial</text:span>.<text:span text:style-name="T4">println</text:span><text:span text:style-name="T5">(</text:span>lineCode<text:span text:style-name="T5">)</text:span>;</text:p>
      <text:p text:style-name="P12"/>
      <text:p text:style-name="P3"><text:span text:style-name="T1">switch</text:span><text:span text:style-name="T5">(</text:span>lineCode<text:span text:style-name="T5">){</text:span></text:p>
      <text:p text:style-name="P3"><text:span text:style-name="T1">case</text:span> <text:span text:style-name="T2">1</text:span>:<text:span text:style-name="T6"> // upload data</text:span></text:p>
      <text:p text:style-name="P3"><text:span text:style-name="T4">Serial</text:span>.<text:span text:style-name="T4">print</text:span><text:span text:style-name="T5">(</text:span>lineCode<text:span text:style-name="T5">)</text:span>;</text:p>
      <text:p text:style-name="P3"><text:span text:style-name="T4">Serial</text:span>.<text:span text:style-name="T4">print</text:span><text:span text:style-name="T5">(</text:span>startAddr,HEX<text:span text:style-name="T5">)</text:span>;</text:p>
      <text:p text:style-name="P3"><text:span text:style-name="T4">Serial</text:span>.<text:span text:style-name="T4">print</text:span><text:span text:style-name="T5">(</text:span><text:span text:style-name="T2">" &gt;"</text:span><text:span text:style-name="T5">)</text:span>;</text:p>
      <text:p text:style-name="P12"/>
      <text:p text:style-name="P3"><text:soft-page-break/><text:span text:style-name="T1">while</text:span> <text:span text:style-name="T5">(</text:span><text:span text:style-name="T4">Serial</text:span>.<text:span text:style-name="T4">available</text:span><text:span text:style-name="T5">()</text:span> == <text:span text:style-name="T2">0</text:span><text:span text:style-name="T5">)</text:span> <text:span text:style-name="T5">{}</text:span></text:p>
      <text:p text:style-name="P3">dataIn = <text:span text:style-name="T4">Serial</text:span>.<text:span text:style-name="T4">readString</text:span><text:span text:style-name="T5">()</text:span>;</text:p>
      <text:p text:style-name="P3"><text:span text:style-name="T4">Serial</text:span>.<text:span text:style-name="T4">println</text:span><text:span text:style-name="T5">(</text:span>dataIn<text:span text:style-name="T5">)</text:span>;</text:p>
      <text:p text:style-name="P12"/>
      <text:p text:style-name="P3"><text:span text:style-name="T4">dataIn</text:span>.<text:span text:style-name="T4">toCharArray</text:span><text:span text:style-name="T5">(</text:span>dataBuf,<text:span text:style-name="T4">dataIn</text:span>.<text:span text:style-name="T4">length</text:span><text:span text:style-name="T5">()</text:span>+<text:span text:style-name="T2">1</text:span><text:span text:style-name="T5">)</text:span>;</text:p>
      <text:p text:style-name="P3"><text:span text:style-name="T1">for</text:span> <text:span text:style-name="T5">(</text:span><text:span text:style-name="T3">int</text:span> k=<text:span text:style-name="T2">0</text:span>; k&lt;=<text:span text:style-name="T2">7</text:span>; k++<text:span text:style-name="T5">)</text:span></text:p>
      <text:p text:style-name="P3"><text:span text:style-name="T4">val</text:span>[k]=-<text:span text:style-name="T2">1</text:span>;</text:p>
      <text:p text:style-name="P12"/>
      <text:p text:style-name="P3"><text:span text:style-name="T4">sscanf</text:span><text:span text:style-name="T5">(</text:span>dataBuf,<text:span text:style-name="T2">"%d %d %d %d %d %d %d %d"</text:span>,</text:p>
      <text:p text:style-name="P3">&amp;<text:span text:style-name="T4">val</text:span>[<text:span text:style-name="T2">0</text:span>],&amp;<text:span text:style-name="T4">val</text:span>[<text:span text:style-name="T2">1</text:span>],&amp;<text:span text:style-name="T4">val</text:span>[<text:span text:style-name="T2">2</text:span>],&amp;<text:span text:style-name="T4">val</text:span>[<text:span text:style-name="T2">3</text:span>],</text:p>
      <text:p text:style-name="P3">&amp;<text:span text:style-name="T4">val</text:span>[<text:span text:style-name="T2">4</text:span>],&amp;<text:span text:style-name="T4">val</text:span>[<text:span text:style-name="T2">5</text:span>],&amp;<text:span text:style-name="T4">val</text:span>[<text:span text:style-name="T2">6</text:span>],&amp;<text:span text:style-name="T4">val</text:span>[<text:span text:style-name="T2">7</text:span>]<text:span text:style-name="T5">)</text:span>;</text:p>
      <text:p text:style-name="P12"/>
      <text:p text:style-name="P3"><text:span text:style-name="T4">Serial</text:span>.<text:span text:style-name="T4">println</text:span><text:span text:style-name="T5">(</text:span><text:span text:style-name="T2">"Data Entered"</text:span><text:span text:style-name="T5">)</text:span>;</text:p>
      <text:p text:style-name="P3"><text:span text:style-name="T1">for</text:span> <text:span text:style-name="T5">(</text:span><text:span text:style-name="T3">int</text:span> i=<text:span text:style-name="T2">0</text:span>; i&lt;=<text:span text:style-name="T2">7</text:span>; i++<text:span text:style-name="T5">){</text:span></text:p>
      <text:p text:style-name="P3"><text:span text:style-name="T4">Serial</text:span>.<text:span text:style-name="T4">print</text:span><text:span text:style-name="T5">(</text:span><text:span text:style-name="T4">val</text:span>[i]<text:span text:style-name="T5">)</text:span>;</text:p>
      <text:p text:style-name="P3"><text:span text:style-name="T4">Serial</text:span>.<text:span text:style-name="T4">print</text:span><text:span text:style-name="T5">(</text:span><text:span text:style-name="T2">" "</text:span><text:span text:style-name="T5">)</text:span>;</text:p>
      <text:p text:style-name="P7">}</text:p>
      <text:p text:style-name="P3"><text:span text:style-name="T4">Serial</text:span>.<text:span text:style-name="T4">println</text:span><text:span text:style-name="T5">()</text:span>;</text:p>
      <text:p text:style-name="P3"><text:span text:style-name="T4">Serial</text:span>.<text:span text:style-name="T4">println</text:span><text:span text:style-name="T5">()</text:span>;</text:p>
      <text:p text:style-name="P12"/>
      <text:p text:style-name="P3"><text:span text:style-name="T1">for</text:span> <text:span text:style-name="T5">(</text:span><text:span text:style-name="T3">int</text:span> k=<text:span text:style-name="T2">0</text:span>; k&lt;=<text:span text:style-name="T2">7</text:span>; k++<text:span text:style-name="T5">){</text:span></text:p>
      <text:p text:style-name="P3"><text:span text:style-name="T1">if</text:span> <text:span text:style-name="T5">(</text:span><text:span text:style-name="T4">val</text:span>[k]!=-<text:span text:style-name="T2">1</text:span><text:span text:style-name="T5">){</text:span></text:p>
      <text:p text:style-name="P3"><text:span text:style-name="T3">int</text:span> diskId = disk1 + <text:span text:style-name="T5">(</text:span>bankID-<text:span text:style-name="T2">1</text:span><text:span text:style-name="T5">)</text:span>;</text:p>
      <text:p text:style-name="P3"><text:span text:style-name="T4">writeEEPROM</text:span><text:span text:style-name="T5">(</text:span>diskId,startAddr,<text:span text:style-name="T4">val</text:span>[k]<text:span text:style-name="T5">)</text:span>;</text:p>
      <text:p text:style-name="P3">startAddr++;</text:p>
      <text:p text:style-name="P7">}</text:p>
      <text:p text:style-name="P7">}</text:p>
      <text:p text:style-name="P3"><text:span text:style-name="T1">break</text:span>;</text:p>
      <text:p text:style-name="P3"><text:span text:style-name="T1">case</text:span> <text:span text:style-name="T2">2</text:span>:<text:span text:style-name="T6"> // process comment</text:span></text:p>
      <text:p text:style-name="P3"><text:span text:style-name="T4">Serial</text:span>.<text:span text:style-name="T4">print</text:span><text:span text:style-name="T5">(</text:span><text:span text:style-name="T2">"2 &gt;"</text:span><text:span text:style-name="T5">)</text:span>;</text:p>
      <text:p text:style-name="P3"><text:soft-page-break/><text:span text:style-name="T1">while</text:span> <text:span text:style-name="T5">(</text:span><text:span text:style-name="T4">Serial</text:span>.<text:span text:style-name="T4">available</text:span><text:span text:style-name="T5">()</text:span> == <text:span text:style-name="T2">0</text:span><text:span text:style-name="T5">)</text:span> <text:span text:style-name="T5">{}</text:span></text:p>
      <text:p text:style-name="P3">dataIn = <text:span text:style-name="T4">Serial</text:span>.<text:span text:style-name="T4">readString</text:span><text:span text:style-name="T5">()</text:span>;</text:p>
      <text:p text:style-name="P3"><text:span text:style-name="T4">Serial</text:span>.<text:span text:style-name="T4">println</text:span><text:span text:style-name="T5">(</text:span>dataIn<text:span text:style-name="T5">)</text:span>;</text:p>
      <text:p text:style-name="P3"><text:span text:style-name="T1">break</text:span>;</text:p>
      <text:p text:style-name="P7">}</text:p>
      <text:p text:style-name="P7">}</text:p>
      <text:p text:style-name="P7">}</text:p>
      <text:p text:style-name="P12"/>
      <text:p text:style-name="P3"><text:span text:style-name="T3">void</text:span> <text:span text:style-name="T4">doProcess2</text:span><text:span text:style-name="T5">(){</text:span></text:p>
      <text:p text:style-name="P6">// copy data from one EEPROM bank to another</text:p>
      <text:p text:style-name="P6">// Started March 27, 2023</text:p>
      <text:p text:style-name="P6">// (C) Diana Kanecki, 2023, All Rights Reserved</text:p>
      <text:p text:style-name="P3"><text:span text:style-name="T4">Serial</text:span>.<text:span text:style-name="T4">println</text:span><text:span text:style-name="T5">(</text:span><text:span text:style-name="T2">" *** Copy One EEPROM to Another"</text:span><text:span text:style-name="T5">)</text:span>;</text:p>
      <text:p text:style-name="P12"/>
      <text:p text:style-name="P3"><text:span text:style-name="T3">int</text:span> bankID, bankID2;</text:p>
      <text:p text:style-name="P3"><text:span text:style-name="T3">int</text:span> startAddr, stopAddr;</text:p>
      <text:p text:style-name="P3">String inpLine;</text:p>
      <text:p text:style-name="P3"><text:span text:style-name="T3">char</text:span> <text:span text:style-name="T4">dataBuf</text:span>[<text:span text:style-name="T2">256</text:span>];</text:p>
      <text:p text:style-name="P3"><text:span text:style-name="T3">int</text:span> dataLen;</text:p>
      <text:p text:style-name="P3"><text:span text:style-name="T3">int</text:span> d1;</text:p>
      <text:p text:style-name="P3"><text:span text:style-name="T3">int</text:span> rdBank;</text:p>
      <text:p text:style-name="P3"><text:span text:style-name="T3">int</text:span> wrBank;</text:p>
      <text:p text:style-name="P12"/>
      <text:p text:style-name="P3"><text:span text:style-name="T4">Serial</text:span>.<text:span text:style-name="T4">print</text:span><text:span text:style-name="T5">(</text:span><text:span text:style-name="T2">"Enter Start Bank (1-3) &amp; Copy Bank (1-3)?"</text:span><text:span text:style-name="T5">)</text:span>;</text:p>
      <text:p text:style-name="P3">inpLine = <text:span text:style-name="T4">Serial</text:span>.<text:span text:style-name="T4">readString</text:span><text:span text:style-name="T5">()</text:span>;</text:p>
      <text:p text:style-name="P3"><text:span text:style-name="T4">inpLine</text:span>.<text:span text:style-name="T4">toCharArray</text:span><text:span text:style-name="T5">(</text:span>dataBuf,<text:span text:style-name="T4">inpLine</text:span>.<text:span text:style-name="T4">length</text:span><text:span text:style-name="T5">()</text:span>+<text:span text:style-name="T2">1</text:span><text:span text:style-name="T5">)</text:span>;</text:p>
      <text:p text:style-name="P3"><text:span text:style-name="T4">sscanf</text:span><text:span text:style-name="T5">(</text:span>dataBuf,<text:span text:style-name="T2">"%d %d"</text:span>, &amp;startAddr, &amp;stopAddr<text:span text:style-name="T5">)</text:span>;</text:p>
      <text:p text:style-name="P12"/>
      <text:p text:style-name="P3"><text:span text:style-name="T4">Serial</text:span>.<text:span text:style-name="T4">print</text:span><text:span text:style-name="T5">(</text:span><text:span text:style-name="T2">"start -&gt;"</text:span><text:span text:style-name="T5">)</text:span>;</text:p>
      <text:p text:style-name="P3"><text:span text:style-name="T4">Serial</text:span>.<text:span text:style-name="T4">print</text:span><text:span text:style-name="T5">(</text:span>startAddr,HEX<text:span text:style-name="T5">)</text:span>;</text:p>
      <text:p text:style-name="P3"><text:soft-page-break/><text:span text:style-name="T4">Serial</text:span>.<text:span text:style-name="T4">print</text:span><text:span text:style-name="T5">(</text:span><text:span text:style-name="T2">" stop-&gt;"</text:span><text:span text:style-name="T5">)</text:span>;</text:p>
      <text:p text:style-name="P3"><text:span text:style-name="T4">Serial</text:span>.<text:span text:style-name="T4">println</text:span><text:span text:style-name="T5">(</text:span>stopAddr,HEX<text:span text:style-name="T5">)</text:span>;</text:p>
      <text:p text:style-name="P12"/>
      <text:p text:style-name="P3"><text:span text:style-name="T1">for</text:span> <text:span text:style-name="T5">(</text:span><text:span text:style-name="T3">int</text:span> i=startAddr; i&lt;=stopAddr; i++<text:span text:style-name="T5">){</text:span></text:p>
      <text:p text:style-name="P3">rdBank = disk1 +<text:span text:style-name="T5">(</text:span>bankID-<text:span text:style-name="T2">1</text:span><text:span text:style-name="T5">)</text:span>;</text:p>
      <text:p text:style-name="P3">wrBank = disk1 +<text:span text:style-name="T5">(</text:span>bankID2-<text:span text:style-name="T2">1</text:span><text:span text:style-name="T5">)</text:span>;</text:p>
      <text:p text:style-name="P12"/>
      <text:p text:style-name="P3">d1= <text:span text:style-name="T4">readEEPROM</text:span><text:span text:style-name="T5">(</text:span>rdBank,i<text:span text:style-name="T5">)</text:span>;</text:p>
      <text:p text:style-name="P3"><text:span text:style-name="T4">writeEEPROM</text:span><text:span text:style-name="T5">(</text:span>wrBank,i,d1<text:span text:style-name="T5">)</text:span>;</text:p>
      <text:p text:style-name="P12"/>
      <text:p text:style-name="P3"><text:span text:style-name="T1">if</text:span> <text:span text:style-name="T5">(((</text:span>i-startAddr<text:span text:style-name="T5">)</text:span> % <text:span text:style-name="T2">1024</text:span><text:span text:style-name="T5">)</text:span> == <text:span text:style-name="T2">0</text:span><text:span text:style-name="T5">)</text:span> </text:p>
      <text:p text:style-name="P3"><text:span text:style-name="T4">Serial</text:span>.<text:span text:style-name="T4">print</text:span><text:span text:style-name="T5">(</text:span><text:span text:style-name="T2">"*"</text:span><text:span text:style-name="T5">)</text:span>; </text:p>
      <text:p text:style-name="P7">}</text:p>
      <text:p text:style-name="P3"><text:span text:style-name="T4">Serial</text:span>.<text:span text:style-name="T4">println</text:span><text:span text:style-name="T5">()</text:span>;</text:p>
      <text:p text:style-name="P3"><text:span text:style-name="T4">Serial</text:span>.<text:span text:style-name="T4">println</text:span><text:span text:style-name="T5">(</text:span><text:span text:style-name="T2">"*** Copy Completed ***"</text:span><text:span text:style-name="T5">)</text:span>;</text:p>
      <text:p text:style-name="P7">}</text:p>
      <text:p text:style-name="P12"/>
      <text:p text:style-name="P3"><text:span text:style-name="T3">void</text:span> <text:span text:style-name="T4">doProcess3</text:span><text:span text:style-name="T5">(){</text:span></text:p>
      <text:p text:style-name="P6">// Display EEPROM data in DDT format of CP/M</text:p>
      <text:p text:style-name="P6">// Started March 26, 2023</text:p>
      <text:p text:style-name="P6">// (C) 2023 Diana Kanecki, All Rights Reserved</text:p>
      <text:p text:style-name="P12"/>
      <text:p text:style-name="P3"><text:span text:style-name="T3">int</text:span> lineCode;</text:p>
      <text:p text:style-name="P3"><text:span text:style-name="T3">int</text:span> <text:span text:style-name="T4">data1</text:span>[<text:span text:style-name="T2">9</text:span>];</text:p>
      <text:p text:style-name="P3"><text:span text:style-name="T3">int</text:span> bankID;</text:p>
      <text:p text:style-name="P3"><text:span text:style-name="T3">int</text:span> rdBank;</text:p>
      <text:p text:style-name="P3"><text:span text:style-name="T3">int</text:span> <text:span text:style-name="T4">d1</text:span>[<text:span text:style-name="T2">9</text:span>];</text:p>
      <text:p text:style-name="P3">String inpLine;</text:p>
      <text:p text:style-name="P3"><text:span text:style-name="T3">char</text:span> <text:span text:style-name="T4">dataBuf</text:span>[<text:span text:style-name="T2">256</text:span>];</text:p>
      <text:p text:style-name="P3"><text:span text:style-name="T3">int</text:span> dataLen;</text:p>
      <text:p text:style-name="P3"><text:soft-page-break/><text:span text:style-name="T3">int</text:span> addr1;</text:p>
      <text:p text:style-name="P12"/>
      <text:p text:style-name="P3"><text:span text:style-name="T4">Serial</text:span>.<text:span text:style-name="T4">println</text:span><text:span text:style-name="T5">(</text:span><text:span text:style-name="T2">" *** Display EEPROM Data"</text:span><text:span text:style-name="T5">)</text:span>;</text:p>
      <text:p text:style-name="P3"><text:span text:style-name="T4">Serial</text:span>.<text:span text:style-name="T4">print</text:span><text:span text:style-name="T5">(</text:span><text:span text:style-name="T2">"Bank ID(1-3)?"</text:span><text:span text:style-name="T5">)</text:span>;</text:p>
      <text:p text:style-name="P3">inpLine = <text:span text:style-name="T4">Serial</text:span>.<text:span text:style-name="T4">readString</text:span><text:span text:style-name="T5">()</text:span>;</text:p>
      <text:p text:style-name="P3"><text:span text:style-name="T4">inpLine</text:span>.<text:span text:style-name="T4">toCharArray</text:span><text:span text:style-name="T5">(</text:span>dataBuf,<text:span text:style-name="T4">inpLine</text:span>.<text:span text:style-name="T4">length</text:span><text:span text:style-name="T5">()</text:span>+<text:span text:style-name="T2">1</text:span><text:span text:style-name="T5">)</text:span>;</text:p>
      <text:p text:style-name="P12"/>
      <text:p text:style-name="P3"><text:span text:style-name="T4">sscanf</text:span><text:span text:style-name="T5">(</text:span>dataBuf,<text:span text:style-name="T2">"%d"</text:span>, &amp;bankID<text:span text:style-name="T5">)</text:span>;</text:p>
      <text:p text:style-name="P3">rdBank = disk1 + <text:span text:style-name="T5">(</text:span>bankID-<text:span text:style-name="T2">1</text:span><text:span text:style-name="T5">)</text:span>;</text:p>
      <text:p text:style-name="P12"/>
      <text:p text:style-name="P3"><text:span text:style-name="T4">Serial</text:span>.<text:span text:style-name="T4">print</text:span><text:span text:style-name="T5">(</text:span><text:span text:style-name="T2">"Enter startAddr?"</text:span><text:span text:style-name="T5">)</text:span>;</text:p>
      <text:p text:style-name="P3">inpLine = <text:span text:style-name="T4">Serial</text:span>.<text:span text:style-name="T4">readString</text:span><text:span text:style-name="T5">()</text:span>;</text:p>
      <text:p text:style-name="P3"><text:span text:style-name="T4">inpLine</text:span>.<text:span text:style-name="T4">toCharArray</text:span><text:span text:style-name="T5">(</text:span>dataBuf,<text:span text:style-name="T4">inpLine</text:span>.<text:span text:style-name="T4">length</text:span><text:span text:style-name="T5">()</text:span>+<text:span text:style-name="T2">1</text:span><text:span text:style-name="T5">)</text:span>;</text:p>
      <text:p text:style-name="P3"><text:span text:style-name="T4">sscanf</text:span><text:span text:style-name="T5">(</text:span>dataBuf,<text:span text:style-name="T2">"%d"</text:span>,&amp;addr1<text:span text:style-name="T5">)</text:span>;</text:p>
      <text:p text:style-name="P3"><text:span text:style-name="T1">do</text:span> <text:span text:style-name="T5">{</text:span></text:p>
      <text:p text:style-name="P3"><text:span text:style-name="T1">for</text:span> <text:span text:style-name="T5">(</text:span><text:span text:style-name="T3">int</text:span> k=<text:span text:style-name="T2">0</text:span>; k&lt;=<text:span text:style-name="T2">7</text:span>; k++<text:span text:style-name="T5">){</text:span></text:p>
      <text:p text:style-name="P12"/>
      <text:p text:style-name="P3"><text:span text:style-name="T1">for</text:span> <text:span text:style-name="T5">(</text:span><text:span text:style-name="T3">int</text:span> i=<text:span text:style-name="T2">0</text:span>; i&lt;=<text:span text:style-name="T2">7</text:span>;i++<text:span text:style-name="T5">)</text:span></text:p>
      <text:p text:style-name="P3"><text:span text:style-name="T4">d1</text:span>[i] = <text:span text:style-name="T4">readEEPROM</text:span><text:span text:style-name="T5">(</text:span>rdBank,addr1+i<text:span text:style-name="T5">)</text:span>;</text:p>
      <text:p text:style-name="P12"/>
      <text:p text:style-name="P3"><text:span text:style-name="T4">Serial</text:span>.<text:span text:style-name="T4">print</text:span><text:span text:style-name="T5">(</text:span>addr1,HEX<text:span text:style-name="T5">)</text:span>;</text:p>
      <text:p text:style-name="P3"><text:span text:style-name="T4">Serial</text:span>.<text:span text:style-name="T4">print</text:span><text:span text:style-name="T5">(</text:span><text:span text:style-name="T2">"&gt;"</text:span><text:span text:style-name="T5">)</text:span>;</text:p>
      <text:p text:style-name="P3"><text:span text:style-name="T1">for</text:span> <text:span text:style-name="T5">(</text:span><text:span text:style-name="T3">int</text:span> i=<text:span text:style-name="T2">0</text:span>; i&lt;=<text:span text:style-name="T2">7</text:span>; i++<text:span text:style-name="T5">){</text:span></text:p>
      <text:p text:style-name="P3"><text:span text:style-name="T4">Serial</text:span>.<text:span text:style-name="T4">print</text:span><text:span text:style-name="T5">(</text:span><text:span text:style-name="T4">d1</text:span>[i],HEX<text:span text:style-name="T5">)</text:span>;</text:p>
      <text:p text:style-name="P3"><text:span text:style-name="T4">Serial</text:span>.<text:span text:style-name="T4">print</text:span><text:span text:style-name="T5">(</text:span><text:span text:style-name="T2">" "</text:span><text:span text:style-name="T5">)</text:span>;</text:p>
      <text:p text:style-name="P7">}</text:p>
      <text:p text:style-name="P3"><text:span text:style-name="T4">Serial</text:span>.<text:span text:style-name="T4">println</text:span><text:span text:style-name="T5">()</text:span>;</text:p>
      <text:p text:style-name="P3">addr1 += <text:span text:style-name="T2">8</text:span>;</text:p>
      <text:p text:style-name="P7">}</text:p>
      <text:p text:style-name="P12"/>
      <text:p text:style-name="P3"><text:soft-page-break/><text:span text:style-name="T4">Serial</text:span>.<text:span text:style-name="T4">print</text:span><text:span text:style-name="T5">(</text:span><text:span text:style-name="T2">"Enter 9999 to stop display?"</text:span><text:span text:style-name="T5">)</text:span>;</text:p>
      <text:p text:style-name="P3">inpLine=<text:span text:style-name="T4">Serial</text:span>.<text:span text:style-name="T4">readString</text:span><text:span text:style-name="T5">()</text:span>;</text:p>
      <text:p text:style-name="P3"><text:span text:style-name="T4">inpLine</text:span>.<text:span text:style-name="T4">toCharArray</text:span><text:span text:style-name="T5">(</text:span>dataBuf,<text:span text:style-name="T4">inpLine</text:span>.<text:span text:style-name="T4">length</text:span><text:span text:style-name="T5">()</text:span>+<text:span text:style-name="T2">1</text:span><text:span text:style-name="T5">)</text:span>;</text:p>
      <text:p text:style-name="P3"><text:span text:style-name="T4">sscanf</text:span><text:span text:style-name="T5">(</text:span>dataBuf,<text:span text:style-name="T2">"%d"</text:span>,&amp;lineCode<text:span text:style-name="T5">)</text:span>;</text:p>
      <text:p text:style-name="P7">}</text:p>
      <text:p text:style-name="P3"><text:span text:style-name="T1">while</text:span> <text:span text:style-name="T5">(</text:span>lineCode != <text:span text:style-name="T2">9999</text:span><text:span text:style-name="T5">)</text:span>;</text:p>
      <text:p text:style-name="P7">}</text:p>
      <text:p text:style-name="P12"/>
      <text:p text:style-name="P3"><text:span text:style-name="T3">void</text:span> <text:span text:style-name="T4">doProcess4</text:span><text:span text:style-name="T5">()</text:span> <text:span text:style-name="T5">{</text:span></text:p>
      <text:p text:style-name="P3"><text:span text:style-name="T4">Serial</text:span>.<text:span text:style-name="T4">println</text:span><text:span text:style-name="T5">(</text:span><text:span text:style-name="T2">" ** doProcess 4"</text:span><text:span text:style-name="T5">)</text:span>;</text:p>
      <text:p text:style-name="P7">}</text:p>
      <text:p text:style-name="P12"/>
      <text:p text:style-name="P3"><text:span text:style-name="T3">void</text:span> <text:span text:style-name="T4">test4</text:span><text:span text:style-name="T5">(){</text:span></text:p>
      <text:p text:style-name="P3"><text:span text:style-name="T3">int</text:span> val;</text:p>
      <text:p text:style-name="P12"/>
      <text:p text:style-name="P3"><text:span text:style-name="T4">Serial</text:span>.<text:span text:style-name="T4">println</text:span><text:span text:style-name="T5">(</text:span><text:span text:style-name="T2">"=== KIOT-7000\n"</text:span><text:span text:style-name="T5">)</text:span>;</text:p>
      <text:p text:style-name="P3"><text:span text:style-name="T4">Serial</text:span>.<text:span text:style-name="T4">println</text:span><text:span text:style-name="T5">(</text:span><text:span text:style-name="T2">"(1) Upload Data to EEPROM bank"</text:span><text:span text:style-name="T5">)</text:span>;</text:p>
      <text:p text:style-name="P3"><text:span text:style-name="T4">Serial</text:span>.<text:span text:style-name="T4">println</text:span><text:span text:style-name="T5">(</text:span><text:span text:style-name="T2">"(2) Copy Data from EEPROM bank"</text:span><text:span text:style-name="T5">)</text:span>;</text:p>
      <text:p text:style-name="P3"><text:span text:style-name="T4">Serial</text:span>.<text:span text:style-name="T4">println</text:span><text:span text:style-name="T5">(</text:span><text:span text:style-name="T2">"(3) Display EEPROM data"</text:span><text:span text:style-name="T5">)</text:span>;</text:p>
      <text:p text:style-name="P3"><text:span text:style-name="T4">Serial</text:span>.<text:span text:style-name="T4">print</text:span><text:span text:style-name="T5">(</text:span><text:span text:style-name="T2">"Enter Option: "</text:span><text:span text:style-name="T5">)</text:span>;</text:p>
      <text:p text:style-name="P12"/>
      <text:p text:style-name="P3">val = <text:span text:style-name="T4">sRdInt</text:span><text:span text:style-name="T5">()</text:span>;</text:p>
      <text:p text:style-name="P12"/>
      <text:p text:style-name="P3"><text:span text:style-name="T4">Serial</text:span>.<text:span text:style-name="T4">println</text:span><text:span text:style-name="T5">()</text:span>;</text:p>
      <text:p text:style-name="P3"><text:span text:style-name="T4">Serial</text:span>.<text:span text:style-name="T4">print</text:span><text:span text:style-name="T5">(</text:span><text:span text:style-name="T2">"Value Entered: "</text:span><text:span text:style-name="T5">)</text:span>;</text:p>
      <text:p text:style-name="P3"><text:span text:style-name="T4">Serial</text:span>.<text:span text:style-name="T4">println</text:span><text:span text:style-name="T5">(</text:span>val<text:span text:style-name="T5">)</text:span>;</text:p>
      <text:p text:style-name="P3"><text:span text:style-name="T4">delay</text:span><text:span text:style-name="T5">(</text:span><text:span text:style-name="T2">2000</text:span><text:span text:style-name="T5">)</text:span>;</text:p>
      <text:p text:style-name="P12"/>
      <text:p text:style-name="P3"><text:span text:style-name="T1">switch</text:span><text:span text:style-name="T5">(</text:span>val<text:span text:style-name="T5">){</text:span></text:p>
      <text:p text:style-name="P3"><text:span text:style-name="T1">case</text:span> <text:span text:style-name="T2">1</text:span>:</text:p>
      <text:p text:style-name="P3"><text:soft-page-break/><text:span text:style-name="T4">doProcess1</text:span><text:span text:style-name="T5">()</text:span>;</text:p>
      <text:p text:style-name="P3"><text:span text:style-name="T1">break</text:span>;</text:p>
      <text:p text:style-name="P3"><text:span text:style-name="T1">case</text:span> <text:span text:style-name="T2">2</text:span>:</text:p>
      <text:p text:style-name="P3"><text:span text:style-name="T4">doProcess2</text:span><text:span text:style-name="T5">()</text:span>;</text:p>
      <text:p text:style-name="P3"><text:span text:style-name="T1">break</text:span>;</text:p>
      <text:p text:style-name="P3"><text:span text:style-name="T1">case</text:span> <text:span text:style-name="T2">3</text:span>:</text:p>
      <text:p text:style-name="P3"><text:span text:style-name="T4">doProcess3</text:span><text:span text:style-name="T5">()</text:span>;</text:p>
      <text:p text:style-name="P3"><text:span text:style-name="T1">break</text:span>;</text:p>
      <text:p text:style-name="P3"><text:span text:style-name="T1">case</text:span> <text:span text:style-name="T2">4</text:span>:</text:p>
      <text:p text:style-name="P3"><text:span text:style-name="T4">doProcess4</text:span><text:span text:style-name="T5">()</text:span>;</text:p>
      <text:p text:style-name="P3"><text:span text:style-name="T1">break</text:span>;</text:p>
      <text:p text:style-name="P3"><text:span text:style-name="T5">}</text:span><text:span text:style-name="T6"> // end case</text:span></text:p>
      <text:p text:style-name="P12"/>
      <text:p text:style-name="P7">}</text:p>
      <text:p text:style-name="P12"/>
      <text:p text:style-name="P3"><text:span text:style-name="T3">void</text:span> <text:span text:style-name="T4">loop</text:span><text:span text:style-name="T5">()</text:span> <text:span text:style-name="T5">{</text:span></text:p>
      <text:p text:style-name="P12"/>
      <text:p text:style-name="P3">byte val;</text:p>
      <text:p text:style-name="P3"><text:span text:style-name="T3">int</text:span> kbStatus;</text:p>
      <text:p text:style-name="P3"><text:span text:style-name="T3">int</text:span> kbCode;</text:p>
      <text:p text:style-name="P3">String inStr;</text:p>
      <text:p text:style-name="P3"><text:span text:style-name="T3">int</text:span> inKey;</text:p>
      <text:p text:style-name="P3"><text:span text:style-name="T3">bool</text:span> debug=<text:span text:style-name="T2">false</text:span>;</text:p>
      <text:p text:style-name="P12"/>
      <text:p text:style-name="P3"><text:span text:style-name="T4">Serial</text:span>.<text:span text:style-name="T4">println</text:span><text:span text:style-name="T5">()</text:span>;</text:p>
      <text:p text:style-name="P3"><text:span text:style-name="T4">Serial</text:span>.<text:span text:style-name="T4">println</text:span><text:span text:style-name="T5">(</text:span><text:span text:style-name="T2">" === KIOT-7000 Dev System r2"</text:span><text:span text:style-name="T5">)</text:span>;</text:p>
      <text:p text:style-name="P3"><text:span text:style-name="T4">Serial</text:span>.<text:span text:style-name="T4">println</text:span><text:span text:style-name="T5">()</text:span>;</text:p>
      <text:p text:style-name="P12"/>
      <text:p text:style-name="P3"><text:span text:style-name="T4">display</text:span>.<text:span text:style-name="T4">setTextSize</text:span><text:span text:style-name="T5">(</text:span><text:span text:style-name="T2">1</text:span><text:span text:style-name="T5">)</text:span>;<text:span text:style-name="T6"> // Normal 1:1 pixel scale</text:span></text:p>
      <text:p text:style-name="P3"><text:span text:style-name="T4">display</text:span>.<text:span text:style-name="T4">setTextColor</text:span><text:span text:style-name="T5">(</text:span>SSD1306_WHITE<text:span text:style-name="T5">)</text:span>;<text:span text:style-name="T6"> // Draw white text</text:span></text:p>
      <text:p text:style-name="P3"><text:soft-page-break/><text:span text:style-name="T4">display</text:span>.<text:span text:style-name="T4">setCursor</text:span><text:span text:style-name="T5">(</text:span><text:span text:style-name="T2">0</text:span>, <text:span text:style-name="T2">0</text:span><text:span text:style-name="T5">)</text:span>;<text:span text:style-name="T6"> // Start at top-left corner</text:span></text:p>
      <text:p text:style-name="P3"><text:span text:style-name="T4">display</text:span>.<text:span text:style-name="T4">cp437</text:span><text:span text:style-name="T5">(</text:span><text:span text:style-name="T2">true</text:span><text:span text:style-name="T5">)</text:span>;<text:span text:style-name="T6"> // Use full 256 char 'Code Page 437' font</text:span></text:p>
      <text:p text:style-name="P3"><text:span text:style-name="T4">display</text:span>.<text:span text:style-name="T4">clearDisplay</text:span><text:span text:style-name="T5">()</text:span>;</text:p>
      <text:p text:style-name="P3"><text:span text:style-name="T4">display</text:span>.<text:span text:style-name="T4">print</text:span><text:span text:style-name="T5">(</text:span><text:span text:style-name="T2">"KIOT-6K r7-"</text:span><text:span text:style-name="T5">)</text:span>;</text:p>
      <text:p text:style-name="P6">// display.print(" loop ");</text:p>
      <text:p text:style-name="P3"><text:span text:style-name="T4">display</text:span>.<text:span text:style-name="T4">println</text:span><text:span text:style-name="T5">(</text:span>loopCount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12"/>
      <text:p text:style-name="P6">// temporarily block out until chip wired</text:p>
      <text:p text:style-name="P3"><text:span text:style-name="T4">mcp</text:span>.<text:span text:style-name="T4">digitalWrite</text:span><text:span text:style-name="T5">(</text:span>LED_PIN, HIGH<text:span text:style-name="T5">)</text:span>;</text:p>
      <text:p text:style-name="P3"><text:span text:style-name="T4">delay</text:span><text:span text:style-name="T5">(</text:span><text:span text:style-name="T2">1000</text:span><text:span text:style-name="T5">)</text:span>;</text:p>
      <text:p text:style-name="P17"/>
      <text:p text:style-name="P6">// delay(1000);</text:p>
      <text:p text:style-name="P12"/>
      <text:p text:style-name="P6">// temporarily blocked out until chip wired</text:p>
      <text:p text:style-name="P3"><text:span text:style-name="T4">mcp</text:span>.<text:span text:style-name="T4">digitalWrite</text:span><text:span text:style-name="T5">(</text:span>LED_PIN, LOW<text:span text:style-name="T5">)</text:span>;</text:p>
      <text:p text:style-name="P6">// delay(1000);</text:p>
      <text:p text:style-name="P6">// test2(); // qc passed</text:p>
      <text:p text:style-name="P6">// test3(); // qc passed</text:p>
      <text:p text:style-name="P12"/>
      <text:p text:style-name="P3"><text:span text:style-name="T4">test4</text:span><text:span text:style-name="T5">()</text:span>;</text:p>
      <text:p text:style-name="P3"><text:span text:style-name="T4">delay</text:span><text:span text:style-name="T5">(</text:span><text:span text:style-name="T2">2000</text:span><text:span text:style-name="T5">)</text:span>;</text:p>
      <text:p text:style-name="P12"/>
      <text:p text:style-name="P3">loopCount++;</text:p>
      <text:p text:style-name="P7">}</text:p>
      <text:p text:style-name="P12"/>
      <text:p text:style-name="P3"><text:span text:style-name="T3">void</text:span> <text:span text:style-name="T4">test2</text:span><text:span text:style-name="T5">(){</text:span></text:p>
      <text:p text:style-name="P3"><text:span text:style-name="T3">int</text:span> val;</text:p>
      <text:p text:style-name="P12"/>
      <text:p text:style-name="P6"><text:soft-page-break/>// write bank 1</text:p>
      <text:p text:style-name="P3"><text:span text:style-name="T4">writeEEPROM</text:span><text:span text:style-name="T5">(</text:span>disk1,address,<text:span text:style-name="T2">123</text:span><text:span text:style-name="T5">)</text:span>;</text:p>
      <text:p text:style-name="P3"><text:span text:style-name="T4">display</text:span>.<text:span text:style-name="T4">print</text:span><text:span text:style-name="T5">(</text:span><text:span text:style-name="T2">"... wr EEP"</text:span><text:span text:style-name="T5">)</text:span>;</text:p>
      <text:p text:style-name="P6">// display.display();</text:p>
      <text:p text:style-name="P12"/>
      <text:p text:style-name="P3">val = <text:span text:style-name="T4">readEEPROM</text:span><text:span text:style-name="T5">(</text:span>disk1,address<text:span text:style-name="T5">)</text:span>;</text:p>
      <text:p text:style-name="P3"><text:span text:style-name="T4">display</text:span>.<text:span text:style-name="T4">print</text:span><text:span text:style-name="T5">(</text:span><text:span text:style-name="T2">" v="</text:span><text:span text:style-name="T5">)</text:span>;</text:p>
      <text:p text:style-name="P3"><text:span text:style-name="T4">display</text:span>.<text:span text:style-name="T4">println</text:span><text:span text:style-name="T5">(</text:span>val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12"/>
      <text:p text:style-name="P6">// write bank 2</text:p>
      <text:p text:style-name="P3"><text:span text:style-name="T4">writeEEPROM</text:span><text:span text:style-name="T5">(</text:span>disk2,address,<text:span text:style-name="T2">21</text:span><text:span text:style-name="T5">)</text:span>;</text:p>
      <text:p text:style-name="P3"><text:span text:style-name="T4">display</text:span>.<text:span text:style-name="T4">print</text:span><text:span text:style-name="T5">(</text:span><text:span text:style-name="T2">"... wr EEP2"</text:span><text:span text:style-name="T5">)</text:span>;</text:p>
      <text:p text:style-name="P12"/>
      <text:p text:style-name="P3">val = <text:span text:style-name="T4">readEEPROM</text:span><text:span text:style-name="T5">(</text:span>disk2,address<text:span text:style-name="T5">)</text:span>;</text:p>
      <text:p text:style-name="P3"><text:span text:style-name="T4">display</text:span>.<text:span text:style-name="T4">print</text:span><text:span text:style-name="T5">(</text:span><text:span text:style-name="T2">" v="</text:span><text:span text:style-name="T5">)</text:span>;</text:p>
      <text:p text:style-name="P3"><text:span text:style-name="T4">display</text:span>.<text:span text:style-name="T4">println</text:span><text:span text:style-name="T5">(</text:span>val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17"/>
      <text:p text:style-name="P6">// write bank 3</text:p>
      <text:p text:style-name="P3"><text:span text:style-name="T4">writeEEPROM</text:span><text:span text:style-name="T5">(</text:span>disk3,address,<text:span text:style-name="T2">33</text:span><text:span text:style-name="T5">)</text:span>;</text:p>
      <text:p text:style-name="P3"><text:span text:style-name="T4">display</text:span>.<text:span text:style-name="T4">print</text:span><text:span text:style-name="T5">(</text:span><text:span text:style-name="T2">"... wr EEP3"</text:span><text:span text:style-name="T5">)</text:span>;</text:p>
      <text:p text:style-name="P12"/>
      <text:p text:style-name="P3">val = <text:span text:style-name="T4">readEEPROM</text:span><text:span text:style-name="T5">(</text:span>disk3,address<text:span text:style-name="T5">)</text:span>;</text:p>
      <text:p text:style-name="P3"><text:span text:style-name="T4">display</text:span>.<text:span text:style-name="T4">print</text:span><text:span text:style-name="T5">(</text:span><text:span text:style-name="T2">" v="</text:span><text:span text:style-name="T5">)</text:span>;</text:p>
      <text:p text:style-name="P3"><text:span text:style-name="T4">display</text:span>.<text:span text:style-name="T4">println</text:span><text:span text:style-name="T5">(</text:span>val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17"/>
      <text:p text:style-name="P7"><text:soft-page-break/>}</text:p>
      <text:p text:style-name="P12"/>
      <text:p text:style-name="P3"><text:span text:style-name="T3">void</text:span> <text:span text:style-name="T4">test3</text:span><text:span text:style-name="T5">(){</text:span></text:p>
      <text:p text:style-name="P3"><text:span text:style-name="T3">bool</text:span> kbReady;</text:p>
      <text:p text:style-name="P3"><text:span text:style-name="T3">int</text:span> count;</text:p>
      <text:p text:style-name="P3"><text:span text:style-name="T3">int</text:span> kbCode;</text:p>
      <text:p text:style-name="P3"><text:span text:style-name="T3">int</text:span> inKey;</text:p>
      <text:p text:style-name="P3">String inStr;</text:p>
      <text:p text:style-name="P3"><text:span text:style-name="T3">bool</text:span> debug = <text:span text:style-name="T2">true</text:span>;</text:p>
      <text:p text:style-name="P12"/>
      <text:p text:style-name="P3"><text:span text:style-name="T4">display</text:span>.<text:span text:style-name="T4">println</text:span><text:span text:style-name="T5">(</text:span><text:span text:style-name="T2">"Press Btn/Key"</text:span>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12"/>
      <text:p text:style-name="P3"><text:span text:style-name="T4">Serial</text:span>.<text:span text:style-name="T4">println</text:span><text:span text:style-name="T5">(</text:span><text:span text:style-name="T2">"Press Key to Continue"</text:span><text:span text:style-name="T5">)</text:span>;</text:p>
      <text:p text:style-name="P3"><text:span text:style-name="T4">delay</text:span><text:span text:style-name="T5">(</text:span><text:span text:style-name="T2">500</text:span><text:span text:style-name="T5">)</text:span>;</text:p>
      <text:p text:style-name="P3">kbReady = <text:span text:style-name="T2">false</text:span>;</text:p>
      <text:p text:style-name="P3">count =<text:span text:style-name="T2">0</text:span>;</text:p>
      <text:p text:style-name="P3">kbCode=<text:span text:style-name="T2">0</text:span>;</text:p>
      <text:p text:style-name="P12"/>
      <text:p text:style-name="P3"><text:span text:style-name="T1">while</text:span><text:span text:style-name="T5">((</text:span>!kbReady<text:span text:style-name="T5">)</text:span> &amp;&amp; <text:span text:style-name="T5">(</text:span>count &lt;<text:span text:style-name="T2">20</text:span><text:span text:style-name="T5">)</text:span> <text:span text:style-name="T5">){</text:span></text:p>
      <text:p text:style-name="P3"><text:span text:style-name="T1">if</text:span> <text:span text:style-name="T5">(</text:span><text:span text:style-name="T4">Serial</text:span>.<text:span text:style-name="T4">available</text:span><text:span text:style-name="T5">()</text:span> !=<text:span text:style-name="T2">0</text:span> <text:span text:style-name="T5">)</text:span> </text:p>
      <text:p text:style-name="P7">{</text:p>
      <text:p text:style-name="P3">kbReady=<text:span text:style-name="T2">true</text:span>;</text:p>
      <text:p text:style-name="P3">inStr = <text:span text:style-name="T4">Serial</text:span>.<text:span text:style-name="T4">readString</text:span><text:span text:style-name="T5">()</text:span>;</text:p>
      <text:p text:style-name="P7">}</text:p>
      <text:p text:style-name="P8">else</text:p>
      <text:p text:style-name="P3">inStr = <text:span text:style-name="T2">"***"</text:span>;</text:p>
      <text:p text:style-name="P3">inKey = <text:span text:style-name="T4">mcp</text:span>.<text:span text:style-name="T4">digitalRead</text:span><text:span text:style-name="T5">(</text:span>pb1<text:span text:style-name="T5">)</text:span>;</text:p>
      <text:p text:style-name="P3">kbCode = inKey;</text:p>
      <text:p text:style-name="P12"/>
      <text:p text:style-name="P3"><text:soft-page-break/>inKey = <text:span text:style-name="T4">mcp</text:span>.<text:span text:style-name="T4">digitalRead</text:span><text:span text:style-name="T5">(</text:span>pb2<text:span text:style-name="T5">)</text:span>;</text:p>
      <text:p text:style-name="P3">kbCode = <text:span text:style-name="T5">(</text:span>inKey &lt;&lt; <text:span text:style-name="T2">1</text:span><text:span text:style-name="T5">)</text:span> + kbCode;</text:p>
      <text:p text:style-name="P12"/>
      <text:p text:style-name="P3">inKey = <text:span text:style-name="T4">mcp</text:span>.<text:span text:style-name="T4">digitalRead</text:span><text:span text:style-name="T5">(</text:span>pb3<text:span text:style-name="T5">)</text:span>;</text:p>
      <text:p text:style-name="P3">kbCode = <text:span text:style-name="T5">(</text:span>inKey &lt;&lt; <text:span text:style-name="T2">2</text:span><text:span text:style-name="T5">)</text:span> + kbCode;</text:p>
      <text:p text:style-name="P12"/>
      <text:p text:style-name="P3">kbReady = kbReady || <text:span text:style-name="T5">(</text:span>kbCode!=<text:span text:style-name="T2">0</text:span><text:span text:style-name="T5">)</text:span>;</text:p>
      <text:p text:style-name="P12"/>
      <text:p text:style-name="P3"><text:span text:style-name="T1">if</text:span> <text:span text:style-name="T5">(</text:span>debug<text:span text:style-name="T5">){</text:span></text:p>
      <text:p text:style-name="P3"><text:span text:style-name="T4">display</text:span>.<text:span text:style-name="T4">setCursor</text:span><text:span text:style-name="T5">(</text:span><text:span text:style-name="T2">0</text:span>, <text:span text:style-name="T2">0</text:span><text:span text:style-name="T5">)</text:span>;</text:p>
      <text:p text:style-name="P3"><text:span text:style-name="T4">display</text:span>.<text:span text:style-name="T4">clearDisplay</text:span><text:span text:style-name="T5">()</text:span>;</text:p>
      <text:p text:style-name="P3"><text:span text:style-name="T4">display</text:span>.<text:span text:style-name="T4">print</text:span><text:span text:style-name="T5">(</text:span><text:span text:style-name="T2">"kbCode "</text:span><text:span text:style-name="T5">)</text:span>;</text:p>
      <text:p text:style-name="P3"><text:span text:style-name="T4">display</text:span>.<text:span text:style-name="T4">println</text:span><text:span text:style-name="T5">(</text:span>kbCode<text:span text:style-name="T5">)</text:span>;</text:p>
      <text:p text:style-name="P3"><text:span text:style-name="T4">display</text:span>.<text:span text:style-name="T4">print</text:span><text:span text:style-name="T5">(</text:span><text:span text:style-name="T2">"kbStatus "</text:span><text:span text:style-name="T5">)</text:span>;</text:p>
      <text:p text:style-name="P3"><text:span text:style-name="T4">display</text:span>.<text:span text:style-name="T4">println</text:span><text:span text:style-name="T5">(</text:span>kbReady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12"/>
      <text:p text:style-name="P3"><text:span text:style-name="T4">Serial</text:span>.<text:span text:style-name="T4">print</text:span><text:span text:style-name="T5">(</text:span><text:span text:style-name="T2">"kbCode = "</text:span><text:span text:style-name="T5">)</text:span>;</text:p>
      <text:p text:style-name="P3"><text:span text:style-name="T4">Serial</text:span>.<text:span text:style-name="T4">println</text:span><text:span text:style-name="T5">(</text:span>kbCode<text:span text:style-name="T5">)</text:span>;</text:p>
      <text:p text:style-name="P3"><text:span text:style-name="T4">Serial</text:span>.<text:span text:style-name="T4">print</text:span><text:span text:style-name="T5">(</text:span><text:span text:style-name="T2">"kbStatus = "</text:span><text:span text:style-name="T5">)</text:span>;</text:p>
      <text:p text:style-name="P3"><text:span text:style-name="T4">Serial</text:span>.<text:span text:style-name="T4">println</text:span><text:span text:style-name="T5">(</text:span>kbReady<text:span text:style-name="T5">)</text:span>;</text:p>
      <text:p text:style-name="P3"><text:span text:style-name="T4">Serial</text:span>.<text:span text:style-name="T4">println</text:span><text:span text:style-name="T5">()</text:span>;</text:p>
      <text:p text:style-name="P6">//delay(2000);</text:p>
      <text:p text:style-name="P7">}</text:p>
      <text:p text:style-name="P3">count++;</text:p>
      <text:p text:style-name="P3"><text:span text:style-name="T4">delay</text:span><text:span text:style-name="T5">(</text:span><text:span text:style-name="T2">500</text:span><text:span text:style-name="T5">)</text:span>;</text:p>
      <text:p text:style-name="P7">}</text:p>
      <text:p text:style-name="P12"/>
      <text:p text:style-name="P3"><text:span text:style-name="T4">display</text:span>.<text:span text:style-name="T4">setCursor</text:span><text:span text:style-name="T5">(</text:span><text:span text:style-name="T2">0</text:span>, <text:span text:style-name="T2">0</text:span><text:span text:style-name="T5">)</text:span>;</text:p>
      <text:p text:style-name="P3"><text:span text:style-name="T4">display</text:span>.<text:span text:style-name="T4">clearDisplay</text:span><text:span text:style-name="T5">()</text:span>;</text:p>
      <text:p text:style-name="P3"><text:soft-page-break/><text:span text:style-name="T4">display</text:span>.<text:span text:style-name="T4">display</text:span><text:span text:style-name="T5">()</text:span>;</text:p>
      <text:p text:style-name="P12"/>
      <text:p text:style-name="P3"><text:span text:style-name="T1">if</text:span> <text:span text:style-name="T5">(</text:span>debug<text:span text:style-name="T5">)</text:span> <text:span text:style-name="T5">{</text:span></text:p>
      <text:p text:style-name="P3"><text:span text:style-name="T4">display</text:span>.<text:span text:style-name="T4">print</text:span><text:span text:style-name="T5">(</text:span><text:span text:style-name="T2">"---kbReady "</text:span><text:span text:style-name="T5">)</text:span>;</text:p>
      <text:p text:style-name="P3"><text:span text:style-name="T4">display</text:span>.<text:span text:style-name="T4">println</text:span><text:span text:style-name="T5">(</text:span>kbReady<text:span text:style-name="T5">)</text:span>;</text:p>
      <text:p text:style-name="P3"><text:span text:style-name="T4">Serial</text:span>.<text:span text:style-name="T4">print</text:span><text:span text:style-name="T5">(</text:span><text:span text:style-name="T2">"--- kbReady "</text:span><text:span text:style-name="T5">)</text:span>;</text:p>
      <text:p text:style-name="P3"><text:span text:style-name="T4">Serial</text:span>.<text:span text:style-name="T4">println</text:span><text:span text:style-name="T5">(</text:span>kbReady<text:span text:style-name="T5">)</text:span>;</text:p>
      <text:p text:style-name="P7">}</text:p>
      <text:p text:style-name="P3"><text:span text:style-name="T1">if</text:span> <text:span text:style-name="T5">(</text:span>kbCode !=<text:span text:style-name="T2">0</text:span><text:span text:style-name="T5">){</text:span></text:p>
      <text:p text:style-name="P3"><text:span text:style-name="T4">display</text:span>.<text:span text:style-name="T4">print</text:span><text:span text:style-name="T5">(</text:span><text:span text:style-name="T2">"BTN Pressed "</text:span><text:span text:style-name="T5">)</text:span>;</text:p>
      <text:p text:style-name="P3"><text:span text:style-name="T4">display</text:span>.<text:span text:style-name="T4">println</text:span><text:span text:style-name="T5">(</text:span>kbCode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3"><text:span text:style-name="T4">Serial</text:span>.<text:span text:style-name="T4">print</text:span><text:span text:style-name="T5">(</text:span><text:span text:style-name="T2">"BTN Pressed "</text:span><text:span text:style-name="T5">)</text:span>;</text:p>
      <text:p text:style-name="P3"><text:span text:style-name="T4">Serial</text:span>.<text:span text:style-name="T4">println</text:span><text:span text:style-name="T5">(</text:span>kbCode<text:span text:style-name="T5">)</text:span>;</text:p>
      <text:p text:style-name="P3"><text:span text:style-name="T4">delay</text:span><text:span text:style-name="T5">(</text:span><text:span text:style-name="T2">2000</text:span><text:span text:style-name="T5">)</text:span>;</text:p>
      <text:p text:style-name="P7">}</text:p>
      <text:p text:style-name="P3"><text:span text:style-name="T1">else</text:span> <text:span text:style-name="T5">{</text:span></text:p>
      <text:p text:style-name="P3"><text:span text:style-name="T4">Serial</text:span>.<text:span text:style-name="T4">println</text:span><text:span text:style-name="T5">(</text:span><text:span text:style-name="T2">" Key Pressed:"</text:span><text:span text:style-name="T5">)</text:span>;</text:p>
      <text:p text:style-name="P3"><text:span text:style-name="T4">Serial</text:span>.<text:span text:style-name="T4">print</text:span> <text:span text:style-name="T5">(</text:span><text:span text:style-name="T2">" Str:"</text:span><text:span text:style-name="T5">)</text:span>;</text:p>
      <text:p text:style-name="P3"><text:span text:style-name="T4">Serial</text:span>.<text:span text:style-name="T4">println</text:span><text:span text:style-name="T5">(</text:span>inStr<text:span text:style-name="T5">)</text:span>;</text:p>
      <text:p text:style-name="P3"><text:span text:style-name="T4">Serial</text:span>.<text:span text:style-name="T4">println</text:span><text:span text:style-name="T5">()</text:span>;</text:p>
      <text:p text:style-name="P12"/>
      <text:p text:style-name="P3"><text:span text:style-name="T4">display</text:span>.<text:span text:style-name="T4">println</text:span><text:span text:style-name="T5">(</text:span><text:span text:style-name="T2">"Sel Key:"</text:span><text:span text:style-name="T5">)</text:span>;</text:p>
      <text:p text:style-name="P3"><text:span text:style-name="T4">display</text:span>.<text:span text:style-name="T4">println</text:span><text:span text:style-name="T5">(</text:span>inStr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2000</text:span><text:span text:style-name="T5">)</text:span>;</text:p>
      <text:p text:style-name="P3"><text:span text:style-name="T5">}</text:span>;</text:p>
      <text:p text:style-name="P12"/>
      <text:p text:style-name="P7">}</text:p>
      <text:p text:style-name="P16"/>
      <text:p text:style-name="P9"><text:soft-page-break/>FILE: oledTe<text:span text:style-name="T7">st3.h</text:span></text:p>
      <text:p text:style-name="P18"/>
      <text:p text:style-name="P4">// ********************************</text:p>
      <text:p text:style-name="P6">// *** OLED Test Routines</text:p>
      <text:p text:style-name="P6">// *** March 26, 2023</text:p>
      <text:p text:style-name="P6">// ********************************</text:p>
      <text:p text:style-name="P17"/>
      <text:p text:style-name="P6">// ===========================</text:p>
      <text:p text:style-name="P6">// OLED section</text:p>
      <text:p text:style-name="P6">// ===========================</text:p>
      <text:p text:style-name="P3"><text:span text:style-name="T1">#define</text:span> <text:span text:style-name="T4">SCREEN_WIDTH</text:span> <text:span text:style-name="T2">128</text:span><text:span text:style-name="T6"> // OLED display width, in pixels</text:span></text:p>
      <text:p text:style-name="P3"><text:span text:style-name="T1">#define</text:span> <text:span text:style-name="T4">SCREEN_HEIGHT</text:span> <text:span text:style-name="T2">32</text:span><text:span text:style-name="T6"> // OLED display height, in pixels</text:span></text:p>
      <text:p text:style-name="P12"/>
      <text:p text:style-name="P6">// Declaration for an SSD1306 display connected to I2C (SDA, SCL pins)</text:p>
      <text:p text:style-name="P6">// The pins for I2C are defined by the Wire-library. </text:p>
      <text:p text:style-name="P6">// On an arduino UNO: A4(SDA), A5(SCL)</text:p>
      <text:p text:style-name="P6">// On an arduino MEGA 2560: 20(SDA), 21(SCL)</text:p>
      <text:p text:style-name="P6">// On an arduino LEONARDO: 2(SDA), 3(SCL), ...</text:p>
      <text:p text:style-name="P3"><text:span text:style-name="T1">#define</text:span> <text:span text:style-name="T4">OLED_RESET</text:span> -<text:span text:style-name="T2">1</text:span><text:span text:style-name="T6"> // Reset pin # (or -1 if sharing Arduino reset pin)</text:span></text:p>
      <text:p text:style-name="P3"><text:span text:style-name="T1">#define</text:span> <text:span text:style-name="T4">SCREEN_ADDRESS</text:span> 0x<text:span text:style-name="T2">3C</text:span><text:span text:style-name="T6"> ///&lt; See datasheet for Address; 0x3D for 128x64, 0x3C for 128x32</text:span></text:p>
      <text:p text:style-name="P3">Adafruit_SSD1306 <text:span text:style-name="T4">display</text:span><text:span text:style-name="T5">(</text:span>SCREEN_WIDTH, SCREEN_HEIGHT, &amp;<text:span text:style-name="T5">Wire</text:span>, OLED_RESET<text:span text:style-name="T5">)</text:span>;</text:p>
      <text:p text:style-name="P12"/>
      <text:p text:style-name="P3"><text:span text:style-name="T1">#define</text:span> <text:span text:style-name="T4">NUMFLAKES</text:span> <text:span text:style-name="T2">10</text:span><text:span text:style-name="T6"> // Number of snowflakes in the animation example</text:span></text:p>
      <text:p text:style-name="P12"/>
      <text:p text:style-name="P3"><text:span text:style-name="T1">#define</text:span> <text:span text:style-name="T4">LOGO_HEIGHT</text:span> <text:span text:style-name="T2">16</text:span></text:p>
      <text:p text:style-name="P3"><text:span text:style-name="T1">#define</text:span> <text:span text:style-name="T4">LOGO_WIDTH</text:span> <text:span text:style-name="T2">16</text:span></text:p>
      <text:p text:style-name="P3"><text:span text:style-name="T3">static</text:span> <text:span text:style-name="T3">const</text:span> <text:span text:style-name="T3">unsigned</text:span> <text:span text:style-name="T3">char</text:span> PROGMEM logo_bmp[] =</text:p>
      <text:p text:style-name="P3"><text:soft-page-break/><text:span text:style-name="T5">{</text:span> 0b<text:span text:style-name="T2">00000000</text:span>, 0b<text:span text:style-name="T2">11000000</text:span>,</text:p>
      <text:p text:style-name="P3">0b<text:span text:style-name="T2">00000001</text:span>, 0b<text:span text:style-name="T2">11000000</text:span>,</text:p>
      <text:p text:style-name="P3">0b<text:span text:style-name="T2">00000001</text:span>, 0b<text:span text:style-name="T2">11000000</text:span>,</text:p>
      <text:p text:style-name="P3">0b<text:span text:style-name="T2">00000011</text:span>, 0b<text:span text:style-name="T2">11100000</text:span>,</text:p>
      <text:p text:style-name="P3">0b<text:span text:style-name="T2">11110011</text:span>, 0b<text:span text:style-name="T2">11100000</text:span>,</text:p>
      <text:p text:style-name="P3">0b<text:span text:style-name="T2">11111110</text:span>, 0b<text:span text:style-name="T2">11111000</text:span>,</text:p>
      <text:p text:style-name="P3">0b<text:span text:style-name="T2">01111110</text:span>, 0b<text:span text:style-name="T2">11111111</text:span>,</text:p>
      <text:p text:style-name="P3">0b<text:span text:style-name="T2">00110011</text:span>, 0b<text:span text:style-name="T2">10011111</text:span>,</text:p>
      <text:p text:style-name="P3">0b<text:span text:style-name="T2">00011111</text:span>, 0b<text:span text:style-name="T2">11111100</text:span>,</text:p>
      <text:p text:style-name="P3">0b<text:span text:style-name="T2">00001101</text:span>, 0b<text:span text:style-name="T2">01110000</text:span>,</text:p>
      <text:p text:style-name="P3">0b<text:span text:style-name="T2">00011011</text:span>, 0b<text:span text:style-name="T2">10100000</text:span>,</text:p>
      <text:p text:style-name="P3">0b<text:span text:style-name="T2">00111111</text:span>, 0b<text:span text:style-name="T2">11100000</text:span>,</text:p>
      <text:p text:style-name="P3">0b<text:span text:style-name="T2">00111111</text:span>, 0b<text:span text:style-name="T2">11110000</text:span>,</text:p>
      <text:p text:style-name="P3">0b<text:span text:style-name="T2">01111100</text:span>, 0b<text:span text:style-name="T2">11110000</text:span>,</text:p>
      <text:p text:style-name="P3">0b<text:span text:style-name="T2">01110000</text:span>, 0b<text:span text:style-name="T2">01110000</text:span>,</text:p>
      <text:p text:style-name="P3">0b<text:span text:style-name="T2">00000000</text:span>, 0b<text:span text:style-name="T2">00110000</text:span> <text:span text:style-name="T5">}</text:span>;</text:p>
      <text:p text:style-name="P12"/>
      <text:p text:style-name="P6">// temporarily block out until chip wired</text:p>
      <text:p text:style-name="P16"><text:line-break/></text:p>
      <text:p text:style-name="P3"><text:span text:style-name="T3">void</text:span> <text:span text:style-name="T4">testdrawline</text:span><text:span text:style-name="T5">()</text:span> <text:span text:style-name="T5">{</text:span></text:p>
      <text:p text:style-name="P3"><text:span text:style-name="T3">int16_t</text:span> i;</text:p>
      <text:p text:style-name="P12"/>
      <text:p text:style-name="P3"><text:span text:style-name="T4">display</text:span>.<text:span text:style-name="T4">clearDisplay</text:span><text:span text:style-name="T5">()</text:span>;<text:span text:style-name="T6"> // Clear display buffer</text:span></text:p>
      <text:p text:style-name="P12"/>
      <text:p text:style-name="P3"><text:span text:style-name="T1">for</text:span><text:span text:style-name="T5">(</text:span>i=<text:span text:style-name="T2">0</text:span>; i&lt;<text:span text:style-name="T4">display</text:span>.<text:span text:style-name="T4">width</text:span><text:span text:style-name="T5">()</text:span>; i+=<text:span text:style-name="T2">4</text:span><text:span text:style-name="T5">)</text:span> <text:span text:style-name="T5">{</text:span></text:p>
      <text:p text:style-name="P3"><text:span text:style-name="T4">display</text:span>.<text:span text:style-name="T4">drawLine</text:span><text:span text:style-name="T5">(</text:span><text:span text:style-name="T2">0</text:span>, <text:span text:style-name="T2">0</text:span>, i, <text:span text:style-name="T4">display</text:span>.<text:span text:style-name="T4">height</text:span><text:span text:style-name="T5">()</text:span>-<text:span text:style-name="T2">1</text:span>, SSD1306_WHITE<text:span text:style-name="T5">)</text:span>;</text:p>
      <text:p text:style-name="P3"><text:span text:style-name="T4">display</text:span>.<text:span text:style-name="T4">display</text:span><text:span text:style-name="T5">()</text:span>;<text:span text:style-name="T6"> // Update screen with each newly-drawn line</text:span></text:p>
      <text:p text:style-name="P3"><text:span text:style-name="T4">delay</text:span><text:span text:style-name="T5">(</text:span><text:span text:style-name="T2">1</text:span><text:span text:style-name="T5">)</text:span>;</text:p>
      <text:p text:style-name="P7"><text:soft-page-break/>}</text:p>
      <text:p text:style-name="P3"><text:span text:style-name="T1">for</text:span><text:span text:style-name="T5">(</text:span>i=<text:span text:style-name="T2">0</text:span>; i&lt;<text:span text:style-name="T4">display</text:span>.<text:span text:style-name="T4">height</text:span><text:span text:style-name="T5">()</text:span>; i+=<text:span text:style-name="T2">4</text:span><text:span text:style-name="T5">)</text:span> <text:span text:style-name="T5">{</text:span></text:p>
      <text:p text:style-name="P3"><text:span text:style-name="T4">display</text:span>.<text:span text:style-name="T4">drawLine</text:span><text:span text:style-name="T5">(</text:span><text:span text:style-name="T2">0</text:span>, <text:span text:style-name="T2">0</text:span>, <text:span text:style-name="T4">display</text:span>.<text:span text:style-name="T4">width</text:span><text:span text:style-name="T5">()</text:span>-<text:span text:style-name="T2">1</text:span>, i, SSD1306_WHITE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1</text:span><text:span text:style-name="T5">)</text:span>;</text:p>
      <text:p text:style-name="P7">}</text:p>
      <text:p text:style-name="P3"><text:span text:style-name="T4">delay</text:span><text:span text:style-name="T5">(</text:span><text:span text:style-name="T2">250</text:span><text:span text:style-name="T5">)</text:span>;</text:p>
      <text:p text:style-name="P12"/>
      <text:p text:style-name="P3"><text:span text:style-name="T4">display</text:span>.<text:span text:style-name="T4">clearDisplay</text:span><text:span text:style-name="T5">()</text:span>;</text:p>
      <text:p text:style-name="P12"/>
      <text:p text:style-name="P3"><text:span text:style-name="T1">for</text:span><text:span text:style-name="T5">(</text:span>i=<text:span text:style-name="T2">0</text:span>; i&lt;<text:span text:style-name="T4">display</text:span>.<text:span text:style-name="T4">width</text:span><text:span text:style-name="T5">()</text:span>; i+=<text:span text:style-name="T2">4</text:span><text:span text:style-name="T5">)</text:span> <text:span text:style-name="T5">{</text:span></text:p>
      <text:p text:style-name="P3"><text:span text:style-name="T4">display</text:span>.<text:span text:style-name="T4">drawLine</text:span><text:span text:style-name="T5">(</text:span><text:span text:style-name="T2">0</text:span>, <text:span text:style-name="T4">display</text:span>.<text:span text:style-name="T4">height</text:span><text:span text:style-name="T5">()</text:span>-<text:span text:style-name="T2">1</text:span>, i, <text:span text:style-name="T2">0</text:span>, SSD1306_WHITE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1</text:span><text:span text:style-name="T5">)</text:span>;</text:p>
      <text:p text:style-name="P7">}</text:p>
      <text:p text:style-name="P3"><text:span text:style-name="T1">for</text:span><text:span text:style-name="T5">(</text:span>i=<text:span text:style-name="T4">display</text:span>.<text:span text:style-name="T4">height</text:span><text:span text:style-name="T5">()</text:span>-<text:span text:style-name="T2">1</text:span>; i&gt;=<text:span text:style-name="T2">0</text:span>; i-=<text:span text:style-name="T2">4</text:span><text:span text:style-name="T5">)</text:span> <text:span text:style-name="T5">{</text:span></text:p>
      <text:p text:style-name="P3"><text:span text:style-name="T4">display</text:span>.<text:span text:style-name="T4">drawLine</text:span><text:span text:style-name="T5">(</text:span><text:span text:style-name="T2">0</text:span>, <text:span text:style-name="T4">display</text:span>.<text:span text:style-name="T4">height</text:span><text:span text:style-name="T5">()</text:span>-<text:span text:style-name="T2">1</text:span>, <text:span text:style-name="T4">display</text:span>.<text:span text:style-name="T4">width</text:span><text:span text:style-name="T5">()</text:span>-<text:span text:style-name="T2">1</text:span>, i, SSD1306_WHITE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1</text:span><text:span text:style-name="T5">)</text:span>;</text:p>
      <text:p text:style-name="P7">}</text:p>
      <text:p text:style-name="P3"><text:span text:style-name="T4">delay</text:span><text:span text:style-name="T5">(</text:span><text:span text:style-name="T2">250</text:span><text:span text:style-name="T5">)</text:span>;</text:p>
      <text:p text:style-name="P12"/>
      <text:p text:style-name="P3"><text:span text:style-name="T4">display</text:span>.<text:span text:style-name="T4">clearDisplay</text:span><text:span text:style-name="T5">()</text:span>;</text:p>
      <text:p text:style-name="P12"/>
      <text:p text:style-name="P3"><text:span text:style-name="T1">for</text:span><text:span text:style-name="T5">(</text:span>i=<text:span text:style-name="T4">display</text:span>.<text:span text:style-name="T4">width</text:span><text:span text:style-name="T5">()</text:span>-<text:span text:style-name="T2">1</text:span>; i&gt;=<text:span text:style-name="T2">0</text:span>; i-=<text:span text:style-name="T2">4</text:span><text:span text:style-name="T5">)</text:span> <text:span text:style-name="T5">{</text:span></text:p>
      <text:p text:style-name="P3"><text:span text:style-name="T4">display</text:span>.<text:span text:style-name="T4">drawLine</text:span><text:span text:style-name="T5">(</text:span><text:span text:style-name="T4">display</text:span>.<text:span text:style-name="T4">width</text:span><text:span text:style-name="T5">()</text:span>-<text:span text:style-name="T2">1</text:span>, <text:span text:style-name="T4">display</text:span>.<text:span text:style-name="T4">height</text:span><text:span text:style-name="T5">()</text:span>-<text:span text:style-name="T2">1</text:span>, i, <text:span text:style-name="T2">0</text:span>, SSD1306_WHITE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1</text:span><text:span text:style-name="T5">)</text:span>;</text:p>
      <text:p text:style-name="P7">}</text:p>
      <text:p text:style-name="P3"><text:span text:style-name="T1">for</text:span><text:span text:style-name="T5">(</text:span>i=<text:span text:style-name="T4">display</text:span>.<text:span text:style-name="T4">height</text:span><text:span text:style-name="T5">()</text:span>-<text:span text:style-name="T2">1</text:span>; i&gt;=<text:span text:style-name="T2">0</text:span>; i-=<text:span text:style-name="T2">4</text:span><text:span text:style-name="T5">)</text:span> <text:span text:style-name="T5">{</text:span></text:p>
      <text:p text:style-name="P3"><text:soft-page-break/><text:span text:style-name="T4">display</text:span>.<text:span text:style-name="T4">drawLine</text:span><text:span text:style-name="T5">(</text:span><text:span text:style-name="T4">display</text:span>.<text:span text:style-name="T4">width</text:span><text:span text:style-name="T5">()</text:span>-<text:span text:style-name="T2">1</text:span>, <text:span text:style-name="T4">display</text:span>.<text:span text:style-name="T4">height</text:span><text:span text:style-name="T5">()</text:span>-<text:span text:style-name="T2">1</text:span>, <text:span text:style-name="T2">0</text:span>, i, SSD1306_WHITE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1</text:span><text:span text:style-name="T5">)</text:span>;</text:p>
      <text:p text:style-name="P7">}</text:p>
      <text:p text:style-name="P3"><text:span text:style-name="T4">delay</text:span><text:span text:style-name="T5">(</text:span><text:span text:style-name="T2">250</text:span><text:span text:style-name="T5">)</text:span>;</text:p>
      <text:p text:style-name="P12"/>
      <text:p text:style-name="P3"><text:span text:style-name="T4">display</text:span>.<text:span text:style-name="T4">clearDisplay</text:span><text:span text:style-name="T5">()</text:span>;</text:p>
      <text:p text:style-name="P12"/>
      <text:p text:style-name="P3"><text:span text:style-name="T1">for</text:span><text:span text:style-name="T5">(</text:span>i=<text:span text:style-name="T2">0</text:span>; i&lt;<text:span text:style-name="T4">display</text:span>.<text:span text:style-name="T4">height</text:span><text:span text:style-name="T5">()</text:span>; i+=<text:span text:style-name="T2">4</text:span><text:span text:style-name="T5">)</text:span> <text:span text:style-name="T5">{</text:span></text:p>
      <text:p text:style-name="P3"><text:span text:style-name="T4">display</text:span>.<text:span text:style-name="T4">drawLine</text:span><text:span text:style-name="T5">(</text:span><text:span text:style-name="T4">display</text:span>.<text:span text:style-name="T4">width</text:span><text:span text:style-name="T5">()</text:span>-<text:span text:style-name="T2">1</text:span>, <text:span text:style-name="T2">0</text:span>, <text:span text:style-name="T2">0</text:span>, i, SSD1306_WHITE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1</text:span><text:span text:style-name="T5">)</text:span>;</text:p>
      <text:p text:style-name="P7">}</text:p>
      <text:p text:style-name="P3"><text:span text:style-name="T1">for</text:span><text:span text:style-name="T5">(</text:span>i=<text:span text:style-name="T2">0</text:span>; i&lt;<text:span text:style-name="T4">display</text:span>.<text:span text:style-name="T4">width</text:span><text:span text:style-name="T5">()</text:span>; i+=<text:span text:style-name="T2">4</text:span><text:span text:style-name="T5">)</text:span> <text:span text:style-name="T5">{</text:span></text:p>
      <text:p text:style-name="P3"><text:span text:style-name="T4">display</text:span>.<text:span text:style-name="T4">drawLine</text:span><text:span text:style-name="T5">(</text:span><text:span text:style-name="T4">display</text:span>.<text:span text:style-name="T4">width</text:span><text:span text:style-name="T5">()</text:span>-<text:span text:style-name="T2">1</text:span>, <text:span text:style-name="T2">0</text:span>, i, <text:span text:style-name="T4">display</text:span>.<text:span text:style-name="T4">height</text:span><text:span text:style-name="T5">()</text:span>-<text:span text:style-name="T2">1</text:span>, SSD1306_WHITE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1</text:span><text:span text:style-name="T5">)</text:span>;</text:p>
      <text:p text:style-name="P7">}</text:p>
      <text:p text:style-name="P12"/>
      <text:p text:style-name="P3"><text:span text:style-name="T4">delay</text:span><text:span text:style-name="T5">(</text:span><text:span text:style-name="T2">2000</text:span><text:span text:style-name="T5">)</text:span>;<text:span text:style-name="T6"> // Pause for 2 seconds</text:span></text:p>
      <text:p text:style-name="P7">}</text:p>
      <text:p text:style-name="P12"/>
      <text:p text:style-name="P3"><text:span text:style-name="T3">void</text:span> <text:span text:style-name="T4">testdrawrect</text:span><text:span text:style-name="T5">(</text:span><text:span text:style-name="T3">void</text:span><text:span text:style-name="T5">)</text:span> <text:span text:style-name="T5">{</text:span></text:p>
      <text:p text:style-name="P3"><text:span text:style-name="T4">display</text:span>.<text:span text:style-name="T4">clearDisplay</text:span><text:span text:style-name="T5">()</text:span>;</text:p>
      <text:p text:style-name="P12"/>
      <text:p text:style-name="P3"><text:span text:style-name="T1">for</text:span><text:span text:style-name="T5">(</text:span><text:span text:style-name="T3">int16_t</text:span> i=<text:span text:style-name="T2">0</text:span>; i&lt;<text:span text:style-name="T4">display</text:span>.<text:span text:style-name="T4">height</text:span><text:span text:style-name="T5">()</text:span>/<text:span text:style-name="T2">2</text:span>; i+=<text:span text:style-name="T2">2</text:span><text:span text:style-name="T5">)</text:span> <text:span text:style-name="T5">{</text:span></text:p>
      <text:p text:style-name="P3"><text:span text:style-name="T4">display</text:span>.<text:span text:style-name="T4">drawRect</text:span><text:span text:style-name="T5">(</text:span>i, i, <text:span text:style-name="T4">display</text:span>.<text:span text:style-name="T4">width</text:span><text:span text:style-name="T5">()</text:span>-<text:span text:style-name="T2">2</text:span>*i, <text:span text:style-name="T4">display</text:span>.<text:span text:style-name="T4">height</text:span><text:span text:style-name="T5">()</text:span>-<text:span text:style-name="T2">2</text:span>*i, SSD1306_WHITE<text:span text:style-name="T5">)</text:span>;</text:p>
      <text:p text:style-name="P3"><text:span text:style-name="T4">display</text:span>.<text:span text:style-name="T4">display</text:span><text:span text:style-name="T5">()</text:span>;<text:span text:style-name="T6"> // Update screen with each newly-drawn rectangle</text:span></text:p>
      <text:p text:style-name="P3"><text:span text:style-name="T4">delay</text:span><text:span text:style-name="T5">(</text:span><text:span text:style-name="T2">1</text:span><text:span text:style-name="T5">)</text:span>;</text:p>
      <text:p text:style-name="P7">}</text:p>
      <text:p text:style-name="P12"><text:soft-page-break/></text:p>
      <text:p text:style-name="P3"><text:span text:style-name="T4">delay</text:span><text:span text:style-name="T5">(</text:span><text:span text:style-name="T2">2000</text:span><text:span text:style-name="T5">)</text:span>;</text:p>
      <text:p text:style-name="P7">}</text:p>
      <text:p text:style-name="P12"/>
      <text:p text:style-name="P3"><text:span text:style-name="T3">void</text:span> <text:span text:style-name="T4">testfillrect</text:span><text:span text:style-name="T5">(</text:span><text:span text:style-name="T3">void</text:span><text:span text:style-name="T5">)</text:span> <text:span text:style-name="T5">{</text:span></text:p>
      <text:p text:style-name="P3"><text:span text:style-name="T4">display</text:span>.<text:span text:style-name="T4">clearDisplay</text:span><text:span text:style-name="T5">()</text:span>;</text:p>
      <text:p text:style-name="P12"/>
      <text:p text:style-name="P3"><text:span text:style-name="T1">for</text:span><text:span text:style-name="T5">(</text:span><text:span text:style-name="T3">int16_t</text:span> i=<text:span text:style-name="T2">0</text:span>; i&lt;<text:span text:style-name="T4">display</text:span>.<text:span text:style-name="T4">height</text:span><text:span text:style-name="T5">()</text:span>/<text:span text:style-name="T2">2</text:span>; i+=<text:span text:style-name="T2">3</text:span><text:span text:style-name="T5">)</text:span> <text:span text:style-name="T5">{</text:span></text:p>
      <text:p text:style-name="P6">// The INVERSE color is used so rectangles alternate white/black</text:p>
      <text:p text:style-name="P3"><text:span text:style-name="T4">display</text:span>.<text:span text:style-name="T4">fillRect</text:span><text:span text:style-name="T5">(</text:span>i, i, <text:span text:style-name="T4">display</text:span>.<text:span text:style-name="T4">width</text:span><text:span text:style-name="T5">()</text:span>-i*<text:span text:style-name="T2">2</text:span>, <text:span text:style-name="T4">display</text:span>.<text:span text:style-name="T4">height</text:span><text:span text:style-name="T5">()</text:span>-i*<text:span text:style-name="T2">2</text:span>, SSD1306_INVERSE<text:span text:style-name="T5">)</text:span>;</text:p>
      <text:p text:style-name="P3"><text:span text:style-name="T4">display</text:span>.<text:span text:style-name="T4">display</text:span><text:span text:style-name="T5">()</text:span>;<text:span text:style-name="T6"> // Update screen with each newly-drawn rectangle</text:span></text:p>
      <text:p text:style-name="P3"><text:span text:style-name="T4">delay</text:span><text:span text:style-name="T5">(</text:span><text:span text:style-name="T2">1</text:span><text:span text:style-name="T5">)</text:span>;</text:p>
      <text:p text:style-name="P7">}</text:p>
      <text:p text:style-name="P12"/>
      <text:p text:style-name="P3"><text:span text:style-name="T4">delay</text:span><text:span text:style-name="T5">(</text:span><text:span text:style-name="T2">2000</text:span><text:span text:style-name="T5">)</text:span>;</text:p>
      <text:p text:style-name="P7">}</text:p>
      <text:p text:style-name="P12"/>
      <text:p text:style-name="P3"><text:span text:style-name="T3">void</text:span> <text:span text:style-name="T4">testdrawcircle</text:span><text:span text:style-name="T5">(</text:span><text:span text:style-name="T3">void</text:span><text:span text:style-name="T5">)</text:span> <text:span text:style-name="T5">{</text:span></text:p>
      <text:p text:style-name="P3"><text:span text:style-name="T4">display</text:span>.<text:span text:style-name="T4">clearDisplay</text:span><text:span text:style-name="T5">()</text:span>;</text:p>
      <text:p text:style-name="P12"/>
      <text:p text:style-name="P3"><text:span text:style-name="T1">for</text:span><text:span text:style-name="T5">(</text:span><text:span text:style-name="T3">int16_t</text:span> i=<text:span text:style-name="T2">0</text:span>; i&lt;<text:span text:style-name="T4">max</text:span><text:span text:style-name="T5">(</text:span><text:span text:style-name="T4">display</text:span>.<text:span text:style-name="T4">width</text:span><text:span text:style-name="T5">()</text:span>,<text:span text:style-name="T4">display</text:span>.<text:span text:style-name="T4">height</text:span><text:span text:style-name="T5">())</text:span>/<text:span text:style-name="T2">2</text:span>; i+=<text:span text:style-name="T2">2</text:span><text:span text:style-name="T5">)</text:span> <text:span text:style-name="T5">{</text:span></text:p>
      <text:p text:style-name="P3"><text:span text:style-name="T4">display</text:span>.<text:span text:style-name="T4">drawCircle</text:span><text:span text:style-name="T5">(</text:span><text:span text:style-name="T4">display</text:span>.<text:span text:style-name="T4">width</text:span><text:span text:style-name="T5">()</text:span>/<text:span text:style-name="T2">2</text:span>, <text:span text:style-name="T4">display</text:span>.<text:span text:style-name="T4">height</text:span><text:span text:style-name="T5">()</text:span>/<text:span text:style-name="T2">2</text:span>, i, SSD1306_WHITE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1</text:span><text:span text:style-name="T5">)</text:span>;</text:p>
      <text:p text:style-name="P7">}</text:p>
      <text:p text:style-name="P12"/>
      <text:p text:style-name="P3"><text:span text:style-name="T4">delay</text:span><text:span text:style-name="T5">(</text:span><text:span text:style-name="T2">2000</text:span><text:span text:style-name="T5">)</text:span>;</text:p>
      <text:p text:style-name="P7">}</text:p>
      <text:p text:style-name="P12"/>
      <text:p text:style-name="P3"><text:span text:style-name="T3">void</text:span> <text:span text:style-name="T4">testfillcircle</text:span><text:span text:style-name="T5">(</text:span><text:span text:style-name="T3">void</text:span><text:span text:style-name="T5">)</text:span> <text:span text:style-name="T5">{</text:span></text:p>
      <text:p text:style-name="P3"><text:soft-page-break/><text:span text:style-name="T4">display</text:span>.<text:span text:style-name="T4">clearDisplay</text:span><text:span text:style-name="T5">()</text:span>;</text:p>
      <text:p text:style-name="P12"/>
      <text:p text:style-name="P3"><text:span text:style-name="T1">for</text:span><text:span text:style-name="T5">(</text:span><text:span text:style-name="T3">int16_t</text:span> i=<text:span text:style-name="T4">max</text:span><text:span text:style-name="T5">(</text:span><text:span text:style-name="T4">display</text:span>.<text:span text:style-name="T4">width</text:span><text:span text:style-name="T5">()</text:span>,<text:span text:style-name="T4">display</text:span>.<text:span text:style-name="T4">height</text:span><text:span text:style-name="T5">())</text:span>/<text:span text:style-name="T2">2</text:span>; i&gt;<text:span text:style-name="T2">0</text:span>; i-=<text:span text:style-name="T2">3</text:span><text:span text:style-name="T5">)</text:span> <text:span text:style-name="T5">{</text:span></text:p>
      <text:p text:style-name="P6">// The INVERSE color is used so circles alternate white/black</text:p>
      <text:p text:style-name="P3"><text:span text:style-name="T4">display</text:span>.<text:span text:style-name="T4">fillCircle</text:span><text:span text:style-name="T5">(</text:span><text:span text:style-name="T4">display</text:span>.<text:span text:style-name="T4">width</text:span><text:span text:style-name="T5">()</text:span> / <text:span text:style-name="T2">2</text:span>, <text:span text:style-name="T4">display</text:span>.<text:span text:style-name="T4">height</text:span><text:span text:style-name="T5">()</text:span> / <text:span text:style-name="T2">2</text:span>, i, SSD1306_INVERSE<text:span text:style-name="T5">)</text:span>;</text:p>
      <text:p text:style-name="P3"><text:span text:style-name="T4">display</text:span>.<text:span text:style-name="T4">display</text:span><text:span text:style-name="T5">()</text:span>;<text:span text:style-name="T6"> // Update screen with each newly-drawn circle</text:span></text:p>
      <text:p text:style-name="P3"><text:span text:style-name="T4">delay</text:span><text:span text:style-name="T5">(</text:span><text:span text:style-name="T2">1</text:span><text:span text:style-name="T5">)</text:span>;</text:p>
      <text:p text:style-name="P7">}</text:p>
      <text:p text:style-name="P12"/>
      <text:p text:style-name="P3"><text:span text:style-name="T4">delay</text:span><text:span text:style-name="T5">(</text:span><text:span text:style-name="T2">2000</text:span><text:span text:style-name="T5">)</text:span>;</text:p>
      <text:p text:style-name="P7">}</text:p>
      <text:p text:style-name="P12"/>
      <text:p text:style-name="P3"><text:span text:style-name="T3">void</text:span> <text:span text:style-name="T4">testdrawroundrect</text:span><text:span text:style-name="T5">(</text:span><text:span text:style-name="T3">void</text:span><text:span text:style-name="T5">)</text:span> <text:span text:style-name="T5">{</text:span></text:p>
      <text:p text:style-name="P3"><text:span text:style-name="T4">display</text:span>.<text:span text:style-name="T4">clearDisplay</text:span><text:span text:style-name="T5">()</text:span>;</text:p>
      <text:p text:style-name="P12"/>
      <text:p text:style-name="P3"><text:span text:style-name="T1">for</text:span><text:span text:style-name="T5">(</text:span><text:span text:style-name="T3">int16_t</text:span> i=<text:span text:style-name="T2">0</text:span>; i&lt;<text:span text:style-name="T4">display</text:span>.<text:span text:style-name="T4">height</text:span><text:span text:style-name="T5">()</text:span>/<text:span text:style-name="T2">2</text:span>-<text:span text:style-name="T2">2</text:span>; i+=<text:span text:style-name="T2">2</text:span><text:span text:style-name="T5">)</text:span> <text:span text:style-name="T5">{</text:span></text:p>
      <text:p text:style-name="P3"><text:span text:style-name="T4">display</text:span>.<text:span text:style-name="T4">drawRoundRect</text:span><text:span text:style-name="T5">(</text:span>i, i, <text:span text:style-name="T4">display</text:span>.<text:span text:style-name="T4">width</text:span><text:span text:style-name="T5">()</text:span>-<text:span text:style-name="T2">2</text:span>*i, <text:span text:style-name="T4">display</text:span>.<text:span text:style-name="T4">height</text:span><text:span text:style-name="T5">()</text:span>-<text:span text:style-name="T2">2</text:span>*i,</text:p>
      <text:p text:style-name="P3"><text:span text:style-name="T4">display</text:span>.<text:span text:style-name="T4">height</text:span><text:span text:style-name="T5">()</text:span>/<text:span text:style-name="T2">4</text:span>, SSD1306_WHITE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1</text:span><text:span text:style-name="T5">)</text:span>;</text:p>
      <text:p text:style-name="P7">}</text:p>
      <text:p text:style-name="P12"/>
      <text:p text:style-name="P3"><text:span text:style-name="T4">delay</text:span><text:span text:style-name="T5">(</text:span><text:span text:style-name="T2">2000</text:span><text:span text:style-name="T5">)</text:span>;</text:p>
      <text:p text:style-name="P7">}</text:p>
      <text:p text:style-name="P12"/>
      <text:p text:style-name="P3"><text:span text:style-name="T3">void</text:span> <text:span text:style-name="T4">testfillroundrect</text:span><text:span text:style-name="T5">(</text:span><text:span text:style-name="T3">void</text:span><text:span text:style-name="T5">)</text:span> <text:span text:style-name="T5">{</text:span></text:p>
      <text:p text:style-name="P3"><text:span text:style-name="T4">display</text:span>.<text:span text:style-name="T4">clearDisplay</text:span><text:span text:style-name="T5">()</text:span>;</text:p>
      <text:p text:style-name="P12"/>
      <text:p text:style-name="P3"><text:span text:style-name="T1">for</text:span><text:span text:style-name="T5">(</text:span><text:span text:style-name="T3">int16_t</text:span> i=<text:span text:style-name="T2">0</text:span>; i&lt;<text:span text:style-name="T4">display</text:span>.<text:span text:style-name="T4">height</text:span><text:span text:style-name="T5">()</text:span>/<text:span text:style-name="T2">2</text:span>-<text:span text:style-name="T2">2</text:span>; i+=<text:span text:style-name="T2">2</text:span><text:span text:style-name="T5">)</text:span> <text:span text:style-name="T5">{</text:span></text:p>
      <text:p text:style-name="P6">// The INVERSE color is used so round-rects alternate white/black</text:p>
      <text:p text:style-name="P3"><text:soft-page-break/><text:span text:style-name="T4">display</text:span>.<text:span text:style-name="T4">fillRoundRect</text:span><text:span text:style-name="T5">(</text:span>i, i, <text:span text:style-name="T4">display</text:span>.<text:span text:style-name="T4">width</text:span><text:span text:style-name="T5">()</text:span>-<text:span text:style-name="T2">2</text:span>*i, <text:span text:style-name="T4">display</text:span>.<text:span text:style-name="T4">height</text:span><text:span text:style-name="T5">()</text:span>-<text:span text:style-name="T2">2</text:span>*i,</text:p>
      <text:p text:style-name="P3"><text:span text:style-name="T4">display</text:span>.<text:span text:style-name="T4">height</text:span><text:span text:style-name="T5">()</text:span>/<text:span text:style-name="T2">4</text:span>, SSD1306_INVERSE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1</text:span><text:span text:style-name="T5">)</text:span>;</text:p>
      <text:p text:style-name="P7">}</text:p>
      <text:p text:style-name="P12"/>
      <text:p text:style-name="P3"><text:span text:style-name="T4">delay</text:span><text:span text:style-name="T5">(</text:span><text:span text:style-name="T2">2000</text:span><text:span text:style-name="T5">)</text:span>;</text:p>
      <text:p text:style-name="P7">}</text:p>
      <text:p text:style-name="P12"/>
      <text:p text:style-name="P3"><text:span text:style-name="T3">void</text:span> <text:span text:style-name="T4">testdrawtriangle</text:span><text:span text:style-name="T5">(</text:span><text:span text:style-name="T3">void</text:span><text:span text:style-name="T5">)</text:span> <text:span text:style-name="T5">{</text:span></text:p>
      <text:p text:style-name="P3"><text:span text:style-name="T4">display</text:span>.<text:span text:style-name="T4">clearDisplay</text:span><text:span text:style-name="T5">()</text:span>;</text:p>
      <text:p text:style-name="P12"/>
      <text:p text:style-name="P3"><text:span text:style-name="T1">for</text:span><text:span text:style-name="T5">(</text:span><text:span text:style-name="T3">int16_t</text:span> i=<text:span text:style-name="T2">0</text:span>; i&lt;<text:span text:style-name="T4">max</text:span><text:span text:style-name="T5">(</text:span><text:span text:style-name="T4">display</text:span>.<text:span text:style-name="T4">width</text:span><text:span text:style-name="T5">()</text:span>,<text:span text:style-name="T4">display</text:span>.<text:span text:style-name="T4">height</text:span><text:span text:style-name="T5">())</text:span>/<text:span text:style-name="T2">2</text:span>; i+=<text:span text:style-name="T2">5</text:span><text:span text:style-name="T5">)</text:span> <text:span text:style-name="T5">{</text:span></text:p>
      <text:p text:style-name="P3"><text:span text:style-name="T4">display</text:span>.<text:span text:style-name="T4">drawTriangle</text:span><text:span text:style-name="T5">(</text:span></text:p>
      <text:p text:style-name="P3"><text:span text:style-name="T4">display</text:span>.<text:span text:style-name="T4">width</text:span><text:span text:style-name="T5">()</text:span>/<text:span text:style-name="T2">2</text:span> , <text:span text:style-name="T4">display</text:span>.<text:span text:style-name="T4">height</text:span><text:span text:style-name="T5">()</text:span>/<text:span text:style-name="T2">2</text:span>-i,</text:p>
      <text:p text:style-name="P3"><text:span text:style-name="T4">display</text:span>.<text:span text:style-name="T4">width</text:span><text:span text:style-name="T5">()</text:span>/<text:span text:style-name="T2">2</text:span>-i, <text:span text:style-name="T4">display</text:span>.<text:span text:style-name="T4">height</text:span><text:span text:style-name="T5">()</text:span>/<text:span text:style-name="T2">2</text:span>+i,</text:p>
      <text:p text:style-name="P3"><text:span text:style-name="T4">display</text:span>.<text:span text:style-name="T4">width</text:span><text:span text:style-name="T5">()</text:span>/<text:span text:style-name="T2">2</text:span>+i, <text:span text:style-name="T4">display</text:span>.<text:span text:style-name="T4">height</text:span><text:span text:style-name="T5">()</text:span>/<text:span text:style-name="T2">2</text:span>+i, SSD1306_WHITE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1</text:span><text:span text:style-name="T5">)</text:span>;</text:p>
      <text:p text:style-name="P7">}</text:p>
      <text:p text:style-name="P12"/>
      <text:p text:style-name="P3"><text:span text:style-name="T4">delay</text:span><text:span text:style-name="T5">(</text:span><text:span text:style-name="T2">2000</text:span><text:span text:style-name="T5">)</text:span>;</text:p>
      <text:p text:style-name="P7">}</text:p>
      <text:p text:style-name="P12"/>
      <text:p text:style-name="P3"><text:span text:style-name="T3">void</text:span> <text:span text:style-name="T4">testfilltriangle</text:span><text:span text:style-name="T5">(</text:span><text:span text:style-name="T3">void</text:span><text:span text:style-name="T5">)</text:span> <text:span text:style-name="T5">{</text:span></text:p>
      <text:p text:style-name="P3"><text:span text:style-name="T4">display</text:span>.<text:span text:style-name="T4">clearDisplay</text:span><text:span text:style-name="T5">()</text:span>;</text:p>
      <text:p text:style-name="P12"/>
      <text:p text:style-name="P3"><text:span text:style-name="T1">for</text:span><text:span text:style-name="T5">(</text:span><text:span text:style-name="T3">int16_t</text:span> i=<text:span text:style-name="T4">max</text:span><text:span text:style-name="T5">(</text:span><text:span text:style-name="T4">display</text:span>.<text:span text:style-name="T4">width</text:span><text:span text:style-name="T5">()</text:span>,<text:span text:style-name="T4">display</text:span>.<text:span text:style-name="T4">height</text:span><text:span text:style-name="T5">())</text:span>/<text:span text:style-name="T2">2</text:span>; i&gt;<text:span text:style-name="T2">0</text:span>; i-=<text:span text:style-name="T2">5</text:span><text:span text:style-name="T5">)</text:span> <text:span text:style-name="T5">{</text:span></text:p>
      <text:p text:style-name="P6">// The INVERSE color is used so triangles alternate white/black</text:p>
      <text:p text:style-name="P3"><text:span text:style-name="T4">display</text:span>.<text:span text:style-name="T4">fillTriangle</text:span><text:span text:style-name="T5">(</text:span></text:p>
      <text:p text:style-name="P3"><text:soft-page-break/><text:span text:style-name="T4">display</text:span>.<text:span text:style-name="T4">width</text:span><text:span text:style-name="T5">()</text:span>/<text:span text:style-name="T2">2</text:span> , <text:span text:style-name="T4">display</text:span>.<text:span text:style-name="T4">height</text:span><text:span text:style-name="T5">()</text:span>/<text:span text:style-name="T2">2</text:span>-i,</text:p>
      <text:p text:style-name="P3"><text:span text:style-name="T4">display</text:span>.<text:span text:style-name="T4">width</text:span><text:span text:style-name="T5">()</text:span>/<text:span text:style-name="T2">2</text:span>-i, <text:span text:style-name="T4">display</text:span>.<text:span text:style-name="T4">height</text:span><text:span text:style-name="T5">()</text:span>/<text:span text:style-name="T2">2</text:span>+i,</text:p>
      <text:p text:style-name="P3"><text:span text:style-name="T4">display</text:span>.<text:span text:style-name="T4">width</text:span><text:span text:style-name="T5">()</text:span>/<text:span text:style-name="T2">2</text:span>+i, <text:span text:style-name="T4">display</text:span>.<text:span text:style-name="T4">height</text:span><text:span text:style-name="T5">()</text:span>/<text:span text:style-name="T2">2</text:span>+i, SSD1306_INVERSE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1</text:span><text:span text:style-name="T5">)</text:span>;</text:p>
      <text:p text:style-name="P7">}</text:p>
      <text:p text:style-name="P12"/>
      <text:p text:style-name="P3"><text:span text:style-name="T4">delay</text:span><text:span text:style-name="T5">(</text:span><text:span text:style-name="T2">2000</text:span><text:span text:style-name="T5">)</text:span>;</text:p>
      <text:p text:style-name="P7">}</text:p>
      <text:p text:style-name="P12"/>
      <text:p text:style-name="P3"><text:span text:style-name="T3">void</text:span> <text:span text:style-name="T4">testdrawchar</text:span><text:span text:style-name="T5">(</text:span><text:span text:style-name="T3">void</text:span><text:span text:style-name="T5">)</text:span> <text:span text:style-name="T5">{</text:span></text:p>
      <text:p text:style-name="P3"><text:span text:style-name="T4">display</text:span>.<text:span text:style-name="T4">clearDisplay</text:span><text:span text:style-name="T5">()</text:span>;</text:p>
      <text:p text:style-name="P12"/>
      <text:p text:style-name="P3"><text:span text:style-name="T4">display</text:span>.<text:span text:style-name="T4">setTextSize</text:span><text:span text:style-name="T5">(</text:span><text:span text:style-name="T2">1</text:span><text:span text:style-name="T5">)</text:span>;<text:span text:style-name="T6"> // Normal 1:1 pixel scale</text:span></text:p>
      <text:p text:style-name="P3"><text:span text:style-name="T4">display</text:span>.<text:span text:style-name="T4">setTextColor</text:span><text:span text:style-name="T5">(</text:span>SSD1306_WHITE<text:span text:style-name="T5">)</text:span>;<text:span text:style-name="T6"> // Draw white text</text:span></text:p>
      <text:p text:style-name="P3"><text:span text:style-name="T4">display</text:span>.<text:span text:style-name="T4">setCursor</text:span><text:span text:style-name="T5">(</text:span><text:span text:style-name="T2">0</text:span>, <text:span text:style-name="T2">0</text:span><text:span text:style-name="T5">)</text:span>;<text:span text:style-name="T6"> // Start at top-left corner</text:span></text:p>
      <text:p text:style-name="P3"><text:span text:style-name="T4">display</text:span>.<text:span text:style-name="T4">cp437</text:span><text:span text:style-name="T5">(</text:span><text:span text:style-name="T2">true</text:span><text:span text:style-name="T5">)</text:span>;<text:span text:style-name="T6"> // Use full 256 char 'Code Page 437' font</text:span></text:p>
      <text:p text:style-name="P12"/>
      <text:p text:style-name="P6">// Not all the characters will fit on the display. This is normal.</text:p>
      <text:p text:style-name="P6">// Library will draw what it can and the rest will be clipped.</text:p>
      <text:p text:style-name="P3"><text:span text:style-name="T1">for</text:span><text:span text:style-name="T5">(</text:span><text:span text:style-name="T3">int16_t</text:span> i=<text:span text:style-name="T2">0</text:span>; i&lt;<text:span text:style-name="T2">256</text:span>; i++<text:span text:style-name="T5">)</text:span> <text:span text:style-name="T5">{</text:span></text:p>
      <text:p text:style-name="P3"><text:span text:style-name="T1">if</text:span><text:span text:style-name="T5">(</text:span>i == '<text:span text:style-name="T2">\n</text:span>'<text:span text:style-name="T5">)</text:span> <text:span text:style-name="T4">display</text:span>.<text:span text:style-name="T4">write</text:span><text:span text:style-name="T5">(</text:span>' '<text:span text:style-name="T5">)</text:span>;</text:p>
      <text:p text:style-name="P3"><text:span text:style-name="T1">else</text:span> <text:span text:style-name="T4">display</text:span>.<text:span text:style-name="T4">write</text:span><text:span text:style-name="T5">(</text:span>i<text:span text:style-name="T5">)</text:span>;</text:p>
      <text:p text:style-name="P7">}</text:p>
      <text:p text:style-name="P12"/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2000</text:span><text:span text:style-name="T5">)</text:span>;</text:p>
      <text:p text:style-name="P7">}</text:p>
      <text:p text:style-name="P12"/>
      <text:p text:style-name="P3"><text:span text:style-name="T3">void</text:span> <text:span text:style-name="T4">testdrawstyles</text:span><text:span text:style-name="T5">(</text:span><text:span text:style-name="T3">void</text:span><text:span text:style-name="T5">)</text:span> <text:span text:style-name="T5">{</text:span></text:p>
      <text:p text:style-name="P3"><text:soft-page-break/><text:span text:style-name="T4">display</text:span>.<text:span text:style-name="T4">clearDisplay</text:span><text:span text:style-name="T5">()</text:span>;</text:p>
      <text:p text:style-name="P12"/>
      <text:p text:style-name="P3"><text:span text:style-name="T4">display</text:span>.<text:span text:style-name="T4">setTextSize</text:span><text:span text:style-name="T5">(</text:span><text:span text:style-name="T2">1</text:span><text:span text:style-name="T5">)</text:span>;<text:span text:style-name="T6"> // Normal 1:1 pixel scale</text:span></text:p>
      <text:p text:style-name="P3"><text:span text:style-name="T4">display</text:span>.<text:span text:style-name="T4">setTextColor</text:span><text:span text:style-name="T5">(</text:span>SSD1306_WHITE<text:span text:style-name="T5">)</text:span>;<text:span text:style-name="T6"> // Draw white text</text:span></text:p>
      <text:p text:style-name="P3"><text:span text:style-name="T4">display</text:span>.<text:span text:style-name="T4">setCursor</text:span><text:span text:style-name="T5">(</text:span><text:span text:style-name="T2">0</text:span>,<text:span text:style-name="T2">0</text:span><text:span text:style-name="T5">)</text:span>;<text:span text:style-name="T6"> // Start at top-left corner</text:span></text:p>
      <text:p text:style-name="P3"><text:span text:style-name="T4">display</text:span>.<text:span text:style-name="T4">println</text:span><text:span text:style-name="T5">(</text:span><text:span text:style-name="T4">F</text:span><text:span text:style-name="T5">(</text:span><text:span text:style-name="T2">"Hello, world!"</text:span><text:span text:style-name="T5">))</text:span>;</text:p>
      <text:p text:style-name="P12"/>
      <text:p text:style-name="P3"><text:span text:style-name="T4">display</text:span>.<text:span text:style-name="T4">setTextColor</text:span><text:span text:style-name="T5">(</text:span>SSD1306_BLACK, SSD1306_WHITE<text:span text:style-name="T5">)</text:span>;<text:span text:style-name="T6"> // Draw 'inverse' text</text:span></text:p>
      <text:p text:style-name="P3"><text:span text:style-name="T4">display</text:span>.<text:span text:style-name="T4">println</text:span><text:span text:style-name="T5">(</text:span><text:span text:style-name="T2">3.141592</text:span><text:span text:style-name="T5">)</text:span>;</text:p>
      <text:p text:style-name="P12"/>
      <text:p text:style-name="P3"><text:span text:style-name="T4">display</text:span>.<text:span text:style-name="T4">setTextSize</text:span><text:span text:style-name="T5">(</text:span><text:span text:style-name="T2">2</text:span><text:span text:style-name="T5">)</text:span>;<text:span text:style-name="T6"> // Draw 2X-scale text</text:span></text:p>
      <text:p text:style-name="P3"><text:span text:style-name="T4">display</text:span>.<text:span text:style-name="T4">setTextColor</text:span><text:span text:style-name="T5">(</text:span>SSD1306_WHITE<text:span text:style-name="T5">)</text:span>;</text:p>
      <text:p text:style-name="P3"><text:span text:style-name="T4">display</text:span>.<text:span text:style-name="T4">print</text:span><text:span text:style-name="T5">(</text:span><text:span text:style-name="T4">F</text:span><text:span text:style-name="T5">(</text:span><text:span text:style-name="T2">"0x"</text:span><text:span text:style-name="T5">))</text:span>; <text:span text:style-name="T4">display</text:span>.<text:span text:style-name="T4">println</text:span><text:span text:style-name="T5">(</text:span>0x<text:span text:style-name="T2">DEADBEEF</text:span>, HEX<text:span text:style-name="T5">)</text:span>;</text:p>
      <text:p text:style-name="P12"/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2000</text:span><text:span text:style-name="T5">)</text:span>;</text:p>
      <text:p text:style-name="P7">}</text:p>
      <text:p text:style-name="P12"/>
      <text:p text:style-name="P3"><text:span text:style-name="T3">void</text:span> <text:span text:style-name="T4">testscrolltext</text:span><text:span text:style-name="T5">(</text:span><text:span text:style-name="T3">void</text:span><text:span text:style-name="T5">)</text:span> <text:span text:style-name="T5">{</text:span></text:p>
      <text:p text:style-name="P3"><text:span text:style-name="T4">display</text:span>.<text:span text:style-name="T4">clearDisplay</text:span><text:span text:style-name="T5">()</text:span>;</text:p>
      <text:p text:style-name="P12"/>
      <text:p text:style-name="P3"><text:span text:style-name="T4">display</text:span>.<text:span text:style-name="T4">setTextSize</text:span><text:span text:style-name="T5">(</text:span><text:span text:style-name="T2">2</text:span><text:span text:style-name="T5">)</text:span>;<text:span text:style-name="T6"> // Draw 2X-scale text</text:span></text:p>
      <text:p text:style-name="P3"><text:span text:style-name="T4">display</text:span>.<text:span text:style-name="T4">setTextColor</text:span><text:span text:style-name="T5">(</text:span>SSD1306_WHITE<text:span text:style-name="T5">)</text:span>;</text:p>
      <text:p text:style-name="P3"><text:span text:style-name="T4">display</text:span>.<text:span text:style-name="T4">setCursor</text:span><text:span text:style-name="T5">(</text:span><text:span text:style-name="T2">10</text:span>, <text:span text:style-name="T2">0</text:span><text:span text:style-name="T5">)</text:span>;</text:p>
      <text:p text:style-name="P3"><text:span text:style-name="T4">display</text:span>.<text:span text:style-name="T4">println</text:span><text:span text:style-name="T5">(</text:span><text:span text:style-name="T4">F</text:span><text:span text:style-name="T5">(</text:span><text:span text:style-name="T2">"scroll"</text:span><text:span text:style-name="T5">))</text:span>;</text:p>
      <text:p text:style-name="P3"><text:span text:style-name="T4">display</text:span>.<text:span text:style-name="T4">display</text:span><text:span text:style-name="T5">()</text:span>;<text:span text:style-name="T6"> // Show initial text</text:span></text:p>
      <text:p text:style-name="P3"><text:span text:style-name="T4">delay</text:span><text:span text:style-name="T5">(</text:span><text:span text:style-name="T2">100</text:span><text:span text:style-name="T5">)</text:span>;</text:p>
      <text:p text:style-name="P12"/>
      <text:p text:style-name="P6">// Scroll in various directions, pausing in-between:</text:p>
      <text:p text:style-name="P3"><text:soft-page-break/><text:span text:style-name="T4">display</text:span>.<text:span text:style-name="T4">startscrollright</text:span><text:span text:style-name="T5">(</text:span>0x<text:span text:style-name="T2">00</text:span>, 0x<text:span text:style-name="T2">0F</text:span><text:span text:style-name="T5">)</text:span>;</text:p>
      <text:p text:style-name="P3"><text:span text:style-name="T4">delay</text:span><text:span text:style-name="T5">(</text:span><text:span text:style-name="T2">2000</text:span><text:span text:style-name="T5">)</text:span>;</text:p>
      <text:p text:style-name="P3"><text:span text:style-name="T4">display</text:span>.<text:span text:style-name="T4">stopscroll</text:span><text:span text:style-name="T5">()</text:span>;</text:p>
      <text:p text:style-name="P3"><text:span text:style-name="T4">delay</text:span><text:span text:style-name="T5">(</text:span><text:span text:style-name="T2">1000</text:span><text:span text:style-name="T5">)</text:span>;</text:p>
      <text:p text:style-name="P3"><text:span text:style-name="T4">display</text:span>.<text:span text:style-name="T4">startscrollleft</text:span><text:span text:style-name="T5">(</text:span>0x<text:span text:style-name="T2">00</text:span>, 0x<text:span text:style-name="T2">0F</text:span><text:span text:style-name="T5">)</text:span>;</text:p>
      <text:p text:style-name="P3"><text:span text:style-name="T4">delay</text:span><text:span text:style-name="T5">(</text:span><text:span text:style-name="T2">2000</text:span><text:span text:style-name="T5">)</text:span>;</text:p>
      <text:p text:style-name="P3"><text:span text:style-name="T4">display</text:span>.<text:span text:style-name="T4">stopscroll</text:span><text:span text:style-name="T5">()</text:span>;</text:p>
      <text:p text:style-name="P3"><text:span text:style-name="T4">delay</text:span><text:span text:style-name="T5">(</text:span><text:span text:style-name="T2">1000</text:span><text:span text:style-name="T5">)</text:span>;</text:p>
      <text:p text:style-name="P3"><text:span text:style-name="T4">display</text:span>.<text:span text:style-name="T4">startscrolldiagright</text:span><text:span text:style-name="T5">(</text:span>0x<text:span text:style-name="T2">00</text:span>, 0x<text:span text:style-name="T2">07</text:span><text:span text:style-name="T5">)</text:span>;</text:p>
      <text:p text:style-name="P3"><text:span text:style-name="T4">delay</text:span><text:span text:style-name="T5">(</text:span><text:span text:style-name="T2">2000</text:span><text:span text:style-name="T5">)</text:span>;</text:p>
      <text:p text:style-name="P3"><text:span text:style-name="T4">display</text:span>.<text:span text:style-name="T4">startscrolldiagleft</text:span><text:span text:style-name="T5">(</text:span>0x<text:span text:style-name="T2">00</text:span>, 0x<text:span text:style-name="T2">07</text:span><text:span text:style-name="T5">)</text:span>;</text:p>
      <text:p text:style-name="P3"><text:span text:style-name="T4">delay</text:span><text:span text:style-name="T5">(</text:span><text:span text:style-name="T2">2000</text:span><text:span text:style-name="T5">)</text:span>;</text:p>
      <text:p text:style-name="P3"><text:span text:style-name="T4">display</text:span>.<text:span text:style-name="T4">stopscroll</text:span><text:span text:style-name="T5">()</text:span>;</text:p>
      <text:p text:style-name="P3"><text:span text:style-name="T4">delay</text:span><text:span text:style-name="T5">(</text:span><text:span text:style-name="T2">1000</text:span><text:span text:style-name="T5">)</text:span>;</text:p>
      <text:p text:style-name="P7">}</text:p>
      <text:p text:style-name="P12"/>
      <text:p text:style-name="P3"><text:span text:style-name="T3">void</text:span> <text:span text:style-name="T4">testdrawbitmap</text:span><text:span text:style-name="T5">(</text:span><text:span text:style-name="T3">void</text:span><text:span text:style-name="T5">)</text:span> <text:span text:style-name="T5">{</text:span></text:p>
      <text:p text:style-name="P3"><text:span text:style-name="T4">display</text:span>.<text:span text:style-name="T4">clearDisplay</text:span><text:span text:style-name="T5">()</text:span>;</text:p>
      <text:p text:style-name="P12"/>
      <text:p text:style-name="P3"><text:span text:style-name="T4">display</text:span>.<text:span text:style-name="T4">drawBitmap</text:span><text:span text:style-name="T5">(</text:span></text:p>
      <text:p text:style-name="P3"><text:span text:style-name="T5">(</text:span><text:span text:style-name="T4">display</text:span>.<text:span text:style-name="T4">width</text:span><text:span text:style-name="T5">()</text:span> - LOGO_WIDTH <text:span text:style-name="T5">)</text:span> / <text:span text:style-name="T2">2</text:span>,</text:p>
      <text:p text:style-name="P3"><text:span text:style-name="T5">(</text:span><text:span text:style-name="T4">display</text:span>.<text:span text:style-name="T4">height</text:span><text:span text:style-name="T5">()</text:span> - LOGO_HEIGHT<text:span text:style-name="T5">)</text:span> / <text:span text:style-name="T2">2</text:span>,</text:p>
      <text:p text:style-name="P3">logo_bmp, LOGO_WIDTH, LOGO_HEIGHT, <text:span text:style-name="T2">1</text:span><text:span text:style-name="T5">)</text:span>;</text:p>
      <text:p text:style-name="P3"><text:span text:style-name="T4">display</text:span>.<text:span text:style-name="T4">display</text:span><text:span text:style-name="T5">()</text:span>;</text:p>
      <text:p text:style-name="P3"><text:span text:style-name="T4">delay</text:span><text:span text:style-name="T5">(</text:span><text:span text:style-name="T2">1000</text:span><text:span text:style-name="T5">)</text:span>;</text:p>
      <text:p text:style-name="P7">}</text:p>
      <text:p text:style-name="P12"/>
      <text:p text:style-name="P3"><text:span text:style-name="T1">#define</text:span> <text:span text:style-name="T4">XPOS</text:span> <text:span text:style-name="T2">0</text:span><text:span text:style-name="T6"> // Indexes into the 'icons' array in function below</text:span></text:p>
      <text:p text:style-name="P3"><text:span text:style-name="T1">#define</text:span> <text:span text:style-name="T4">YPOS</text:span> <text:span text:style-name="T2">1</text:span></text:p>
      <text:p text:style-name="P3"><text:span text:style-name="T1">#define</text:span> <text:span text:style-name="T4">DELTAY</text:span> <text:span text:style-name="T2">2</text:span></text:p>
      <text:p text:style-name="P12"><text:soft-page-break/></text:p>
      <text:p text:style-name="P3"><text:span text:style-name="T3">void</text:span> <text:span text:style-name="T4">testanimate</text:span><text:span text:style-name="T5">(</text:span><text:span text:style-name="T3">const</text:span> <text:span text:style-name="T3">uint8_t</text:span> <text:span text:style-name="T3">*</text:span><text:span text:style-name="T5">bitmap</text:span>, <text:span text:style-name="T3">uint8_t</text:span> <text:span text:style-name="T5">w</text:span>, <text:span text:style-name="T3">uint8_t</text:span> <text:span text:style-name="T5">h)</text:span> <text:span text:style-name="T5">{</text:span></text:p>
      <text:p text:style-name="P3"><text:span text:style-name="T3">int8_t</text:span> f, <text:span text:style-name="T4">icons</text:span>[NUMFLAKES][<text:span text:style-name="T2">3</text:span>];</text:p>
      <text:p text:style-name="P12"/>
      <text:p text:style-name="P6">// Initialize 'snowflake' positions</text:p>
      <text:p text:style-name="P3"><text:span text:style-name="T1">for</text:span><text:span text:style-name="T5">(</text:span>f=<text:span text:style-name="T2">0</text:span>; f&lt; NUMFLAKES; f++<text:span text:style-name="T5">)</text:span> <text:span text:style-name="T5">{</text:span></text:p>
      <text:p text:style-name="P3"><text:span text:style-name="T4">icons</text:span>[f][XPOS] = <text:span text:style-name="T4">random</text:span><text:span text:style-name="T5">(</text:span><text:span text:style-name="T2">1</text:span> - LOGO_WIDTH, <text:span text:style-name="T4">display</text:span>.<text:span text:style-name="T4">width</text:span><text:span text:style-name="T5">())</text:span>;</text:p>
      <text:p text:style-name="P3"><text:span text:style-name="T4">icons</text:span>[f][YPOS] = -LOGO_HEIGHT;</text:p>
      <text:p text:style-name="P3"><text:span text:style-name="T4">icons</text:span>[f][DELTAY] = <text:span text:style-name="T4">random</text:span><text:span text:style-name="T5">(</text:span><text:span text:style-name="T2">1</text:span>, <text:span text:style-name="T2">6</text:span><text:span text:style-name="T5">)</text:span>;</text:p>
      <text:p text:style-name="P3"><text:span text:style-name="T4">Serial</text:span>.<text:span text:style-name="T4">print</text:span><text:span text:style-name="T5">(</text:span><text:span text:style-name="T4">F</text:span><text:span text:style-name="T5">(</text:span><text:span text:style-name="T2">"x: "</text:span><text:span text:style-name="T5">))</text:span>;</text:p>
      <text:p text:style-name="P3"><text:span text:style-name="T4">Serial</text:span>.<text:span text:style-name="T4">print</text:span><text:span text:style-name="T5">(</text:span><text:span text:style-name="T4">icons</text:span>[f][XPOS], DEC<text:span text:style-name="T5">)</text:span>;</text:p>
      <text:p text:style-name="P3"><text:span text:style-name="T4">Serial</text:span>.<text:span text:style-name="T4">print</text:span><text:span text:style-name="T5">(</text:span><text:span text:style-name="T4">F</text:span><text:span text:style-name="T5">(</text:span><text:span text:style-name="T2">" y: "</text:span><text:span text:style-name="T5">))</text:span>;</text:p>
      <text:p text:style-name="P3"><text:span text:style-name="T4">Serial</text:span>.<text:span text:style-name="T4">print</text:span><text:span text:style-name="T5">(</text:span><text:span text:style-name="T4">icons</text:span>[f][YPOS], DEC<text:span text:style-name="T5">)</text:span>;</text:p>
      <text:p text:style-name="P3"><text:span text:style-name="T4">Serial</text:span>.<text:span text:style-name="T4">print</text:span><text:span text:style-name="T5">(</text:span><text:span text:style-name="T4">F</text:span><text:span text:style-name="T5">(</text:span><text:span text:style-name="T2">" dy: "</text:span><text:span text:style-name="T5">))</text:span>;</text:p>
      <text:p text:style-name="P3"><text:span text:style-name="T4">Serial</text:span>.<text:span text:style-name="T4">println</text:span><text:span text:style-name="T5">(</text:span><text:span text:style-name="T4">icons</text:span>[f][DELTAY], DEC<text:span text:style-name="T5">)</text:span>;</text:p>
      <text:p text:style-name="P7">}</text:p>
      <text:p text:style-name="P12"/>
      <text:p text:style-name="P3"><text:span text:style-name="T1">for</text:span><text:span text:style-name="T5">(</text:span>;;<text:span text:style-name="T5">)</text:span> <text:span text:style-name="T5">{</text:span><text:span text:style-name="T6"> // Loop forever...</text:span></text:p>
      <text:p text:style-name="P3"><text:span text:style-name="T4">display</text:span>.<text:span text:style-name="T4">clearDisplay</text:span><text:span text:style-name="T5">()</text:span>;<text:span text:style-name="T6"> // Clear the display buffer</text:span></text:p>
      <text:p text:style-name="P12"/>
      <text:p text:style-name="P6">// Draw each snowflake:</text:p>
      <text:p text:style-name="P3"><text:span text:style-name="T1">for</text:span><text:span text:style-name="T5">(</text:span>f=<text:span text:style-name="T2">0</text:span>; f&lt; NUMFLAKES; f++<text:span text:style-name="T5">)</text:span> <text:span text:style-name="T5">{</text:span></text:p>
      <text:p text:style-name="P3"><text:span text:style-name="T4">display</text:span>.<text:span text:style-name="T4">drawBitmap</text:span><text:span text:style-name="T5">(</text:span><text:span text:style-name="T4">icons</text:span>[f][XPOS], <text:span text:style-name="T4">icons</text:span>[f][YPOS], bitmap, w, h, SSD1306_WHITE<text:span text:style-name="T5">)</text:span>;</text:p>
      <text:p text:style-name="P7">}</text:p>
      <text:p text:style-name="P12"/>
      <text:p text:style-name="P3"><text:span text:style-name="T4">display</text:span>.<text:span text:style-name="T4">display</text:span><text:span text:style-name="T5">()</text:span>;<text:span text:style-name="T6"> // Show the display buffer on the screen</text:span></text:p>
      <text:p text:style-name="P3"><text:span text:style-name="T4">delay</text:span><text:span text:style-name="T5">(</text:span><text:span text:style-name="T2">200</text:span><text:span text:style-name="T5">)</text:span>;<text:span text:style-name="T6"> // Pause for 1/10 second</text:span></text:p>
      <text:p text:style-name="P12"/>
      <text:p text:style-name="P6">// Then update coordinates of each flake...</text:p>
      <text:p text:style-name="P3"><text:soft-page-break/><text:span text:style-name="T1">for</text:span><text:span text:style-name="T5">(</text:span>f=<text:span text:style-name="T2">0</text:span>; f&lt; NUMFLAKES; f++<text:span text:style-name="T5">)</text:span> <text:span text:style-name="T5">{</text:span></text:p>
      <text:p text:style-name="P3"><text:span text:style-name="T4">icons</text:span>[f][YPOS] += <text:span text:style-name="T4">icons</text:span>[f][DELTAY];</text:p>
      <text:p text:style-name="P6">// If snowflake is off the bottom of the screen...</text:p>
      <text:p text:style-name="P3"><text:span text:style-name="T1">if</text:span> <text:span text:style-name="T5">(</text:span><text:span text:style-name="T4">icons</text:span>[f][YPOS] &gt;= <text:span text:style-name="T4">display</text:span>.<text:span text:style-name="T4">height</text:span><text:span text:style-name="T5">())</text:span> <text:span text:style-name="T5">{</text:span></text:p>
      <text:p text:style-name="P6">// Reinitialize to a random position, just off the top</text:p>
      <text:p text:style-name="P3"><text:span text:style-name="T4">icons</text:span>[f][XPOS] = <text:span text:style-name="T4">random</text:span><text:span text:style-name="T5">(</text:span><text:span text:style-name="T2">1</text:span> - LOGO_WIDTH, <text:span text:style-name="T4">display</text:span>.<text:span text:style-name="T4">width</text:span><text:span text:style-name="T5">())</text:span>;</text:p>
      <text:p text:style-name="P3"><text:span text:style-name="T4">icons</text:span>[f][YPOS] = -LOGO_HEIGHT;</text:p>
      <text:p text:style-name="P3"><text:span text:style-name="T4">icons</text:span>[f][DELTAY] = <text:span text:style-name="T4">random</text:span><text:span text:style-name="T5">(</text:span><text:span text:style-name="T2">1</text:span>, <text:span text:style-name="T2">6</text:span><text:span text:style-name="T5">)</text:span>;</text:p>
      <text:p text:style-name="P7">}</text:p>
      <text:p text:style-name="P7">}</text:p>
      <text:p text:style-name="P7">}</text:p>
      <text:p text:style-name="P7">}</text:p>
      <text:p text:style-name="P3"/>
      <text:p text:style-name="P13"/>
      <text:p text:style-name="P9">FILE: eeprom.h</text:p>
      <text:p text:style-name="P9"/>
      <text:p text:style-name="P4">// EEPROM support routine 1</text:p>
      <text:p text:style-name="P6">// March 28, 2023</text:p>
      <text:p text:style-name="P6">// ====================================</text:p>
      <text:p text:style-name="P3"><text:span text:style-name="T1">#include</text:span> <text:span text:style-name="T2">&lt;SPI.h&gt;</text:span></text:p>
      <text:p text:style-name="P3"><text:span text:style-name="T1">#include</text:span> <text:span text:style-name="T2">&lt;Wire.h&gt;</text:span></text:p>
      <text:p text:style-name="P12"/>
      <text:p text:style-name="P6">// ===================================</text:p>
      <text:p text:style-name="P6">// eeprom section</text:p>
      <text:p text:style-name="P6">// ===================================</text:p>
      <text:p text:style-name="P3"><text:span text:style-name="T1">#define</text:span> <text:span text:style-name="T4">disk1</text:span> 0x<text:span text:style-name="T2">50</text:span><text:span text:style-name="T6"> // addr of eeprom chip</text:span></text:p>
      <text:p text:style-name="P3"><text:span text:style-name="T1">#define</text:span> <text:span text:style-name="T4">disk2</text:span> 0x<text:span text:style-name="T2">51</text:span><text:span text:style-name="T6"> // addr of bank 2 of eeprom</text:span></text:p>
      <text:p text:style-name="P3"><text:span text:style-name="T1">#define</text:span> <text:span text:style-name="T4">disk3</text:span> 0x<text:span text:style-name="T2">52</text:span><text:span text:style-name="T6"> // aadr of bank 3 of eeprom</text:span></text:p>
      <text:p text:style-name="P12"/>
      <text:p text:style-name="P3"><text:span text:style-name="T3">unsigned</text:span> <text:span text:style-name="T3">int</text:span> address=<text:span text:style-name="T2">0</text:span>;</text:p>
      <text:p text:style-name="P12"><text:soft-page-break/></text:p>
      <text:p text:style-name="P3"><text:span text:style-name="T3">void</text:span> <text:span text:style-name="T4">setupEEPROM</text:span><text:span text:style-name="T5">(){</text:span></text:p>
      <text:p text:style-name="P3"><text:span text:style-name="T4">Wire</text:span>.<text:span text:style-name="T4">begin</text:span><text:span text:style-name="T5">()</text:span>;</text:p>
      <text:p text:style-name="P7">}</text:p>
      <text:p text:style-name="P12"/>
      <text:p text:style-name="P3"><text:span text:style-name="T3">void</text:span> <text:span text:style-name="T4">writeEEPROM</text:span><text:span text:style-name="T5">(</text:span><text:span text:style-name="T3">int</text:span> <text:span text:style-name="T5">deviceaddress</text:span>, <text:span text:style-name="T3">unsigned</text:span> <text:span text:style-name="T3">int</text:span> <text:span text:style-name="T5">eeaddress</text:span>, byte <text:span text:style-name="T5">data){</text:span></text:p>
      <text:p text:style-name="P3"><text:span text:style-name="T4">Wire</text:span>.<text:span text:style-name="T4">beginTransmission</text:span><text:span text:style-name="T5">(</text:span>deviceaddress<text:span text:style-name="T5">)</text:span>;</text:p>
      <text:p text:style-name="P3"><text:span text:style-name="T4">Wire</text:span>.<text:span text:style-name="T4">write</text:span><text:span text:style-name="T5">((</text:span><text:span text:style-name="T3">int</text:span><text:span text:style-name="T5">)(</text:span>eeaddress &gt;&gt; <text:span text:style-name="T2">8</text:span><text:span text:style-name="T5">))</text:span>;<text:span text:style-name="T6"> // MSB</text:span></text:p>
      <text:p text:style-name="P3"><text:span text:style-name="T4">Wire</text:span>.<text:span text:style-name="T4">write</text:span><text:span text:style-name="T5">((</text:span><text:span text:style-name="T3">int</text:span><text:span text:style-name="T5">)(</text:span>eeaddress &amp; 0x<text:span text:style-name="T2">FF</text:span><text:span text:style-name="T5">))</text:span>;<text:span text:style-name="T6"> // LSB</text:span></text:p>
      <text:p text:style-name="P3"><text:span text:style-name="T4">Wire</text:span>.<text:span text:style-name="T4">write</text:span><text:span text:style-name="T5">(</text:span>data<text:span text:style-name="T5">)</text:span>;</text:p>
      <text:p text:style-name="P3"><text:span text:style-name="T4">Wire</text:span>.<text:span text:style-name="T4">endTransmission</text:span><text:span text:style-name="T5">()</text:span>;</text:p>
      <text:p text:style-name="P3"><text:span text:style-name="T4">delay</text:span><text:span text:style-name="T5">(</text:span><text:span text:style-name="T2">5</text:span><text:span text:style-name="T5">)</text:span>;</text:p>
      <text:p text:style-name="P7">}</text:p>
      <text:p text:style-name="P17"/>
      <text:p text:style-name="P3">byte <text:span text:style-name="T4">readEEPROM</text:span><text:span text:style-name="T5">(</text:span><text:span text:style-name="T3">int</text:span> <text:span text:style-name="T5">deviceaddress</text:span>, <text:span text:style-name="T3">unsigned</text:span> <text:span text:style-name="T3">int</text:span> <text:span text:style-name="T5">eeaddress){</text:span></text:p>
      <text:p text:style-name="P3">byte rdata = 0x<text:span text:style-name="T2">FF</text:span>;</text:p>
      <text:p text:style-name="P12"/>
      <text:p text:style-name="P3"><text:span text:style-name="T4">Wire</text:span>.<text:span text:style-name="T4">beginTransmission</text:span><text:span text:style-name="T5">(</text:span>deviceaddress<text:span text:style-name="T5">)</text:span>;</text:p>
      <text:p text:style-name="P3"><text:span text:style-name="T4">Wire</text:span>.<text:span text:style-name="T4">write</text:span><text:span text:style-name="T5">((</text:span><text:span text:style-name="T3">int</text:span><text:span text:style-name="T5">)(</text:span>eeaddress &gt;&gt; <text:span text:style-name="T2">8</text:span><text:span text:style-name="T5">))</text:span>;<text:span text:style-name="T6"> // MSB</text:span></text:p>
      <text:p text:style-name="P3"><text:span text:style-name="T4">Wire</text:span>.<text:span text:style-name="T4">write</text:span><text:span text:style-name="T5">((</text:span><text:span text:style-name="T3">int</text:span><text:span text:style-name="T5">)(</text:span>eeaddress &amp; 0x<text:span text:style-name="T2">FF</text:span><text:span text:style-name="T5">))</text:span>;<text:span text:style-name="T6"> // LSB</text:span></text:p>
      <text:p text:style-name="P3"><text:span text:style-name="T4">Wire</text:span>.<text:span text:style-name="T4">endTransmission</text:span><text:span text:style-name="T5">()</text:span>;</text:p>
      <text:p text:style-name="P12"/>
      <text:p text:style-name="P3"><text:span text:style-name="T4">Wire</text:span>.<text:span text:style-name="T4">requestFrom</text:span><text:span text:style-name="T5">(</text:span>deviceaddress,<text:span text:style-name="T2">1</text:span><text:span text:style-name="T5">)</text:span>;</text:p>
      <text:p text:style-name="P3"><text:span text:style-name="T1">if</text:span> <text:span text:style-name="T5">(</text:span><text:span text:style-name="T4">Wire</text:span>.<text:span text:style-name="T4">available</text:span><text:span text:style-name="T5">())</text:span> rdata = <text:span text:style-name="T4">Wire</text:span>.<text:span text:style-name="T4">read</text:span><text:span text:style-name="T5">()</text:span>;</text:p>
      <text:p text:style-name="P12"/>
      <text:p text:style-name="P3"><text:span text:style-name="T1">return</text:span> rdata;</text:p>
      <text:p text:style-name="P12"/>
      <text:p text:style-name="P7">}</text:p>
      <text:p text:style-name="P16"/>
      <text:p text:style-name="P13"><text:soft-page-break/></text:p>
      <text:p text:style-name="P9"/>
      <text:p text:style-name="P9"/>
      <text:p text:style-name="P9">FILE: mcp23017support1.h</text:p>
      <text:p text:style-name="P9"/>
      <text:p text:style-name="P4">// ==========================================</text:p>
      <text:p text:style-name="P6">// mcpSupport 1 - March 27, 2023</text:p>
      <text:p text:style-name="P6">// ==========================================</text:p>
      <text:p text:style-name="P12"/>
      <text:p text:style-name="P3"><text:span text:style-name="T1">#include</text:span> <text:span text:style-name="T2">&lt;Adafruit_MCP23X08.h&gt;</text:span></text:p>
      <text:p text:style-name="P3"><text:span text:style-name="T1">#include</text:span> <text:span text:style-name="T2">&lt;Adafruit_MCP23X17.h&gt;</text:span></text:p>
      <text:p text:style-name="P12"/>
      <text:p text:style-name="P6">// ===================================</text:p>
      <text:p text:style-name="P6">// mc23017 section</text:p>
      <text:p text:style-name="P6">// ===================================</text:p>
      <text:p text:style-name="P6">// uncomment appropriate line</text:p>
      <text:p text:style-name="P6">//Adafruit_MCP23X08 mcp;</text:p>
      <text:p text:style-name="P3">Adafruit_MCP23X17 mcp;</text:p>
      <text:p text:style-name="P12"/>
      <text:p text:style-name="P3"><text:span text:style-name="T1">#define</text:span> <text:span text:style-name="T4">LED_PIN</text:span> <text:span text:style-name="T2">0</text:span><text:span text:style-name="T6"> // MCP23XXX pin LED is attached to</text:span></text:p>
      <text:p text:style-name="P12"/>
      <text:p text:style-name="P6">// only used for SPI</text:p>
      <text:p text:style-name="P3"><text:span text:style-name="T1">#define</text:span> <text:span text:style-name="T4">CS_PIN</text:span> <text:span text:style-name="T2">6</text:span></text:p>
      <text:p text:style-name="P12"/>
      <text:p text:style-name="P3"><text:span text:style-name="T1">#define</text:span> <text:span text:style-name="T4">pb1</text:span> <text:span text:style-name="T2">1</text:span><text:span text:style-name="T6"> // PA2</text:span></text:p>
      <text:p text:style-name="P3"><text:span text:style-name="T1">#define</text:span> <text:span text:style-name="T4">pb2</text:span> <text:span text:style-name="T2">2</text:span><text:span text:style-name="T6"> // PA3</text:span></text:p>
      <text:p text:style-name="P3"><text:span text:style-name="T1">#define</text:span> <text:span text:style-name="T4">pb3</text:span> <text:span text:style-name="T2">3</text:span><text:span text:style-name="T6"> // PA4</text:span></text:p>
      <text:p text:style-name="P3"><text:span text:style-name="T3">bool</text:span> kbReady = <text:span text:style-name="T2">false</text:span>;</text:p>
      <text:p text:style-name="P12"/>
      <text:p text:style-name="P3"><text:span text:style-name="T1">#define</text:span> <text:span text:style-name="T4">pD0</text:span> <text:span text:style-name="T2">8</text:span><text:span text:style-name="T6"> // PB0</text:span></text:p>
      <text:p text:style-name="P3"><text:span text:style-name="T1">#define</text:span> <text:span text:style-name="T4">pD7</text:span> <text:span text:style-name="T2">15</text:span><text:span text:style-name="T6"> // PB7</text:span></text:p>
      <text:p text:style-name="P12"><text:soft-page-break/></text:p>
      <text:p text:style-name="P3"><text:span text:style-name="T3">void</text:span> <text:span text:style-name="T4">writeAFPort2</text:span><text:span text:style-name="T5">(</text:span><text:span text:style-name="T3">int</text:span> <text:span text:style-name="T5">data){</text:span></text:p>
      <text:p text:style-name="P3"><text:span text:style-name="T3">int</text:span> d1;</text:p>
      <text:p text:style-name="P12"/>
      <text:p text:style-name="P3"><text:span text:style-name="T1">for</text:span> <text:span text:style-name="T5">(</text:span><text:span text:style-name="T3">int</text:span> i=<text:span text:style-name="T2">0</text:span>;i&lt;=<text:span text:style-name="T2">7</text:span>;i++<text:span text:style-name="T5">){</text:span></text:p>
      <text:p text:style-name="P3"><text:span text:style-name="T4">mcp</text:span>.<text:span text:style-name="T4">pinMode</text:span><text:span text:style-name="T5">(</text:span>pD0+i, OUTPUT<text:span text:style-name="T5">)</text:span>;</text:p>
      <text:p text:style-name="P3">d1 = data &amp; 0x<text:span text:style-name="T2">1</text:span>;</text:p>
      <text:p text:style-name="P3">data = data &gt;&gt; <text:span text:style-name="T2">1</text:span>;</text:p>
      <text:p text:style-name="P3"><text:span text:style-name="T4">mcp</text:span>.<text:span text:style-name="T4">digitalWrite</text:span><text:span text:style-name="T5">(</text:span>pD0+i, d1<text:span text:style-name="T5">)</text:span>;</text:p>
      <text:p text:style-name="P7">}</text:p>
      <text:p text:style-name="P7">}</text:p>
      <text:p text:style-name="P12"/>
      <text:p text:style-name="P3"><text:span text:style-name="T3">int</text:span> <text:span text:style-name="T4">readAFPort2</text:span><text:span text:style-name="T5">(){</text:span></text:p>
      <text:p text:style-name="P3"><text:span text:style-name="T3">int</text:span> d1;</text:p>
      <text:p text:style-name="P3"><text:span text:style-name="T3">int</text:span> data =<text:span text:style-name="T2">0</text:span>;</text:p>
      <text:p text:style-name="P12"/>
      <text:p text:style-name="P3"><text:span text:style-name="T1">for</text:span> <text:span text:style-name="T5">(</text:span><text:span text:style-name="T3">int</text:span> i=<text:span text:style-name="T2">0</text:span>;i&lt;=<text:span text:style-name="T2">7</text:span>;i++<text:span text:style-name="T5">){</text:span></text:p>
      <text:p text:style-name="P3"><text:span text:style-name="T4">mcp</text:span>.<text:span text:style-name="T4">pinMode</text:span><text:span text:style-name="T5">(</text:span>pD0+i, INPUT<text:span text:style-name="T5">)</text:span>;</text:p>
      <text:p text:style-name="P3">d1 = <text:span text:style-name="T4">mcp</text:span>.<text:span text:style-name="T4">digitalRead</text:span><text:span text:style-name="T5">(</text:span>pD0+i<text:span text:style-name="T5">)</text:span>;</text:p>
      <text:p text:style-name="P3">data = data + d1;</text:p>
      <text:p text:style-name="P3">data - data &lt;&lt; <text:span text:style-name="T2">1</text:span>;</text:p>
      <text:p text:style-name="P7">}</text:p>
      <text:p text:style-name="P12"/>
      <text:p text:style-name="P3"><text:span text:style-name="T1">return</text:span> data;</text:p>
      <text:p text:style-name="P7">}</text:p>
      <text:p text:style-name="P17"/>
      <text:p text:style-name="P6">// temporarily block out until chip wired</text:p>
      <text:p text:style-name="P3"><text:span text:style-name="T3">void</text:span> <text:span text:style-name="T4">setupMCP23017</text:span><text:span text:style-name="T5">()</text:span> <text:span text:style-name="T5">{</text:span></text:p>
      <text:p text:style-name="P6">// Serial.begin(9600);</text:p>
      <text:p text:style-name="P6"><text:soft-page-break/>//while (!Serial);</text:p>
      <text:p text:style-name="P3"><text:span text:style-name="T4">Serial</text:span>.<text:span text:style-name="T4">println</text:span><text:span text:style-name="T5">(</text:span><text:span text:style-name="T2">"MCP23xxx Blink Test!"</text:span><text:span text:style-name="T5">)</text:span>;</text:p>
      <text:p text:style-name="P12"/>
      <text:p text:style-name="P6">// uncomment appropriate mcp.begin</text:p>
      <text:p text:style-name="P3"><text:span text:style-name="T1">if</text:span> <text:span text:style-name="T5">(</text:span>!<text:span text:style-name="T4">mcp</text:span>.<text:span text:style-name="T4">begin_I2C</text:span><text:span text:style-name="T5">())</text:span> <text:span text:style-name="T5">{</text:span></text:p>
      <text:p text:style-name="P6">//if (!mcp.begin_SPI(CS_PIN)) {</text:p>
      <text:p text:style-name="P3"><text:span text:style-name="T4">Serial</text:span>.<text:span text:style-name="T4">println</text:span><text:span text:style-name="T5">(</text:span><text:span text:style-name="T2">"Error."</text:span><text:span text:style-name="T5">)</text:span>;</text:p>
      <text:p text:style-name="P3"><text:span text:style-name="T1">while</text:span> <text:span text:style-name="T5">(</text:span><text:span text:style-name="T2">1</text:span><text:span text:style-name="T5">)</text:span>;</text:p>
      <text:p text:style-name="P7">}</text:p>
      <text:p text:style-name="P12"/>
      <text:p text:style-name="P6">// configure pin for output</text:p>
      <text:p text:style-name="P3"><text:span text:style-name="T4">mcp</text:span>.<text:span text:style-name="T4">pinMode</text:span><text:span text:style-name="T5">(</text:span>LED_PIN, OUTPUT<text:span text:style-name="T5">)</text:span>;</text:p>
      <text:p text:style-name="P6">//mcp.digitalWrite( CEPin, LOW);</text:p>
      <text:p text:style-name="P6">//mcp.digiINPU)</text:p>
      <text:p text:style-name="P12"/>
      <text:p text:style-name="P3"><text:span text:style-name="T4">mcp</text:span>.<text:span text:style-name="T4">pinMode</text:span><text:span text:style-name="T5">(</text:span>pb1, INPUT<text:span text:style-name="T5">)</text:span>;</text:p>
      <text:p text:style-name="P3"><text:span text:style-name="T4">mcp</text:span>.<text:span text:style-name="T4">pinMode</text:span><text:span text:style-name="T5">(</text:span>pb2, INPUT<text:span text:style-name="T5">)</text:span>;</text:p>
      <text:p text:style-name="P3"><text:span text:style-name="T4">mcp</text:span>.<text:span text:style-name="T4">pinMode</text:span><text:span text:style-name="T5">(</text:span>pb3, INPUT<text:span text:style-name="T5">)</text:span>;</text:p>
      <text:p text:style-name="P7">}</text:p>
      <text:p text:style-name="P16"><text:line-break/></text:p>
      <text:p text:style-name="P9">FILE: Support8255-1.h</text:p>
      <text:p text:style-name="P9"/>
      <text:p text:style-name="P4">// ========================================</text:p>
      <text:p text:style-name="P6">// 8255 chip support </text:p>
      <text:p text:style-name="P6">// (C) Diana Kanecki, 2023 All Rights Reserved</text:p>
      <text:p text:style-name="P6">// March 30, 2023</text:p>
      <text:p text:style-name="P6">// ========================================</text:p>
      <text:p text:style-name="P17"/>
      <text:p text:style-name="P6"><text:soft-page-break/>// Adafruit MC23017 GPIO settings</text:p>
      <text:p text:style-name="P3"><text:span text:style-name="T1">#define</text:span> <text:span text:style-name="T4">LED1</text:span> <text:span text:style-name="T2">0</text:span></text:p>
      <text:p text:style-name="P3"><text:span text:style-name="T1">#define</text:span> <text:span text:style-name="T4">A0x</text:span> <text:span text:style-name="T2">1</text:span></text:p>
      <text:p text:style-name="P3"><text:span text:style-name="T1">#define</text:span> <text:span text:style-name="T4">A1x</text:span> <text:span text:style-name="T2">2</text:span></text:p>
      <text:p text:style-name="P3"><text:span text:style-name="T1">#define</text:span> <text:span text:style-name="T4">WRx</text:span> <text:span text:style-name="T2">3</text:span></text:p>
      <text:p text:style-name="P3"><text:span text:style-name="T1">#define</text:span> <text:span text:style-name="T4">RDx</text:span> <text:span text:style-name="T2">4</text:span></text:p>
      <text:p text:style-name="P3"><text:span text:style-name="T1">#define</text:span> <text:span text:style-name="T4">ctrl11</text:span> <text:span text:style-name="T2">5</text:span></text:p>
      <text:p text:style-name="P3"><text:span text:style-name="T1">#define</text:span> <text:span text:style-name="T4">ctrl12</text:span> <text:span text:style-name="T2">6</text:span></text:p>
      <text:p text:style-name="P3"><text:span text:style-name="T1">#define</text:span> <text:span text:style-name="T4">ctrl13</text:span> <text:span text:style-name="T2">7</text:span></text:p>
      <text:p text:style-name="P12"/>
      <text:p text:style-name="P3"><text:span text:style-name="T1">#define</text:span> <text:span text:style-name="T4">portA</text:span> <text:span text:style-name="T2">0</text:span></text:p>
      <text:p text:style-name="P3"><text:span text:style-name="T1">#define</text:span> <text:span text:style-name="T4">portB</text:span> <text:span text:style-name="T2">1</text:span></text:p>
      <text:p text:style-name="P3"><text:span text:style-name="T1">#define</text:span> <text:span text:style-name="T4">portC</text:span> <text:span text:style-name="T2">2</text:span></text:p>
      <text:p text:style-name="P3"><text:span text:style-name="T1">#define</text:span> <text:span text:style-name="T4">CSR</text:span> <text:span text:style-name="T2">4</text:span></text:p>
      <text:p text:style-name="P12"/>
      <text:p text:style-name="P3"><text:span text:style-name="T1">#define</text:span> <text:span text:style-name="T4">outDB0</text:span> <text:span text:style-name="T2">8</text:span></text:p>
      <text:p text:style-name="P3"><text:span text:style-name="T1">#define</text:span> <text:span text:style-name="T4">outDB1</text:span> <text:span text:style-name="T2">9</text:span></text:p>
      <text:p text:style-name="P3"><text:span text:style-name="T1">#define</text:span> <text:span text:style-name="T4">outDB2</text:span> <text:span text:style-name="T2">10</text:span></text:p>
      <text:p text:style-name="P3"><text:span text:style-name="T1">#define</text:span> <text:span text:style-name="T4">outDB3</text:span> <text:span text:style-name="T2">11</text:span></text:p>
      <text:p text:style-name="P3"><text:span text:style-name="T1">#define</text:span> <text:span text:style-name="T4">outDB4</text:span> <text:span text:style-name="T2">12</text:span></text:p>
      <text:p text:style-name="P3"><text:span text:style-name="T1">#define</text:span> <text:span text:style-name="T4">outDB5</text:span> <text:span text:style-name="T2">13</text:span></text:p>
      <text:p text:style-name="P3"><text:span text:style-name="T1">#define</text:span> <text:span text:style-name="T4">outDB6</text:span> <text:span text:style-name="T2">14</text:span></text:p>
      <text:p text:style-name="P3"><text:span text:style-name="T1">#define</text:span> <text:span text:style-name="T4">outDB7</text:span> <text:span text:style-name="T2">15</text:span></text:p>
      <text:p text:style-name="P12"/>
      <text:p text:style-name="P3"><text:span text:style-name="T3">void</text:span> <text:span text:style-name="T4">setCSR</text:span><text:span text:style-name="T5">(){</text:span></text:p>
      <text:p text:style-name="P3"><text:span text:style-name="T4">mcp</text:span>.<text:span text:style-name="T4">digitalWrite</text:span><text:span text:style-name="T5">(</text:span>A0x,HIGH<text:span text:style-name="T5">)</text:span>;</text:p>
      <text:p text:style-name="P3"><text:span text:style-name="T4">mcp</text:span>.<text:span text:style-name="T4">digitalWrite</text:span><text:span text:style-name="T5">(</text:span>A1x,HIGH<text:span text:style-name="T5">)</text:span>;</text:p>
      <text:p text:style-name="P12"/>
      <text:p text:style-name="P3"><text:span text:style-name="T1">for</text:span> <text:span text:style-name="T5">(</text:span><text:span text:style-name="T3">int</text:span> i=<text:span text:style-name="T2">0</text:span>; i&lt;=<text:span text:style-name="T2">7</text:span>; i++<text:span text:style-name="T5">)</text:span> <text:span text:style-name="T5">{</text:span></text:p>
      <text:p text:style-name="P3"><text:span text:style-name="T4">mcp</text:span>.<text:span text:style-name="T4">digitalWrite</text:span><text:span text:style-name="T5">((</text:span>outDB0+i<text:span text:style-name="T5">)</text:span>, LOW<text:span text:style-name="T5">)</text:span>;</text:p>
      <text:p text:style-name="P7"><text:soft-page-break/>}</text:p>
      <text:p text:style-name="P12"/>
      <text:p text:style-name="P3"><text:span text:style-name="T4">mcp</text:span>.<text:span text:style-name="T4">digitalWrite</text:span><text:span text:style-name="T5">(</text:span>WRx,LOW<text:span text:style-name="T5">)</text:span>;</text:p>
      <text:p text:style-name="P3"><text:span text:style-name="T4">delay</text:span><text:span text:style-name="T5">(</text:span><text:span text:style-name="T2">10</text:span><text:span text:style-name="T5">)</text:span>;</text:p>
      <text:p text:style-name="P3"><text:span text:style-name="T4">mcp</text:span>.<text:span text:style-name="T4">digitalWrite</text:span><text:span text:style-name="T5">(</text:span>WRx,HIGH<text:span text:style-name="T5">)</text:span>;</text:p>
      <text:p text:style-name="P7">}</text:p>
      <text:p text:style-name="P12"/>
      <text:p text:style-name="P3"><text:span text:style-name="T3">void</text:span> <text:span text:style-name="T4">setup8255</text:span><text:span text:style-name="T5">(){</text:span></text:p>
      <text:p text:style-name="P3"><text:span text:style-name="T4">mcp</text:span>.<text:span text:style-name="T4">pinMode</text:span><text:span text:style-name="T5">(</text:span>WRx,OUTPUT<text:span text:style-name="T5">)</text:span>;</text:p>
      <text:p text:style-name="P3"><text:span text:style-name="T4">mcp</text:span>.<text:span text:style-name="T4">pinMode</text:span><text:span text:style-name="T5">(</text:span>A0x,OUTPUT<text:span text:style-name="T5">)</text:span>;</text:p>
      <text:p text:style-name="P3"><text:span text:style-name="T4">mcp</text:span>.<text:span text:style-name="T4">pinMode</text:span><text:span text:style-name="T5">(</text:span>A1x,OUTPUT<text:span text:style-name="T5">)</text:span>;</text:p>
      <text:p text:style-name="P3"><text:span text:style-name="T4">mcp</text:span>.<text:span text:style-name="T4">pinMode</text:span><text:span text:style-name="T5">(</text:span>RDx,OUTPUT<text:span text:style-name="T5">)</text:span>;</text:p>
      <text:p text:style-name="P12"/>
      <text:p text:style-name="P3"><text:span text:style-name="T1">for</text:span> <text:span text:style-name="T5">(</text:span><text:span text:style-name="T3">int</text:span> i=<text:span text:style-name="T2">0</text:span>; i&lt;=<text:span text:style-name="T2">7</text:span>; i++<text:span text:style-name="T5">)</text:span></text:p>
      <text:p text:style-name="P3"><text:span text:style-name="T4">mcp</text:span>.<text:span text:style-name="T4">pinMode</text:span><text:span text:style-name="T5">((</text:span>outDB0+i<text:span text:style-name="T5">)</text:span>,OUTPUT<text:span text:style-name="T5">)</text:span>;</text:p>
      <text:p text:style-name="P12"/>
      <text:p text:style-name="P3"><text:span text:style-name="T4">mcp</text:span>.<text:span text:style-name="T4">digitalWrite</text:span><text:span text:style-name="T5">(</text:span>RDx,HIGH<text:span text:style-name="T5">)</text:span>;</text:p>
      <text:p text:style-name="P3"><text:span text:style-name="T4">mcp</text:span>.<text:span text:style-name="T4">digitalWrite</text:span><text:span text:style-name="T5">(</text:span>WRx,HIGH<text:span text:style-name="T5">)</text:span>;</text:p>
      <text:p text:style-name="P3"><text:span text:style-name="T4">setCSR</text:span><text:span text:style-name="T5">()</text:span>;</text:p>
      <text:p text:style-name="P12"/>
      <text:p text:style-name="P6">// Send test data to portA</text:p>
      <text:p text:style-name="P3"><text:span text:style-name="T4">mcp</text:span>.<text:span text:style-name="T4">digitalWrite</text:span><text:span text:style-name="T5">(</text:span>outDB1,HIGH<text:span text:style-name="T5">)</text:span>;</text:p>
      <text:p text:style-name="P3"><text:span text:style-name="T4">mcp</text:span>.<text:span text:style-name="T4">digitalWrite</text:span><text:span text:style-name="T5">(</text:span>outDB2,HIGH<text:span text:style-name="T5">)</text:span>;</text:p>
      <text:p text:style-name="P3"><text:span text:style-name="T4">mcp</text:span>.<text:span text:style-name="T4">digitalWrite</text:span><text:span text:style-name="T5">(</text:span>A1x,LOW<text:span text:style-name="T5">)</text:span>;</text:p>
      <text:p text:style-name="P3"><text:span text:style-name="T4">mcp</text:span>.<text:span text:style-name="T4">digitalWrite</text:span><text:span text:style-name="T5">(</text:span>A0x,LOW<text:span text:style-name="T5">)</text:span>;</text:p>
      <text:p text:style-name="P3"><text:span text:style-name="T4">mcp</text:span>.<text:span text:style-name="T4">digitalWrite</text:span><text:span text:style-name="T5">(</text:span>WRx,LOW<text:span text:style-name="T5">)</text:span>;</text:p>
      <text:p text:style-name="P3"><text:span text:style-name="T4">delay</text:span><text:span text:style-name="T5">(</text:span><text:span text:style-name="T2">10</text:span><text:span text:style-name="T5">)</text:span>;</text:p>
      <text:p text:style-name="P3"><text:span text:style-name="T4">mcp</text:span>.<text:span text:style-name="T4">digitalWrite</text:span><text:span text:style-name="T5">(</text:span>WRx,HIGH<text:span text:style-name="T5">)</text:span>;</text:p>
      <text:p text:style-name="P12"/>
      <text:p text:style-name="P6">// Send test data to port B</text:p>
      <text:p text:style-name="P3"><text:soft-page-break/><text:span text:style-name="T4">mcp</text:span>.<text:span text:style-name="T4">digitalWrite</text:span><text:span text:style-name="T5">(</text:span>outDB0,HIGH<text:span text:style-name="T5">)</text:span>;</text:p>
      <text:p text:style-name="P3"><text:span text:style-name="T4">mcp</text:span>.<text:span text:style-name="T4">digitalWrite</text:span><text:span text:style-name="T5">(</text:span>outDB1,HIGH<text:span text:style-name="T5">)</text:span>;</text:p>
      <text:p text:style-name="P3"><text:span text:style-name="T4">mcp</text:span>.<text:span text:style-name="T4">digitalWrite</text:span><text:span text:style-name="T5">(</text:span>A1x,LOW<text:span text:style-name="T5">)</text:span>;</text:p>
      <text:p text:style-name="P3"><text:span text:style-name="T4">mcp</text:span>.<text:span text:style-name="T4">digitalWrite</text:span><text:span text:style-name="T5">(</text:span>A0x,HIGH<text:span text:style-name="T5">)</text:span>;</text:p>
      <text:p text:style-name="P3"><text:span text:style-name="T4">mcp</text:span>.<text:span text:style-name="T4">digitalWrite</text:span><text:span text:style-name="T5">(</text:span>WRx,LOW<text:span text:style-name="T5">)</text:span>;</text:p>
      <text:p text:style-name="P3"><text:span text:style-name="T4">delay</text:span><text:span text:style-name="T5">(</text:span><text:span text:style-name="T2">10</text:span><text:span text:style-name="T5">)</text:span>;</text:p>
      <text:p text:style-name="P3"><text:span text:style-name="T4">mcp</text:span>.<text:span text:style-name="T4">digitalWrite</text:span><text:span text:style-name="T5">(</text:span>WRx,HIGH<text:span text:style-name="T5">)</text:span>;</text:p>
      <text:p text:style-name="P7">}</text:p>
      <text:p text:style-name="P12"/>
      <text:p text:style-name="P3"><text:span text:style-name="T3">void</text:span> <text:span text:style-name="T4">writePortA</text:span><text:span text:style-name="T5">(</text:span><text:span text:style-name="T3">int</text:span> <text:span text:style-name="T5">data1){</text:span></text:p>
      <text:p text:style-name="P3"><text:span text:style-name="T3">volatile</text:span> <text:span text:style-name="T3">int</text:span> tmp;</text:p>
      <text:p text:style-name="P12"/>
      <text:p text:style-name="P3"><text:span text:style-name="T1">for</text:span> <text:span text:style-name="T5">(</text:span><text:span text:style-name="T3">int</text:span> i=<text:span text:style-name="T2">0</text:span>; i&lt;=<text:span text:style-name="T2">7</text:span>; i++<text:span text:style-name="T5">)</text:span></text:p>
      <text:p text:style-name="P3"><text:span text:style-name="T4">mcp</text:span>.<text:span text:style-name="T4">pinMode</text:span><text:span text:style-name="T5">((</text:span>outDB0+i<text:span text:style-name="T5">)</text:span>,OUTPUT<text:span text:style-name="T5">)</text:span>;</text:p>
      <text:p text:style-name="P12"/>
      <text:p text:style-name="P3"><text:span text:style-name="T1">for</text:span> <text:span text:style-name="T5">(</text:span><text:span text:style-name="T3">int</text:span> i=<text:span text:style-name="T2">0</text:span>; i&lt;=<text:span text:style-name="T2">7</text:span>; i++<text:span text:style-name="T5">){</text:span></text:p>
      <text:p text:style-name="P3">tmp = data1 &amp; <text:span text:style-name="T2">1</text:span>;</text:p>
      <text:p text:style-name="P3"><text:span text:style-name="T4">mcp</text:span>.<text:span text:style-name="T4">digitalWrite</text:span><text:span text:style-name="T5">((</text:span>outDB0+i<text:span text:style-name="T5">)</text:span>,tmp<text:span text:style-name="T5">)</text:span>;</text:p>
      <text:p text:style-name="P3">data1 = data1 &gt;&gt; <text:span text:style-name="T2">1</text:span>;</text:p>
      <text:p text:style-name="P7">}</text:p>
      <text:p text:style-name="P12"/>
      <text:p text:style-name="P3"><text:span text:style-name="T4">mcp</text:span>.<text:span text:style-name="T4">digitalWrite</text:span><text:span text:style-name="T5">(</text:span>A1x,LOW<text:span text:style-name="T5">)</text:span>;</text:p>
      <text:p text:style-name="P3"><text:span text:style-name="T4">mcp</text:span>.<text:span text:style-name="T4">digitalWrite</text:span><text:span text:style-name="T5">(</text:span>A0x,LOW<text:span text:style-name="T5">)</text:span>;</text:p>
      <text:p text:style-name="P3"><text:span text:style-name="T4">mcp</text:span>.<text:span text:style-name="T4">digitalWrite</text:span><text:span text:style-name="T5">(</text:span>WRx,LOW<text:span text:style-name="T5">)</text:span>;</text:p>
      <text:p text:style-name="P3"><text:span text:style-name="T4">delay</text:span><text:span text:style-name="T5">(</text:span><text:span text:style-name="T2">10</text:span><text:span text:style-name="T5">)</text:span>;</text:p>
      <text:p text:style-name="P3"><text:span text:style-name="T4">mcp</text:span>.<text:span text:style-name="T4">digitalWrite</text:span><text:span text:style-name="T5">(</text:span>WRx,HIGH<text:span text:style-name="T5">)</text:span>;</text:p>
      <text:p text:style-name="P12"/>
      <text:p text:style-name="P7">}</text:p>
      <text:p text:style-name="P12"/>
      <text:p text:style-name="P3"><text:span text:style-name="T3">void</text:span> <text:span text:style-name="T4">writePortB</text:span><text:span text:style-name="T5">(</text:span> <text:span text:style-name="T3">int</text:span> <text:span text:style-name="T5">data1){</text:span></text:p>
      <text:p text:style-name="P3"><text:soft-page-break/><text:span text:style-name="T3">volatile</text:span> <text:span text:style-name="T3">int</text:span> tmp;</text:p>
      <text:p text:style-name="P12"/>
      <text:p text:style-name="P3"><text:span text:style-name="T1">for</text:span> <text:span text:style-name="T5">(</text:span><text:span text:style-name="T3">int</text:span> i=<text:span text:style-name="T2">0</text:span>;i&lt;=<text:span text:style-name="T2">7</text:span>;i++<text:span text:style-name="T5">)</text:span></text:p>
      <text:p text:style-name="P3"><text:span text:style-name="T4">mcp</text:span>.<text:span text:style-name="T4">pinMode</text:span><text:span text:style-name="T5">((</text:span>outDB0+i<text:span text:style-name="T5">)</text:span>,OUTPUT<text:span text:style-name="T5">)</text:span>;</text:p>
      <text:p text:style-name="P12"/>
      <text:p text:style-name="P3"><text:span text:style-name="T1">for</text:span> <text:span text:style-name="T5">(</text:span><text:span text:style-name="T3">int</text:span> i=<text:span text:style-name="T2">0</text:span>; i&lt;=<text:span text:style-name="T2">7</text:span>; i++<text:span text:style-name="T5">){</text:span></text:p>
      <text:p text:style-name="P3">tmp = data1 &amp; <text:span text:style-name="T2">1</text:span>;</text:p>
      <text:p text:style-name="P3"><text:span text:style-name="T4">mcp</text:span>.<text:span text:style-name="T4">digitalWrite</text:span><text:span text:style-name="T5">((</text:span>outDB0+i<text:span text:style-name="T5">)</text:span>,tmp<text:span text:style-name="T5">)</text:span>;</text:p>
      <text:p text:style-name="P3">data1 = data1 &gt;&gt; <text:span text:style-name="T2">1</text:span>;</text:p>
      <text:p text:style-name="P7">}</text:p>
      <text:p text:style-name="P12"/>
      <text:p text:style-name="P3"><text:span text:style-name="T4">mcp</text:span>.<text:span text:style-name="T4">digitalWrite</text:span><text:span text:style-name="T5">(</text:span>A1x,LOW<text:span text:style-name="T5">)</text:span>;</text:p>
      <text:p text:style-name="P3"><text:span text:style-name="T4">mcp</text:span>.<text:span text:style-name="T4">digitalWrite</text:span><text:span text:style-name="T5">(</text:span>A0x,HIGH<text:span text:style-name="T5">)</text:span>;</text:p>
      <text:p text:style-name="P3"><text:span text:style-name="T4">mcp</text:span>.<text:span text:style-name="T4">digitalWrite</text:span><text:span text:style-name="T5">(</text:span>WRx,LOW<text:span text:style-name="T5">)</text:span>;</text:p>
      <text:p text:style-name="P3"><text:span text:style-name="T4">delay</text:span><text:span text:style-name="T5">(</text:span><text:span text:style-name="T2">10</text:span><text:span text:style-name="T5">)</text:span>;</text:p>
      <text:p text:style-name="P3"><text:span text:style-name="T4">mcp</text:span>.<text:span text:style-name="T4">digitalWrite</text:span><text:span text:style-name="T5">(</text:span>WRx,HIGH<text:span text:style-name="T5">)</text:span>;</text:p>
      <text:p text:style-name="P12"/>
      <text:p text:style-name="P7">}</text:p>
      <text:p text:style-name="P12"/>
      <text:p text:style-name="P3"><text:span text:style-name="T3">void</text:span> <text:span text:style-name="T4">setRegister</text:span><text:span text:style-name="T5">(</text:span><text:span text:style-name="T3">int</text:span> <text:span text:style-name="T5">data1){</text:span></text:p>
      <text:p text:style-name="P3"><text:span text:style-name="T3">volatile</text:span> <text:span text:style-name="T3">int</text:span> tmp;</text:p>
      <text:p text:style-name="P12"/>
      <text:p text:style-name="P3">tmp = data1 &amp; <text:span text:style-name="T2">1</text:span>;</text:p>
      <text:p text:style-name="P3"><text:span text:style-name="T4">mcp</text:span>.<text:span text:style-name="T4">digitalWrite</text:span><text:span text:style-name="T5">(</text:span>A0x,tmp<text:span text:style-name="T5">)</text:span>;</text:p>
      <text:p text:style-name="P3">data1 = data1 &gt;&gt; <text:span text:style-name="T2">1</text:span>;</text:p>
      <text:p text:style-name="P3">tmp = data1 &amp; <text:span text:style-name="T2">1</text:span>;</text:p>
      <text:p text:style-name="P3"><text:span text:style-name="T4">mcp</text:span>.<text:span text:style-name="T4">digitalWrite</text:span><text:span text:style-name="T5">(</text:span>A1x,tmp<text:span text:style-name="T5">)</text:span>;</text:p>
      <text:p text:style-name="P7">}</text:p>
      <text:p text:style-name="P12"/>
      <text:p text:style-name="P3"><text:span text:style-name="T3">void</text:span> <text:span text:style-name="T4">writePortX</text:span><text:span text:style-name="T5">(</text:span><text:span text:style-name="T3">int</text:span> <text:span text:style-name="T5">regNum</text:span>, <text:span text:style-name="T3">int</text:span> <text:span text:style-name="T5">data1){</text:span></text:p>
      <text:p text:style-name="P3"><text:soft-page-break/><text:span text:style-name="T3">volatile</text:span> <text:span text:style-name="T3">int</text:span> tmp;</text:p>
      <text:p text:style-name="P12"/>
      <text:p text:style-name="P3"><text:span text:style-name="T4">setRegister</text:span><text:span text:style-name="T5">(</text:span>regNum<text:span text:style-name="T5">)</text:span>;</text:p>
      <text:p text:style-name="P12"/>
      <text:p text:style-name="P3"><text:span text:style-name="T1">for</text:span> <text:span text:style-name="T5">(</text:span><text:span text:style-name="T3">int</text:span> i=<text:span text:style-name="T2">0</text:span>; i&lt;=<text:span text:style-name="T2">7</text:span>; i++<text:span text:style-name="T5">)</text:span></text:p>
      <text:p text:style-name="P3"><text:span text:style-name="T4">mcp</text:span>.<text:span text:style-name="T4">pinMode</text:span><text:span text:style-name="T5">((</text:span>outDB0+i<text:span text:style-name="T5">)</text:span>,OUTPUT<text:span text:style-name="T5">)</text:span>;</text:p>
      <text:p text:style-name="P12"/>
      <text:p text:style-name="P3"><text:span text:style-name="T1">for</text:span> <text:span text:style-name="T5">(</text:span><text:span text:style-name="T3">int</text:span> i=<text:span text:style-name="T2">0</text:span>; i&lt;=<text:span text:style-name="T2">7</text:span>; i++<text:span text:style-name="T5">){</text:span></text:p>
      <text:p text:style-name="P3">tmp = data1 &amp; <text:span text:style-name="T2">1</text:span>;</text:p>
      <text:p text:style-name="P3"><text:span text:style-name="T4">mcp</text:span>.<text:span text:style-name="T4">digitalWrite</text:span><text:span text:style-name="T5">((</text:span>outDB0+i<text:span text:style-name="T5">)</text:span>,tmp<text:span text:style-name="T5">)</text:span>;</text:p>
      <text:p text:style-name="P3">data1 = data1 &gt;&gt; <text:span text:style-name="T2">1</text:span>;</text:p>
      <text:p text:style-name="P7">}</text:p>
      <text:p text:style-name="P12"/>
      <text:p text:style-name="P3"><text:span text:style-name="T4">mcp</text:span>.<text:span text:style-name="T4">digitalWrite</text:span><text:span text:style-name="T5">(</text:span>WRx,LOW<text:span text:style-name="T5">)</text:span>;</text:p>
      <text:p text:style-name="P3"><text:span text:style-name="T4">delay</text:span><text:span text:style-name="T5">(</text:span><text:span text:style-name="T2">10</text:span><text:span text:style-name="T5">)</text:span>;</text:p>
      <text:p text:style-name="P3"><text:span text:style-name="T4">mcp</text:span>.<text:span text:style-name="T4">digitalWrite</text:span><text:span text:style-name="T5">(</text:span>WRx,HIGH<text:span text:style-name="T5">)</text:span>;</text:p>
      <text:p text:style-name="P7">}</text:p>
      <text:p text:style-name="P12"/>
      <text:p text:style-name="P3"><text:span text:style-name="T3">int</text:span> <text:span text:style-name="T4">rdPortX</text:span><text:span text:style-name="T5">(</text:span><text:span text:style-name="T3">int</text:span> <text:span text:style-name="T5">regNum){</text:span></text:p>
      <text:p text:style-name="P3"><text:span text:style-name="T3">volatile</text:span> <text:span text:style-name="T3">int</text:span> data1 = <text:span text:style-name="T2">0</text:span>;</text:p>
      <text:p text:style-name="P3"><text:span text:style-name="T3">volatile</text:span> <text:span text:style-name="T3">int</text:span> tmp;</text:p>
      <text:p text:style-name="P12"/>
      <text:p text:style-name="P3"><text:span text:style-name="T4">setRegister</text:span><text:span text:style-name="T5">(</text:span>regNum<text:span text:style-name="T5">)</text:span>;</text:p>
      <text:p text:style-name="P3"><text:span text:style-name="T1">for</text:span> <text:span text:style-name="T5">(</text:span><text:span text:style-name="T3">int</text:span> i=<text:span text:style-name="T2">0</text:span>; i&lt;=<text:span text:style-name="T2">7</text:span>; i++<text:span text:style-name="T5">)</text:span></text:p>
      <text:p text:style-name="P3"><text:span text:style-name="T4">mcp</text:span>.<text:span text:style-name="T4">pinMode</text:span><text:span text:style-name="T5">((</text:span>outDB0+i<text:span text:style-name="T5">)</text:span>,INPUT<text:span text:style-name="T5">)</text:span>;</text:p>
      <text:p text:style-name="P12"/>
      <text:p text:style-name="P3"><text:span text:style-name="T1">for</text:span> <text:span text:style-name="T5">(</text:span><text:span text:style-name="T3">int</text:span> i=<text:span text:style-name="T2">7</text:span>; i&gt;=<text:span text:style-name="T2">0</text:span>; i--<text:span text:style-name="T5">){</text:span></text:p>
      <text:p text:style-name="P3">tmp = <text:span text:style-name="T4">mcp</text:span>.<text:span text:style-name="T4">digitalRead</text:span><text:span text:style-name="T5">((</text:span>outDB0+i<text:span text:style-name="T5">))</text:span>;</text:p>
      <text:p text:style-name="P3">data1 = data1 + tmp;</text:p>
      <text:p text:style-name="P3">data1 = data1 &lt;&lt; <text:span text:style-name="T2">1</text:span>;</text:p>
      <text:p text:style-name="P7"><text:soft-page-break/>}</text:p>
      <text:p text:style-name="P12"/>
      <text:p text:style-name="P3"><text:span text:style-name="T4">mcp</text:span>.<text:span text:style-name="T4">digitalWrite</text:span><text:span text:style-name="T5">(</text:span>WRx,LOW<text:span text:style-name="T5">)</text:span>;</text:p>
      <text:p text:style-name="P3"><text:span text:style-name="T4">delay</text:span><text:span text:style-name="T5">(</text:span><text:span text:style-name="T2">10</text:span><text:span text:style-name="T5">)</text:span>;</text:p>
      <text:p text:style-name="P3"><text:span text:style-name="T4">mcp</text:span>.<text:span text:style-name="T4">digitalWrite</text:span><text:span text:style-name="T5">(</text:span>WRx,HIGH<text:span text:style-name="T5">)</text:span>;</text:p>
      <text:p text:style-name="P12"/>
      <text:p text:style-name="P3"><text:span text:style-name="T1">return</text:span> data1;</text:p>
      <text:p text:style-name="P7">}</text:p>
      <text:p text:style-name="P3"/>
      <text:p text:style-name="P13"/>
      <text:p text:style-name="P11">FILE: spiffsSupport1.h</text:p>
      <text:p text:style-name="P11"/>
      <text:p text:style-name="P5">// ======================================================</text:p>
      <text:p text:style-name="P6">// File Support 1 System 1.0</text:p>
      <text:p text:style-name="P6">// April 4, 2023</text:p>
      <text:p text:style-name="P6">// (C) Diana Kanecki 2023, All Rights Reseved (for my parts)</text:p>
      <text:p text:style-name="P12"/>
      <text:p text:style-name="P3"><text:span text:style-name="T1">#include</text:span> <text:span text:style-name="T2">"FS.h"</text:span></text:p>
      <text:p text:style-name="P12"/>
      <text:p text:style-name="P3"><text:span text:style-name="T3">void</text:span> <text:span text:style-name="T4">setupSPIFFS</text:span><text:span text:style-name="T5">(){</text:span></text:p>
      <text:p text:style-name="P6">// mount and check file system</text:p>
      <text:p text:style-name="P3"><text:span text:style-name="T3">bool</text:span> ok = <text:span text:style-name="T4">SPIFFS</text:span>.<text:span text:style-name="T4">begin</text:span><text:span text:style-name="T5">()</text:span>;</text:p>
      <text:p text:style-name="P3"><text:span text:style-name="T1">if</text:span> <text:span text:style-name="T5">(</text:span>ok<text:span text:style-name="T5">)</text:span> <text:span text:style-name="T5">{</text:span></text:p>
      <text:p text:style-name="P3"><text:span text:style-name="T4">Serial</text:span>.<text:span text:style-name="T4">println</text:span><text:span text:style-name="T5">(</text:span><text:span text:style-name="T2">"SPIFFS Initialized Successfully"</text:span><text:span text:style-name="T5">)</text:span>;</text:p>
      <text:p text:style-name="P7">}</text:p>
      <text:p text:style-name="P3"><text:span text:style-name="T1">else</text:span> <text:span text:style-name="T5">{</text:span></text:p>
      <text:p text:style-name="P3"><text:span text:style-name="T4">Serial</text:span>.<text:span text:style-name="T4">println</text:span><text:span text:style-name="T5">(</text:span><text:span text:style-name="T2">"*** SPIFFS Not Initialized"</text:span><text:span text:style-name="T5">)</text:span>;</text:p>
      <text:p text:style-name="P7">}</text:p>
      <text:p text:style-name="P7">}</text:p>
      <text:p text:style-name="P12"/>
      <text:p text:style-name="P3"><text:soft-page-break/><text:span text:style-name="T3">void</text:span> <text:span text:style-name="T4">loopTestSPIFFS</text:span><text:span text:style-name="T5">(){</text:span></text:p>
      <text:p text:style-name="P6">// open log file</text:p>
      <text:p text:style-name="P3">File file = <text:span text:style-name="T4">SPIFFS</text:span>.<text:span text:style-name="T4">open</text:span><text:span text:style-name="T5">(</text:span><text:span text:style-name="T2">"/log.txt"</text:span>,<text:span text:style-name="T2">"a"</text:span><text:span text:style-name="T5">)</text:span>;</text:p>
      <text:p text:style-name="P3"><text:span text:style-name="T1">if</text:span> <text:span text:style-name="T5">(</text:span>!file<text:span text:style-name="T5">){</text:span></text:p>
      <text:p text:style-name="P3"><text:span text:style-name="T4">Serial</text:span>.<text:span text:style-name="T4">println</text:span><text:span text:style-name="T5">(</text:span><text:span text:style-name="T2">"*** FILE Open Failed"</text:span><text:span text:style-name="T5">)</text:span>;</text:p>
      <text:p text:style-name="P7">}</text:p>
      <text:p text:style-name="P6">// write sample data</text:p>
      <text:p text:style-name="P12"/>
      <text:p text:style-name="P3"><text:span text:style-name="T4">file</text:span>.<text:span text:style-name="T4">println</text:span><text:span text:style-name="T5">(</text:span><text:span text:style-name="T2">"Sample Data Line 1"</text:span><text:span text:style-name="T5">)</text:span>;</text:p>
      <text:p text:style-name="P3"><text:span text:style-name="T4">file</text:span>.<text:span text:style-name="T4">println</text:span><text:span text:style-name="T5">(</text:span><text:span text:style-name="T2">"Sample - Line 2"</text:span><text:span text:style-name="T5">)</text:span>;</text:p>
      <text:p text:style-name="P12"/>
      <text:p text:style-name="P6">// close file</text:p>
      <text:p text:style-name="P3"><text:span text:style-name="T4">file</text:span>.<text:span text:style-name="T4">close</text:span><text:span text:style-name="T5">()</text:span>;</text:p>
      <text:p text:style-name="P7">}</text:p>
      <text:p text:style-name="P12"/>
      <text:p text:style-name="P3"><text:span text:style-name="T3">void</text:span> <text:span text:style-name="T4">fileOpen</text:span><text:span text:style-name="T5">(</text:span>File <text:span text:style-name="T5">file</text:span>, String <text:span text:style-name="T5">fname){</text:span></text:p>
      <text:p text:style-name="P6">// Started April 4, 2023</text:p>
      <text:p text:style-name="P6">// (C) Diana Kanecki, All Rights Reserved</text:p>
      <text:p text:style-name="P3">file = <text:span text:style-name="T4">SPIFFS</text:span>.<text:span text:style-name="T4">open</text:span><text:span text:style-name="T5">(</text:span>fname,<text:span text:style-name="T2">"a"</text:span><text:span text:style-name="T5">)</text:span>;</text:p>
      <text:p text:style-name="P3"><text:span text:style-name="T1">if</text:span> <text:span text:style-name="T5">(</text:span>!file<text:span text:style-name="T5">)</text:span></text:p>
      <text:p text:style-name="P3"><text:span text:style-name="T4">Serial</text:span>.<text:span text:style-name="T4">println</text:span><text:span text:style-name="T5">(</text:span><text:span text:style-name="T2">"*** File OPEN Failed"</text:span><text:span text:style-name="T5">)</text:span>;</text:p>
      <text:p text:style-name="P7">}</text:p>
      <text:p text:style-name="P12"/>
      <text:p text:style-name="P3"><text:span text:style-name="T3">void</text:span> <text:span text:style-name="T4">fileClose</text:span><text:span text:style-name="T5">(</text:span>File <text:span text:style-name="T5">file){</text:span></text:p>
      <text:p text:style-name="P6">// Started April 4, 2023</text:p>
      <text:p text:style-name="P6">// (C) Diana Kanecki, All Rights Reserved</text:p>
      <text:p text:style-name="P3"><text:span text:style-name="T4">file</text:span>.<text:span text:style-name="T4">close</text:span><text:span text:style-name="T5">()</text:span>;</text:p>
      <text:p text:style-name="P7">}</text:p>
      <text:p text:style-name="P3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0ae38e" officeooo:paragraph-rsid="000ae38e" style:font-style-asian="italic" style:font-style-complex="italic"/>
    </style:style>
    <style:style style:name="MP2" style:family="paragraph" style:parent-style-name="Footer">
      <style:text-properties officeooo:rsid="000d80f5" officeooo:paragraph-rsid="000d80f5"/>
    </style:style>
    <style:style style:name="MT1" style:family="text">
      <style:text-properties officeooo:rsid="000e704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KIOT-R5 <text:s/>Update April 4, 2023 <text:s/>© Diana Kanecki, DM, MBA All Rights Reserved</text:p>
        <text:p text:style-name="MP1"><text:date style:data-style-name="N37" text:date-value="2023-06-30T16:25:41.883032885" text:fixed="true">06/30/23</text:date><text:s/><text:span text:style-name="MT1">Page </text:span><text:span text:style-name="MT1"><text:page-number text:select-page="current">43</text:page-number></text:span><text:span text:style-name="MT1"><text:s/>of </text:span><text:span text:style-name="MT1"><text:page-count>43</text:page-count></text:span></text:p>
      </style:header>
      <style:footer>
        <text:p text:style-name="MP2">KIOT-7000-R5 <text:date style:data-style-name="N37" text:date-value="2023-04-04T16:54:48.744766451" text:fixed="true">04/04/23</text:date><text:s text:c="2"/><text:time style:data-style-name="N43" text:time-value="2023-04-04T16:54:58.176463181" text:fixed="true">04:54:58 PM</text:time><text:s text:c="3"/>Page <text:page-number text:select-page="current">43</text:page-number><text:s/>of <text:page-count>4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6:41:51.631762961</meta:creation-date>
    <dc:date>2023-06-30T16:26:19.891579194</dc:date>
    <meta:editing-duration>PT4M4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3" meta:paragraph-count="1024" meta:word-count="3342" meta:character-count="27377" meta:non-whitespace-character-count="25039"/>
  </office:meta>
</office:document-meta>
</file>